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0A0000000ADFBE81A4.gif"/>
  <manifest:file-entry manifest:media-type="image/gif" manifest:full-path="Pictures/100002000000000C0000000CDA3C0BB5.gif"/>
  <manifest:file-entry manifest:media-type="image/gif" manifest:full-path="Pictures/100002000000000A0000000AADB5EE9C.gif"/>
  <manifest:file-entry manifest:media-type="image/png" manifest:full-path="Pictures/10000000000000200000002000309F1C.png"/>
  <manifest:file-entry manifest:media-type="image/gif" manifest:full-path="Pictures/100002000000000A0000000AD0B8BA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4" style:family="graphic" style:parent-style-name="standard">
      <style:graphic-properties svg:stroke-width="0.051cm" draw:marker-start-width="0.276cm" draw:marker-end-width="0.276cm" draw:fill="solid" draw:fill-color="#ffcc99" draw:textarea-horizontal-align="justify" draw:textarea-vertical-align="middle" draw:auto-grow-height="false" fo:min-height="0cm" fo:min-width="0cm" fo:padding-top="0.15cm" fo:padding-bottom="0.15cm" fo:padding-left="0.275cm" fo:padding-right="0.275cm" draw:shadow="hidden"/>
    </style:style>
    <style:style style:name="gr5" style:family="graphic" style:parent-style-name="standard">
      <style:graphic-properties svg:stroke-width="0.102cm" draw:marker-start-width="0.352cm" draw:marker-end-width="0.352cm" draw:fill="solid" draw:fill-color="#ffffff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6" style:family="graphic" style:parent-style-name="standard">
      <style:graphic-properties svg:stroke-width="0.152cm" draw:marker-start-width="0.533cm" draw:marker-end="Arrow" draw:marker-end-width="0.533cm" draw:textarea-horizontal-align="center" draw:textarea-vertical-align="middle" fo:padding-top="0.201cm" fo:padding-bottom="0.201cm" fo:padding-left="0.326cm" fo:padding-right="0.326cm"/>
    </style:style>
    <style:style style:name="gr7" style:family="graphic" style:parent-style-name="standard">
      <style:graphic-properties draw:stroke="dash" draw:stroke-dash="_32__20_Dots_20_1_20_Dash" svg:stroke-width="0.152cm" draw:marker-start-width="0.427cm" draw:marker-end="Arrow" draw:marker-end-width="0.527cm" draw:textarea-horizontal-align="center" draw:textarea-vertical-align="middle" fo:padding-top="0.2cm" fo:padding-bottom="0.2cm" fo:padding-left="0.325cm" fo:padding-right="0.325cm"/>
    </style:style>
    <style:style style:name="gr8" style:family="graphic" style:parent-style-name="standard">
      <style:graphic-properties svg:stroke-width="0.102cm" svg:stroke-color="#0000ff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width="0.051cm" svg:stroke-color="#0000ff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0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 style:list-style-name="L1">
      <style:graphic-properties draw:stroke="solid" draw:stroke-dash="Dash_20_1" svg:stroke-width="0.051cm" svg:stroke-color="#000000" draw:marker-start="" draw:marker-start-width="0.376cm" draw:marker-start-center="false" draw:marker-end="" draw:marker-end-width="0.376cm" draw:marker-end-center="false" svg:stroke-opacity="0%" draw:stroke-linejoin="round" draw:fill="solid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" style:family="graphic" style:parent-style-name="standard">
      <style:graphic-properties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3.3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2cm" fo:min-width="3.34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6cm" fo:min-width="1.40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6cm" fo:min-width="0.846cm"/>
    </style:style>
    <style:style style:name="gr18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07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2.737cm"/>
    </style:style>
    <style:style style:name="gr21" style:family="graphic" style:parent-style-name="standard">
      <style:graphic-properties svg:stroke-color="#999999" draw:fill="solid" draw:fill-color="#999999" draw:textarea-horizontal-align="justify" draw:textarea-vertical-align="middle" draw:auto-grow-height="false" fo:min-height="0cm" fo:min-width="0cm"/>
    </style:style>
    <style:style style:name="gr22" style:family="graphic" style:parent-style-name="standard">
      <style:graphic-properties svg:stroke-width="0.051cm" draw:marker-start-width="0.276cm" draw:marker-end-width="0.276cm" draw:fill="solid" draw:fill-color="#e6e6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7cm" fo:min-width="5.04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7cm" fo:min-width="8.8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8cm" fo:min-width="5.66cm"/>
    </style:style>
    <style:style style:name="gr26" style:family="graphic" style:parent-style-name="standard">
      <style:graphic-properties draw:stroke="solid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3cm" fo:min-width="2.63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4cm" fo:min-width="3.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4cm" fo:min-width="2.81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1cm" fo:min-width="5.1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5cm" fo:min-width="1.91cm"/>
    </style:style>
    <style:style style:name="gr32" style:family="graphic" style:parent-style-name="standard">
      <style:graphic-properties draw:stroke="dash" draw:stroke-dash="_32__20_Dots_20_1_20_Dash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33" style:family="graphic" style:parent-style-name="standard">
      <style:graphic-properties svg:stroke-color="#ffffff" draw:fill="solid" draw:fill-color="#ffffff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4cm" fo:min-width="5.802cm"/>
    </style:style>
    <style:style style:name="gr35" style:family="graphic" style:parent-style-name="standard">
      <style:graphic-properties svg:stroke-width="0.051cm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4cm" fo:min-width="0.46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1cm" fo:min-width="6.4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5.08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4.394cm"/>
    </style:style>
    <style:style style:name="gr40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1.54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6cm" fo:min-width="7.765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96cm" fo:min-width="2.276cm"/>
    </style:style>
    <style:style style:name="gr44" style:family="graphic" style:parent-style-name="standard">
      <style:graphic-properties draw:stroke="dash" draw:stroke-dash="Ultrafine_20_Dashed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svg:stroke-width="0.051cm" draw:marker-start-width="0.276cm" draw:marker-end-width="0.276cm" draw:fill="solid" draw:fill-color="#e6e6e6" draw:textarea-horizontal-align="center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2cm" fo:min-width="3.403cm"/>
    </style:style>
    <style:style style:name="gr47" style:family="graphic" style:parent-style-name="standard">
      <style:graphic-properties draw:stroke="dash" draw:stroke-dash="Fine_20_Dashed_20__28_var_29_" svg:stroke-width="0.102cm" draw:marker-start-width="0.352cm" draw:marker-end="Arrow" draw:marker-end-width="0.452cm" draw:textarea-horizontal-align="center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2cm" fo:min-width="1.06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6.04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4cm" fo:min-width="5.23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5.693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5cm" fo:min-width="1.896cm"/>
    </style:style>
    <style:style style:name="gr53" style:family="graphic" style:parent-style-name="standard">
      <style:graphic-properties draw:stroke="dash" draw:stroke-dash="Ultrafine_20_Dashed" svg:stroke-width="0.051cm" draw:marker-start-width="0.276cm" draw:marker-end-width="0.276cm" draw:fill="solid" draw:fill-color="#e6e6e6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6cm" fo:min-width="9.18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2.753cm"/>
    </style:style>
    <style:style style:name="gr56" style:family="graphic" style:parent-style-name="standard">
      <style:graphic-properties draw:stroke="dash" draw:stroke-dash="Ultrafine_20_Dashed" svg:stroke-width="0.051cm" draw:marker-start-width="0.2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57" style:family="graphic" style:parent-style-name="standard">
      <style:graphic-properties draw:stroke="dash" draw:stroke-dash="Fine_20_Dashed_20__28_var_29_"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04cm" fo:min-width="3.5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6.67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5.791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2.12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2.514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4cm" fo:min-width="0.572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8cm" fo:min-width="7.173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5.512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4.769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74cm" fo:min-width="5.188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1.701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7cm" fo:min-width="2.02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4cm" fo:min-width="5.92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8cm" fo:min-width="0.398cm"/>
    </style:style>
    <style:style style:name="gr72" style:family="graphic" style:parent-style-name="standard">
      <style:graphic-properties draw:fill="solid" draw:fill-color="#00b8ff" draw:textarea-horizontal-align="justify" draw:textarea-vertical-align="middle" draw:auto-grow-height="false" fo:min-height="0cm" fo:min-width="0cm"/>
    </style:style>
    <style:style style:name="gr73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74" style:family="graphic" style:parent-style-name="standard">
      <style:graphic-properties svg:stroke-width="0.254cm" draw:marker-start-width="0.579cm" draw:marker-end-width="0.579cm" draw:fill="solid" draw:fill-color="#e6e6ff" draw:textarea-horizontal-align="justify" draw:textarea-vertical-align="middle" draw:auto-grow-height="false" fo:min-height="0cm" fo:min-width="0cm" fo:padding-top="0.25cm" fo:padding-bottom="0.25cm" fo:padding-left="0.375cm" fo:padding-right="0.375cm"/>
    </style:style>
    <style:style style:name="gr75" style:family="graphic" style:parent-style-name="standard">
      <style:graphic-properties draw:textarea-horizontal-align="center" draw:textarea-vertical-align="middle"/>
    </style:style>
    <style:style style:name="gr76" style:family="graphic" style:parent-style-name="standard">
      <style:graphic-properties draw:fill="solid" draw:fill-color="#23ff23" draw:textarea-horizontal-align="justify" draw:textarea-vertical-align="middle" draw:auto-grow-height="false" fo:min-height="0cm" fo:min-width="0cm"/>
    </style:style>
    <style:style style:name="gr77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78" style:family="graphic" style:parent-style-name="standard">
      <style:graphic-properties draw:marker-end="Arrow" draw:marker-end-width="0.3cm" draw:textarea-horizontal-align="center" draw:textarea-vertical-align="middle"/>
    </style:style>
    <style:style style:name="gr79" style:family="graphic" style:parent-style-name="standard">
      <style:graphic-properties draw:stroke="dash" draw:stroke-dash="Ultrafine_20_Dashed" draw:marker-end="Arrow" draw:marker-end-width="0.3cm" draw:textarea-horizontal-align="center" draw:textarea-vertical-align="middl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752cm"/>
    </style:style>
    <style:style style:name="gr8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349cm"/>
    </style:style>
    <style:style style:name="gr83" style:family="graphic" style:parent-style-name="standard">
      <style:graphic-properties draw:fill-color="#00b8ff" draw:textarea-horizontal-align="justify" draw:textarea-vertical-align="middle" draw:auto-grow-height="false" fo:min-height="0cm" fo:min-width="0cm"/>
    </style:style>
    <style:style style:name="gr84" style:family="graphic" style:parent-style-name="standard">
      <style:graphic-properties draw:fill-color="#ff6633" draw:fill-image-width="0cm" draw:fill-image-height="0cm"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86" style:family="graphic" style:parent-style-name="standard">
      <style:graphic-properties svg:stroke-width="0.254cm" draw:marker-start-width="2.108cm" draw:marker-end-width="0.686cm" draw:textarea-horizontal-align="center" draw:textarea-vertical-align="middle" fo:padding-top="0.252cm" fo:padding-bottom="0.252cm" fo:padding-left="0.377cm" fo:padding-right="0.377cm"/>
    </style:style>
    <style:style style:name="gr87" style:family="graphic" style:parent-style-name="standard">
      <style:graphic-properties svg:stroke-width="0.102cm" draw:marker-start-width="0.457cm" draw:marker-end="" draw:marker-end-width="0.457cm" draw:textarea-horizontal-align="center" draw:textarea-vertical-align="middle" fo:padding-top="0.176cm" fo:padding-bottom="0.176cm" fo:padding-left="0.301cm" fo:padding-right="0.301cm"/>
    </style:style>
    <style:style style:name="gr88" style:family="graphic" style:parent-style-name="objectwithoutfill">
      <style:graphic-properties svg:stroke-width="0.051cm" svg:stroke-color="#ff0000" draw:marker-start-width="0.381cm" draw:marker-end="Arrow" draw:marker-end-width="0.483cm" draw:fill="none" draw:textarea-horizontal-align="center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solid" svg:stroke-color="#000000" draw:fill="none" draw:fill-color="#ffffff" draw:textarea-horizontal-align="left" draw:auto-grow-height="true" draw:auto-grow-width="false" fo:min-height="0cm" fo:min-width="20.802cm"/>
    </style:style>
    <style:style style:name="gr90" style:family="graphic" style:parent-style-name="standard">
      <style:graphic-properties draw:stroke="solid" draw:fill="none" fo:min-height="15.855cm"/>
    </style:style>
    <style:style style:name="gr91" style:family="graphic" style:parent-style-name="standard">
      <style:graphic-properties draw:stroke="solid" draw:fill="none" fo:min-height="9.263cm"/>
    </style:style>
    <style:style style:name="gr92" style:family="graphic" style:parent-style-name="standard">
      <style:graphic-properties svg:stroke-width="0.051cm" svg:stroke-color="#ff0000" draw:marker-start="Arrow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93" style:family="graphic" style:parent-style-name="standard">
      <style:graphic-properties draw:stroke="solid" draw:fill="none" fo:min-height="18.07cm"/>
    </style:style>
    <style:style style:name="gr9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5" style:family="graphic" style:parent-style-name="standard">
      <style:graphic-properties svg:stroke-width="0.102cm" svg:stroke-color="#ff0000" draw:marker-start="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96" style:family="graphic" style:parent-style-name="objectwithoutfill">
      <style:graphic-properties draw:stroke="dash" draw:stroke-dash="Fine_20_Dashed_20__28_var_29_" svg:stroke-width="0.102cm" svg:stroke-color="#0000ff" draw:marker-start-width="0.457cm" draw:marker-end="Arrow" draw:marker-end-width="0.457cm" draw:fill="none" draw:textarea-horizontal-align="center" draw:textarea-vertical-align="middle" fo:padding-top="0.176cm" fo:padding-bottom="0.176cm" fo:padding-left="0.301cm" fo:padding-right="0.301cm"/>
    </style:style>
    <style:style style:name="gr97" style:family="graphic" style:parent-style-name="standard">
      <style:graphic-properties draw:stroke="none" draw:fill="none" fo:min-height="13.86cm"/>
    </style:style>
    <style:style style:name="gr98" style:family="graphic" style:parent-style-name="standard">
      <style:graphic-properties draw:stroke="none" draw:fill="none" fo:min-height="14.114cm"/>
    </style:style>
    <style:style style:name="gr99" style:family="graphic" style:parent-style-name="standard">
      <style:graphic-properties svg:stroke-width="0.152cm" draw:marker-start-width="0.533cm" draw:marker-end-width="0.533cm" draw:textarea-horizontal-align="center" draw:textarea-vertical-align="middle" fo:padding-top="0.201cm" fo:padding-bottom="0.201cm" fo:padding-left="0.326cm" fo:padding-right="0.326cm"/>
    </style:style>
    <style:style style:name="gr100" style:family="graphic" style:parent-style-name="standard">
      <style:graphic-properties svg:stroke-width="0.102cm" svg:stroke-color="#ff0000" draw:marker-start="Arrow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outline1">
      <style:graphic-properties draw:fill-color="#ffffff" draw:auto-grow-height="true" fo:min-height="13.86cm"/>
    </style:style>
    <style:style style:name="pr4" style:family="presentation" style:parent-style-name="Default-notes">
      <style:graphic-properties draw:fill-color="#ffffff" fo:min-height="12.322cm"/>
    </style:style>
    <style:style style:name="pr5" style:family="presentation" style:parent-style-name="Default-outline1">
      <style:graphic-properties draw:fill-color="#ffffff" fo:min-height="13.609cm"/>
    </style:style>
    <style:style style:name="pr6" style:family="presentation" style:parent-style-name="Default-title">
      <style:graphic-properties draw:fill-color="#ffffff" fo:min-height="3.256cm"/>
    </style:style>
    <style:style style:name="pr7" style:family="presentation" style:parent-style-name="Default-outline1">
      <style:graphic-properties draw:stroke="solid" draw:fill-color="#ffffff" fo:min-height="6.516cm"/>
    </style:style>
    <style:style style:name="pr8" style:family="presentation" style:parent-style-name="Default-title">
      <style:graphic-properties draw:fill-color="#ffffff" draw:auto-grow-height="true" fo:min-height="3.14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2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indent="0cm"/>
      <style:text-properties fo:font-size="26pt"/>
    </style:style>
    <style:style style:name="P11" style:family="paragraph">
      <style:text-properties fo:color="#ff0000"/>
    </style:style>
    <style:style style:name="P12" style:family="paragraph">
      <style:paragraph-properties fo:margin-left="1.2cm" fo:margin-right="0cm" text:enable-numbering="true" fo:text-indent="-0.6cm"/>
    </style:style>
    <style:style style:name="P13" style:family="paragraph">
      <style:paragraph-properties fo:margin-left="0.6cm" fo:margin-right="0cm" fo:text-indent="-0.6cm"/>
      <style:text-properties fo:font-size="20pt"/>
    </style:style>
    <style:style style:name="P14" style:family="paragraph">
      <style:paragraph-properties fo:margin-left="0cm" fo:margin-right="0cm" fo:text-align="center" fo:text-indent="0cm"/>
    </style:style>
    <style:style style:name="P15" style:family="paragraph">
      <style:paragraph-properties fo:margin-left="0cm" fo:margin-right="0cm" fo:text-align="center" fo:text-indent="0cm"/>
      <style:text-properties fo:font-family="'Nimbus Sans L'" style:font-family-generic="swiss" style:font-pitch="variable" fo:font-size="28pt"/>
    </style:style>
    <style:style style:name="P16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size="18pt" fo:letter-spacing="normal" fo:language="fr" fo:country="FR" fo:font-style="normal" fo:text-shadow="none" style:text-underline-style="none" fo:font-weight="normal" style:text-underline-mode="continuous" style:text-line-through-mode="continuous" style:letter-kerning="false" style:font-family-asian="Gothic" style:font-pitch-asian="variable" style:font-size-asian="18pt" style:language-asian="en" style:country-asian="US" style:font-style-asian="normal" style:font-weight-asian="normal" style:font-family-complex="Tahoma" style:font-pitch-complex="variable" style:font-size-complex="18pt" style:language-complex="en" style:country-complex="US" style:font-style-complex="normal" style:font-weight-complex="normal" style:text-emphasize="none" style:text-scale="100%" style:font-relief="none" fo:hyphenate="false"/>
    </style:style>
    <style:style style:name="P17" style:family="paragraph">
      <style:paragraph-properties fo:margin-left="0cm" fo:margin-right="0cm" fo:text-indent="0cm"/>
      <style:text-properties fo:font-family="'Nimbus Sans L'" style:font-family-generic="swiss" style:font-pitch="variable" fo:font-size="12pt"/>
    </style:style>
    <style:style style:name="P18" style:family="paragraph">
      <style:paragraph-properties fo:margin-left="0cm" fo:margin-right="0cm" fo:text-indent="0cm"/>
      <style:text-properties fo:font-size="22pt"/>
    </style:style>
    <style:style style:name="P19" style:family="paragraph">
      <style:paragraph-properties fo:margin-left="0cm" fo:margin-right="0cm" fo:text-align="end" fo:text-indent="0cm"/>
    </style:style>
    <style:style style:name="P20" style:family="paragraph">
      <style:paragraph-properties fo:margin-left="0cm" fo:margin-right="0cm" fo:text-align="end" fo:text-indent="0cm"/>
      <style:text-properties fo:font-size="18pt"/>
    </style:style>
    <style:style style:name="P2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22" style:family="paragraph">
      <style:paragraph-properties fo:margin-left="0cm" fo:margin-right="0cm" fo:text-align="center" fo:text-indent="0cm"/>
      <style:text-properties fo:font-size="18pt"/>
    </style:style>
    <style:style style:name="P23" style:family="paragraph">
      <style:paragraph-properties fo:margin-left="0cm" fo:margin-right="0cm" fo:text-align="end" fo:text-indent="0cm"/>
      <style:text-properties fo:font-size="14pt"/>
    </style:style>
    <style:style style:name="P24" style:family="paragraph">
      <style:text-properties fo:font-size="26pt"/>
    </style:style>
    <style:style style:name="P25" style:family="paragraph">
      <style:paragraph-properties fo:margin-left="1.2cm" fo:margin-right="0cm" fo:margin-top="0.508cm" fo:margin-bottom="0.508cm" fo:line-height="50%" text:enable-numbering="false" fo:text-indent="-0.9cm"/>
    </style:style>
    <style:style style:name="P26" style:family="paragraph">
      <style:paragraph-properties fo:margin-left="1.2cm" fo:margin-right="0cm" fo:line-height="50%" text:enable-numbering="false" fo:text-indent="-0.9cm"/>
    </style:style>
    <style:style style:name="P27" style:family="paragraph">
      <style:paragraph-properties fo:margin-left="1.2cm" fo:margin-right="0cm" fo:margin-top="0.508cm" fo:margin-bottom="0.508cm" fo:line-height="50%" text:enable-numbering="false" fo:text-indent="-0.9cm"/>
      <style:text-properties fo:font-size="24pt"/>
    </style:style>
    <style:style style:name="P28" style:family="paragraph">
      <style:paragraph-properties fo:margin-left="0cm" fo:margin-right="0cm" text:enable-numbering="true" fo:text-indent="0cm"/>
    </style:style>
    <style:style style:name="P29" style:family="paragraph">
      <style:paragraph-properties fo:margin-left="0cm" fo:margin-right="0cm" text:enable-numbering="true" fo:text-indent="0cm"/>
      <style:text-properties fo:font-size="30pt"/>
    </style:style>
    <style:style style:name="P30" style:family="paragraph">
      <style:paragraph-properties fo:margin-left="0cm" fo:margin-right="0cm" fo:text-align="start" fo:text-indent="0cm"/>
    </style:style>
    <style:style style:name="P31" style:family="paragraph">
      <style:paragraph-properties fo:margin-left="0cm" fo:margin-right="0cm" fo:text-align="start" fo:text-indent="0cm"/>
      <style:text-properties fo:font-size="16pt"/>
    </style:style>
    <style:style style:name="P32" style:family="paragraph">
      <style:paragraph-properties fo:margin-left="0cm" fo:margin-right="0cm" fo:text-indent="0cm"/>
      <style:text-properties fo:font-size="10pt"/>
    </style:style>
    <style:style style:name="P33" style:family="paragraph">
      <style:paragraph-properties fo:margin-left="0cm" fo:margin-right="0cm" fo:text-indent="0cm"/>
      <style:text-properties fo:font-size="14pt"/>
    </style:style>
    <style:style style:name="P34" style:family="paragraph">
      <style:paragraph-properties fo:margin-left="0cm" fo:margin-right="0cm" fo:text-indent="0cm"/>
      <style:text-properties fo:color="#ff0000"/>
    </style:style>
    <style:style style:name="P35" style:family="paragraph">
      <style:text-properties fo:font-size="20pt"/>
    </style:style>
    <style:style style:name="T1" style:family="text">
      <style:text-properties fo:font-size="22pt"/>
    </style:style>
    <style:style style:name="T2" style:family="text">
      <style:text-properties fo:color="#0000ff"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3" style:family="text">
      <style:text-properties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4" style:family="text">
      <style:text-properties fo:color="#0000ff" fo:font-family="StarSymbol" style:font-pitch="variable" style:font-charset="x-symbol" style:font-family-asian="StarSymbol" style:font-pitch-asian="variable" style:font-charset-asian="x-symbol" style:font-family-complex="StarBats" style:font-pitch-complex="variable" style:font-charset-complex="x-symbol"/>
    </style:style>
    <style:style style:name="T5" style:family="text">
      <style:text-properties fo:font-family="StarSymbol" style:font-pitch="variable" style:font-charset="x-symbol" style:font-family-asian="StarSymbol" style:font-pitch-asian="variable" style:font-charset-asian="x-symbol" style:font-family-complex="StarBats" style:font-pitch-complex="variable" style:font-charset-complex="x-symbol"/>
    </style:style>
    <style:style style:name="T6" style:family="text">
      <style:text-properties fo:font-size="18pt"/>
    </style:style>
    <style:style style:name="T7" style:family="text">
      <style:text-properties fo:color="#ff0000" fo:font-size="18pt"/>
    </style:style>
    <style:style style:name="T8" style:family="text">
      <style:text-properties fo:font-size="26pt"/>
    </style:style>
    <style:style style:name="T9" style:family="text">
      <style:text-properties fo:color="#ff0000"/>
    </style:style>
    <style:style style:name="T10" style:family="text">
      <style:text-properties fo:font-family="'Nimbus Sans L'" style:font-family-generic="roman" style:font-pitch="variable" style:font-family-asian="OpenSymbol" style:font-pitch-asian="variable" style:font-charset-asian="x-symbol" style:font-family-complex="OpenSymbol" style:font-pitch-complex="variable" style:font-charset-complex="x-symbol"/>
    </style:style>
    <style:style style:name="T11" style:family="text">
      <style:text-properties fo:font-family="'Nimbus Sans L'" style:font-family-generic="swiss" style:font-pitch="variable" fo:font-size="28pt"/>
    </style:style>
    <style:style style:name="T12" style:family="text">
      <style:text-properties fo:font-family="'Nimbus Sans L'" style:font-family-generic="swiss" style:font-pitch="variable" fo:font-size="12pt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size="14pt"/>
    </style:style>
    <style:style style:name="T15" style:family="text">
      <style:text-properties fo:font-size="24pt"/>
    </style:style>
    <style:style style:name="T16" style:family="text">
      <style:text-properties fo:font-size="30pt"/>
    </style:style>
    <style:style style:name="T17" style:family="text">
      <style:text-properties fo:font-size="16pt"/>
    </style:style>
    <style:style style:name="T18" style:family="text">
      <style:text-properties fo:font-size="16pt" fo:font-weight="bold"/>
    </style:style>
    <style:style style:name="T19" style:family="text">
      <style:text-properties fo:color="#ff0000" fo:font-size="16pt" fo:font-weight="bold"/>
    </style:style>
    <style:style style:name="T20" style:family="text">
      <style:text-properties fo:color="#0000ff" fo:font-size="16pt"/>
    </style:style>
    <style:style style:name="T21" style:family="text">
      <style:text-properties fo:color="#ff0000" fo:font-size="14pt" fo:font-weight="bold"/>
    </style:style>
    <style:style style:name="T22" style:family="text">
      <style:text-properties fo:font-size="14pt" fo:font-weight="bold"/>
    </style:style>
    <style:style style:name="T23" style:family="text">
      <style:text-properties fo:font-size="10pt"/>
    </style:style>
    <style:style style:name="T24" style:family="text">
      <style:text-properties fo:color="#ff0000" fo:font-size="14pt"/>
    </style:style>
    <style:style style:name="T25" style:family="text">
      <style:text-properties fo:font-size="20pt"/>
    </style:style>
    <style:style style:name="T26" style:family="text">
      <style:text-properties fo:color="#ff0000" fo:font-size="10pt" fo:font-weight="bold"/>
    </style:style>
    <style:style style:name="T27" style:family="text">
      <style:text-properties fo:color="#0000ff" fo:font-size="10pt" fo:font-weight="bold"/>
    </style:style>
    <style:style style:name="T28" style:family="text">
      <style:text-properties fo:font-size="1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58cm" fo:height="0.58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38cm" fo:height="0.38cm"/>
      </text:list-level-style-image>
      <text:list-level-style-image text:level="3" xlink:href="Pictures/100002000000000A0000000AADB5EE9C.gif" xlink:type="simple" xlink:show="embed" xlink:actuate="onLoad">
        <style:list-level-properties text:space-before="3cm" text:min-label-width="0.6cm" style:vertical-pos="middle" style:vertical-rel="line" fo:width="0.282cm" fo:height="0.282cm"/>
      </text:list-level-style-image>
      <text:list-level-style-image text:level="4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FBE81A4.gif" xlink:type="simple" xlink:show="embed" xlink:actuate="onLoad">
        <style:list-level-properties style:vertical-pos="middle" style:vertical-rel="line" fo:width="0.282cm" fo:height="0.282cm"/>
      </text:list-level-style-image>
      <text:list-level-style-image text:level="2" xlink:href="Pictures/100002000000000A0000000ADFBE81A4.gif" xlink:type="simple" xlink:show="embed" xlink:actuate="onLoad">
        <style:list-level-properties text:space-before="0.6cm" text:min-label-width="0.6cm" style:vertical-pos="middle" style:vertical-rel="line" fo:width="0.282cm" fo:height="0.282cm"/>
      </text:list-level-style-image>
      <text:list-level-style-image text:level="3" xlink:href="Pictures/100002000000000A0000000ADFBE81A4.gif" xlink:type="simple" xlink:show="embed" xlink:actuate="onLoad">
        <style:list-level-properties text:space-before="1.2cm" text:min-label-width="0.6cm" style:vertical-pos="middle" style:vertical-rel="line" fo:width="0.282cm" fo:height="0.282cm"/>
      </text:list-level-style-image>
      <text:list-level-style-image text:level="4" xlink:href="Pictures/100002000000000A0000000ADFBE81A4.gif" xlink:type="simple" xlink:show="embed" xlink:actuate="onLoad">
        <style:list-level-properties text:space-before="1.8cm" text:min-label-width="0.6cm" style:vertical-pos="middle" style:vertical-rel="line" fo:width="0.282cm" fo:height="0.282cm"/>
      </text:list-level-style-image>
      <text:list-level-style-image text:level="5" xlink:href="Pictures/100002000000000A0000000ADFBE81A4.gif" xlink:type="simple" xlink:show="embed" xlink:actuate="onLoad">
        <style:list-level-properties text:space-before="2.4cm" text:min-label-width="0.6cm" style:vertical-pos="middle" style:vertical-rel="line" fo:width="0.282cm" fo:height="0.282cm"/>
      </text:list-level-style-image>
      <text:list-level-style-image text:level="6" xlink:href="Pictures/100002000000000A0000000ADFBE81A4.gif" xlink:type="simple" xlink:show="embed" xlink:actuate="onLoad">
        <style:list-level-properties text:space-before="3cm" text:min-label-width="0.6cm" style:vertical-pos="middle" style:vertical-rel="line" fo:width="0.282cm" fo:height="0.282cm"/>
      </text:list-level-style-image>
      <text:list-level-style-image text:level="7" xlink:href="Pictures/100002000000000A0000000ADFBE81A4.gif" xlink:type="simple" xlink:show="embed" xlink:actuate="onLoad">
        <style:list-level-properties text:space-before="3.6cm" text:min-label-width="0.6cm" style:vertical-pos="middle" style:vertical-rel="line" fo:width="0.282cm" fo:height="0.282cm"/>
      </text:list-level-style-image>
      <text:list-level-style-image text:level="8" xlink:href="Pictures/100002000000000A0000000ADFBE81A4.gif" xlink:type="simple" xlink:show="embed" xlink:actuate="onLoad">
        <style:list-level-properties text:space-before="4.2cm" text:min-label-width="0.6cm" style:vertical-pos="middle" style:vertical-rel="line" fo:width="0.282cm" fo:height="0.282cm"/>
      </text:list-level-style-image>
      <text:list-level-style-image text:level="9" xlink:href="Pictures/100002000000000A0000000ADFBE81A4.gif" xlink:type="simple" xlink:show="embed" xlink:actuate="onLoad">
        <style:list-level-properties text:space-before="4.8cm" text:min-label-width="0.6cm" style:vertical-pos="middle" style:vertical-rel="line" fo:width="0.282cm" fo:height="0.282cm"/>
      </text:list-level-style-image>
      <text:list-level-style-image text:level="10" xlink:href="Pictures/100002000000000A0000000ADFBE81A4.gif" xlink:type="simple" xlink:show="embed" xlink:actuate="onLoad">
        <style:list-level-properties text:space-before="5.4cm" text:min-label-width="0.6cm" style:vertical-pos="middle" style:vertical-rel="line" fo:width="0.282cm" fo:height="0.282cm"/>
      </text:list-level-style-image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7cm" svg:x="1.4cm" svg:y="7.238cm" presentation:class="title" presentation:user-transformed="true">
          <draw:text-box>
            <text:p text:style-name="P1">TLM/TTLM</text:p>
          </draw:text-box>
        </draw:frame>
        <draw:frame draw:style-name="gr1" draw:layer="layout" svg:width="6.17cm" svg:height="1.195cm" svg:x="6.35cm" svg:y="14.37cm">
          <draw:text-box>
            <text:p text:style-name="P1">Daniel Gracia Pérez</text:p>
          </draw:text-box>
        </draw:frame>
        <draw:frame draw:style-name="gr1" draw:layer="layout" svg:width="5.078cm" svg:height="1.195cm" svg:x="15.75cm" svg:y="14.371cm">
          <draw:text-box>
            <text:p text:style-name="P1">Gilles Mouchard</text:p>
          </draw:text-box>
        </draw:frame>
        <draw:frame draw:style-name="gr1" draw:text-style-name="P2" draw:layer="layout" svg:width="3.52cm" svg:height="1.402cm" svg:x="12.065cm" svg:y="10.795cm">
          <draw:text-box>
            <text:p text:style-name="P1"><text:span text:style-name="T1">CEA Lis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troduction</text:p>
              </text:list-item>
            </text:list>
            <text:list text:style-name="L2">
              <text:list-item>
                <text:p text:style-name="P4">TLM interface &amp; message</text:p>
              </text:list-item>
            </text:list>
            <text:list text:style-name="L2">
              <text:list-item>
                <text:p text:style-name="P4">Untimed TLM</text:p>
              </text:list-item>
            </text:list>
            <text:list text:style-name="L2">
              <text:list-item>
                <text:p text:style-name="P4">Timed TLM</text:p>
              </text:list-item>
            </text:list>
            <text:list text:style-name="L2">
              <text:list-item>
                <text:p text:style-name="P4">Comparison with TLM 1.0</text:p>
              </text:list-item>
            </text:list>
            <text:list text:style-name="L2">
              <text:list-item>
                <text:p text:style-name="P4">Conclusion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troduction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Goals:</text:p>
              </text:list-item>
            </text:list>
            <text:list text:style-name="L2">
              <text:list-item>
                <text:list>
                  <text:list-item>
                    <text:p text:style-name="P6">Unified model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Easily refine TLM models:<text:line-break/>untimed <text:s/><text:span text:style-name="T2">➔</text:span><text:span text:style-name="T3"> </text:span>roughly timed <text:span text:style-name="T4">➔</text:span><text:span text:style-name="T5"> accurately time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<text:span text:style-name="T5">Easily mix different abstraction level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mulation efficiency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Avoid unnecessary memory cop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Avoid unnecessary thread switch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Introduction: “rough idea”</text:p>
          </draw:text-box>
        </draw:frame>
        <draw:custom-shape draw:style-name="gr3" draw:text-style-name="P8" draw:layer="layout" svg:width="7.62cm" svg:height="7.62cm" svg:x="1.243cm" svg:y="7.003cm"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0.625cm" svg:height="7.62cm" svg:x="15.383cm" svg:y="7.00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35cm" svg:height="0.635cm" svg:x="8.618cm" svg:y="10.493cm"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0.635cm" svg:height="0.635cm" svg:x="15.119cm" svg:y="10.494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9.273cm" svg:y1="10.813cm" svg:x2="15.113cm" svg:y2="10.813cm">
          <text:p text:style-name="P1"/>
        </draw:line>
        <draw:frame draw:style-name="gr1" draw:text-style-name="P9" draw:layer="layout" svg:width="5.15cm" svg:height="1.195cm" svg:x="3.148cm" svg:y="10.178cm">
          <draw:text-box>
            <text:p text:style-name="P1"><text:span text:style-name="T6">Send(message);</text:span></text:p>
          </draw:text-box>
        </draw:frame>
        <draw:frame draw:style-name="gr1" draw:text-style-name="P9" draw:layer="layout" svg:width="9.591cm" svg:height="3.083cm" svg:x="15.803cm" svg:y="10.128cm">
          <draw:text-box>
            <text:p text:style-name="P1"><text:span text:style-name="T6">bool </text:span><text:span text:style-name="T7">Send</text:span><text:span text:style-name="T6">(TlmMessage &amp;msg) {</text:span></text:p>
            <text:p text:style-name="P1"><text:span text:style-name="T6"><text:s/></text:span><text:span text:style-name="T6">...</text:span></text:p>
            <text:p text:style-name="P1"><text:span text:style-name="T6">}</text:span></text:p>
          </draw:text-box>
        </draw:frame>
        <draw:frame draw:style-name="gr1" draw:text-style-name="P10" draw:layer="layout" svg:width="6.784cm" svg:height="1.614cm" svg:x="1.803cm" svg:y="14.728cm">
          <draw:text-box>
            <text:p text:style-name="P1"><text:span text:style-name="T8">Initiator module</text:span></text:p>
          </draw:text-box>
        </draw:frame>
        <draw:frame draw:style-name="gr1" draw:text-style-name="P10" draw:layer="layout" svg:width="6.433cm" svg:height="1.614cm" svg:x="17.203cm" svg:y="14.728cm">
          <draw:text-box>
            <text:p text:style-name="P1"><text:span text:style-name="T8">Target module</text:span></text:p>
          </draw:text-box>
        </draw:frame>
        <draw:frame draw:style-name="gr1" draw:text-style-name="P10" draw:layer="layout" svg:width="4.693cm" svg:height="1.614cm" svg:x="9.749cm" svg:y="9.083cm">
          <draw:text-box>
            <text:p text:style-name="P1"><text:span text:style-name="T8">TlmSendIf</text:span></text:p>
          </draw:text-box>
        </draw:frame>
        <draw:path draw:style-name="gr7" draw:text-style-name="P8" draw:layer="layout" svg:width="9.461cm" svg:height="1.954cm" draw:transform="rotate (3.1415926535892) translate (17.014cm 15.653cm)" svg:viewBox="0 0 9462 1955" svg:d="m0 1901c403-1183 430-1371 1102-1721 1505-457 4452 81 6747 81 1209 215 1074 1128 1612 1693">
          <text:p text:style-name="P1"/>
        </draw:path>
        <draw:frame draw:style-name="gr1" draw:text-style-name="P11" draw:layer="layout" svg:width="4.096cm" svg:height="1.195cm" svg:x="10.358cm" svg:y="15.641cm">
          <draw:text-box>
            <text:p text:style-name="P1"><text:span text:style-name="T9">Event trigger</text:span></text:p>
          </draw:text-box>
        </draw:frame>
        <draw:line draw:style-name="gr8" draw:text-style-name="P8" draw:layer="layout" svg:x1="14.407cm" svg:y1="5.017cm" svg:x2="6.37cm" svg:y2="10.285cm">
          <text:p text:style-name="P1"/>
        </draw:line>
        <draw:line draw:style-name="gr8" draw:text-style-name="P8" draw:layer="layout" svg:x1="14.407cm" svg:y1="5.017cm" svg:x2="23.707cm" svg:y2="10.366cm">
          <text:p text:style-name="P1"/>
        </draw:line>
        <draw:frame draw:style-name="gr1" draw:text-style-name="P11" draw:layer="layout" svg:width="5.324cm" svg:height="1.195cm" svg:x="11.96cm" svg:y="3.941cm">
          <draw:text-box>
            <text:p text:style-name="P1"><text:span text:style-name="T9">Message sharing</text:span></text:p>
          </draw:text-box>
        </draw:frame>
        <draw:frame draw:style-name="gr1" draw:layer="layout" svg:width="15.639cm" svg:height="4.044cm" svg:x="1.236cm" svg:y="16.503cm">
          <draw:text-box>
            <text:list text:style-name="L1">
              <text:list-item>
                <text:p text:style-name="P1">Message contains</text:p>
              </text:list-item>
            </text:list>
            <text:list text:style-name="L3">
              <text:list-item>
                <text:list>
                  <text:list-item>
                    <text:p text:style-name="P12"><text:s/>Reques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/>Respons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2"><text:s/>Time <text:span text:style-name="T3">➔</text:span><text:span text:style-name="T10"> </text:span>event that target triggers &amp; initiator wa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LM Interface &amp; Message</text:p>
          </draw:text-box>
        </draw:frame>
        <draw:frame presentation:style-name="pr3" draw:text-style-name="P5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 text:style-name="P5">Interface:</text:p>
              </text:list-item>
            </text:list>
            <text:list text:style-name="L2">
              <text:list-item>
                <text:list>
                  <text:list-item>
                    <text:p text:style-name="P6">Single method: Send(messag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Non-blocking: “wait” within Send is forbidde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Initiator and Target share the messa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essage passed as special pointer (class Pointer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essage is deallocated automatically once it is no longer used: garbage collect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Memory allocation through a fast allocato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ransaction time: the Target notifies an event owned by the Initiat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TLM Interface &amp; Message</text:p>
          </draw:text-box>
        </draw:frame>
        <draw:frame draw:style-name="gr1" draw:layer="layout" svg:width="21.415cm" svg:height="5.915cm" svg:x="5.255cm" svg:y="4.445cm">
          <draw:text-box>
            <text:p text:style-name="P1">template &lt;typename REQ, typename RSP&gt;</text:p>
            <text:p text:style-name="P1">class TlmSendIf</text:p>
            <text:p text:style-name="P1">{</text:p>
            <text:p text:style-name="P1">public:</text:p>
            <text:p text:style-name="P1"><text:tab/>virtual void Send(const Pointer&lt;TlmMessage&lt;REQ, RSP&gt;&amp; msg) = 0;</text:p>
            <text:p text:style-name="P1">};</text:p>
          </draw:text-box>
        </draw:frame>
        <draw:frame draw:style-name="gr1" draw:layer="layout" svg:width="12.808cm" svg:height="8.747cm" svg:x="5.255cm" svg:y="11.43cm">
          <draw:text-box>
            <text:p text:style-name="P1">template &lt;typename REQ, typename RSP&gt;</text:p>
            <text:p text:style-name="P1">class TlmMessage</text:p>
            <text:p text:style-name="P1">{</text:p>
            <text:p text:style-name="P1">public:</text:p>
            <text:p text:style-name="P1"><text:tab/>Pointer&lt;REQ&gt; req;</text:p>
            <text:p text:style-name="P1"><text:tab/>Pointer&lt;RSP&gt; rsp;</text:p>
            <text:p text:style-name="P1">private:</text:p>
            <text:p text:style-name="P1"><text:tab/>stack&lt;sc_event *&gt; event_stack;</text:p>
            <text:p text:style-name="P1">};</text:p>
          </draw:text-box>
        </draw:frame>
        <draw:custom-shape draw:style-name="gr9" draw:text-style-name="P8" draw:layer="layout" svg:width="0.635cm" svg:height="5.08cm" svg:x="4.445cm" svg:y="5.08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text-style-name="P2" draw:layer="layout" svg:width="3.525cm" svg:height="1.402cm" svg:x="0.77cm" svg:y="6.785cm">
          <draw:text-box>
            <text:p text:style-name="P1"><text:span text:style-name="T1">Interface</text:span></text:p>
          </draw:text-box>
        </draw:frame>
        <draw:custom-shape draw:style-name="gr9" draw:text-style-name="P8" draw:layer="layout" svg:width="0.635cm" svg:height="7.62cm" svg:x="4.445cm" svg:y="12.065cm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" draw:layer="layout" svg:width="3.652cm" svg:height="1.402cm" svg:x="0.77cm" svg:y="15.04cm">
          <draw:text-box>
            <text:p text:style-name="P1"><text:span text:style-name="T1">Messa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hained communication steps</text:p>
          </draw:text-box>
        </draw:frame>
        <draw:rect draw:style-name="gr10" draw:text-style-name="P15" draw:layer="layout" svg:width="5.01cm" svg:height="5.01cm" svg:x="2.737cm" svg:y="11.812cm">
          <text:p text:style-name="P14"><text:span text:style-name="T11">A</text:span></text:p>
        </draw:rect>
        <draw:rect draw:style-name="gr11" draw:text-style-name="P8" draw:layer="layout" svg:width="0.601cm" svg:height="0.601cm" svg:x="7.459cm" svg:y="13.974cm">
          <text:p text:style-name="P1"/>
        </draw:rect>
        <draw:rect draw:style-name="gr12" draw:text-style-name="P16" draw:layer="layout" svg:width="0.601cm" svg:height="0.601cm" svg:x="15.965cm" svg:y="13.974cm">
          <text:p text:style-name="P1"/>
        </draw:rect>
        <draw:rect draw:style-name="gr10" draw:text-style-name="P15" draw:layer="layout" svg:width="5.01cm" svg:height="5.01cm" svg:x="19.773cm" svg:y="11.812cm">
          <text:p text:style-name="P14"><text:span text:style-name="T11">C</text:span></text:p>
        </draw:rect>
        <draw:rect draw:style-name="gr11" draw:text-style-name="P8" draw:layer="layout" svg:width="0.601cm" svg:height="0.601cm" svg:x="19.503cm" svg:y="13.976cm">
          <text:p text:style-name="P1"/>
        </draw:rect>
        <draw:line draw:style-name="gr13" draw:text-style-name="P8" draw:layer="layout" svg:x1="8.073cm" svg:y1="14.305cm" svg:x2="10.954cm" svg:y2="14.305cm">
          <text:p text:style-name="P1"/>
        </draw:line>
        <draw:line draw:style-name="gr13" draw:text-style-name="P8" draw:layer="layout" svg:x1="16.579cm" svg:y1="14.305cm" svg:x2="19.528cm" svg:y2="14.305cm">
          <text:p text:style-name="P1"/>
        </draw:line>
        <draw:frame draw:style-name="gr14" draw:text-style-name="P17" draw:layer="layout" svg:width="3.846cm" svg:height="1.392cm" svg:x="8.194cm" svg:y="13.326cm">
          <draw:text-box>
            <text:p text:style-name="P1"><text:span text:style-name="T12">TlmSendIf</text:span></text:p>
          </draw:text-box>
        </draw:frame>
        <draw:frame draw:style-name="gr15" draw:text-style-name="P17" draw:layer="layout" svg:width="3.845cm" svg:height="1.392cm" svg:x="16.782cm" svg:y="13.308cm">
          <draw:text-box>
            <text:p text:style-name="P1"><text:span text:style-name="T12">TlmSendIf</text:span></text:p>
          </draw:text-box>
        </draw:frame>
        <draw:rect draw:style-name="gr10" draw:text-style-name="P15" draw:layer="layout" svg:width="5.01cm" svg:height="5.01cm" svg:x="11.254cm" svg:y="11.814cm">
          <text:p text:style-name="P14"><text:span text:style-name="T11">B</text:span></text:p>
        </draw:rect>
        <draw:rect draw:style-name="gr11" draw:text-style-name="P8" draw:layer="layout" svg:width="0.601cm" svg:height="0.601cm" svg:x="10.954cm" svg:y="14.017cm">
          <text:p text:style-name="P1"/>
        </draw:rect>
        <draw:rect draw:style-name="gr11" draw:text-style-name="P8" draw:layer="layout" svg:width="0.601cm" svg:height="0.601cm" svg:x="15.941cm" svg:y="14.018cm">
          <text:p text:style-name="P1"/>
        </draw:rect>
        <draw:path draw:style-name="gr7" draw:layer="layout" svg:width="15.877cm" svg:height="3.301cm" draw:transform="rotate (3.1415926535892) translate (21.043cm 18.948cm)" svg:viewBox="0 0 15878 3302" svg:d="m0 2839 46-161c415-739 555-2183 1892-2307 3325-313 10961-715 12808 115 577 530 975 2252 1131 2815">
          <text:p text:style-name="P1"/>
        </draw:path>
        <draw:path draw:style-name="gr7" draw:layer="layout" svg:width="6.947cm" svg:height="2.049cm" draw:transform="rotate (3.1415926535892) translate (20.559cm 17.604cm)" svg:viewBox="0 0 6948 2050" svg:d="m0 1564 185-345c415-739 715-947 1870-1062 3144-313 3691-116 3991 208 578 530 745 1120 901 1684">
          <text:p text:style-name="P1"/>
        </draw:path>
        <draw:path draw:style-name="gr7" draw:layer="layout" svg:width="6.947cm" svg:height="2.049cm" draw:transform="rotate (3.1415926535892) translate (13.266cm 17.743cm)" svg:viewBox="0 0 6948 2050" svg:d="m0 1564 185-345c415-739 714-947 1870-1062 3143-313 3691-115 3991 208 577 530 744 1121 901 1684">
          <text:p text:style-name="P1"/>
        </draw:path>
        <draw:frame draw:style-name="gr16" draw:text-style-name="P1" draw:layer="layout" svg:width="1.902cm" svg:height="1.886cm" svg:x="17.508cm" svg:y="16.197cm">
          <draw:text-box>
            <text:p text:style-name="P1">e2</text:p>
          </draw:text-box>
        </draw:frame>
        <draw:frame draw:style-name="gr16" draw:text-style-name="P1" draw:layer="layout" svg:width="1.902cm" svg:height="1.886cm" svg:x="8.89cm" svg:y="16.418cm">
          <draw:text-box>
            <text:p text:style-name="P1">e1</text:p>
          </draw:text-box>
        </draw:frame>
        <draw:frame draw:style-name="gr17" draw:text-style-name="P1" draw:layer="layout" svg:width="1.346cm" svg:height="1.886cm" svg:x="12.709cm" svg:y="18.746cm">
          <draw:text-box>
            <text:p text:style-name="P1">e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Problem:</text:p>
              </text:list-item>
            </text:list>
            <text:list text:style-name="L2">
              <text:list-item>
                <text:list>
                  <text:list-item>
                    <text:p text:style-name="P6">Account for additional delay from intermediate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ingle event “e” <text:span text:style-name="T3">➔</text:span><text:span text:style-name="T10"> stack (“e1”, “e2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Garbage collector</text:p>
          </draw:text-box>
        </draw:frame>
        <draw:frame presentation:style-name="pr5" draw:text-style-name="P5" draw:layer="layout" svg:width="25.199cm" svg:height="15.066cm" svg:x="1.4cm" svg:y="4.914cm" presentation:class="outline" presentation:user-transformed="true">
          <draw:text-box>
            <text:list text:style-name="L2">
              <text:list-item>
                <text:p text:style-name="P5">Operation:</text:p>
              </text:list-item>
            </text:list>
            <text:list text:style-name="L2">
              <text:list-item>
                <text:list>
                  <text:list-item>
                    <text:p text:style-name="P6">Reference to objects hold by a special pointer<text:line-break/>(class Pointer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C Keeps track of unused objects: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Reference count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Incremented when copying a referen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cremented when a reference to the object di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7">Destructor is called and memory is collected once the object reference counter reaches zero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GC Reuse collected memory to quickly allocate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Untimed TLM</text:p>
          </draw:text-box>
        </draw:frame>
        <draw:line draw:style-name="gr18" draw:text-style-name="P8" draw:layer="layout" svg:x1="5.572cm" svg:y1="7.022cm" svg:x2="24.804cm" svg:y2="7.022cm">
          <text:p text:style-name="P1"/>
        </draw:line>
        <draw:line draw:style-name="gr18" draw:text-style-name="P8" draw:layer="layout" svg:x1="5.572cm" svg:y1="13.527cm" svg:x2="24.804cm" svg:y2="13.527cm">
          <text:p text:style-name="P1"/>
        </draw:line>
        <draw:frame draw:style-name="gr19" draw:text-style-name="P18" draw:layer="layout" svg:width="3.577cm" svg:height="1.896cm" svg:x="2.265cm" svg:y="6.208cm">
          <draw:text-box>
            <text:p text:style-name="P1"><text:span text:style-name="T1">Initiator</text:span></text:p>
          </draw:text-box>
        </draw:frame>
        <draw:frame draw:style-name="gr20" draw:text-style-name="P18" draw:layer="layout" svg:width="3.237cm" svg:height="1.896cm" svg:x="2.36cm" svg:y="12.796cm">
          <draw:text-box>
            <text:p text:style-name="P1"><text:span text:style-name="T1">Target</text:span></text:p>
          </draw:text-box>
        </draw:frame>
        <draw:custom-shape draw:style-name="gr21" draw:text-style-name="P8" draw:layer="layout" svg:width="6.141cm" svg:height="0.657cm" svg:x="10.39cm" svg:y="6.639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6.132cm" svg:height="1.312cm" svg:x="10.38cm" svg:y="12.836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0.379cm" svg:y1="7.642cm" svg:x2="10.379cm" svg:y2="12.888cm">
          <text:p text:style-name="P1"/>
        </draw:line>
        <draw:line draw:style-name="gr13" draw:text-style-name="P8" draw:layer="layout" svg:x1="16.492cm" svg:y1="12.837cm" svg:x2="16.512cm" svg:y2="7.599cm">
          <text:p text:style-name="P1"/>
        </draw:line>
        <draw:frame draw:style-name="gr23" draw:text-style-name="P9" draw:layer="layout" svg:width="5.543cm" svg:height="1.567cm" svg:x="5.202cm" svg:y="9.484cm">
          <draw:text-box>
            <text:p text:style-name="P1"><text:span text:style-name="T6">Send(message)</text:span></text:p>
          </draw:text-box>
        </draw:frame>
        <draw:frame draw:style-name="gr24" draw:text-style-name="P20" draw:layer="layout" svg:width="9.338cm" svg:height="1.567cm" svg:x="16.519cm" svg:y="9.379cm">
          <draw:text-box>
            <text:p text:style-name="P19"><text:span text:style-name="T6">reply_event.notify_delayed()</text:span></text:p>
          </draw:text-box>
        </draw:frame>
        <draw:frame draw:style-name="gr25" draw:text-style-name="P21" draw:layer="layout" svg:width="6.16cm" svg:height="2.208cm" svg:x="10.88cm" svg:y="5.279cm">
          <draw:text-box>
            <text:p text:style-name="P14"><text:span text:style-name="T13">wait(reply_event)</text:span></text:p>
          </draw:text-box>
        </draw:frame>
        <draw:line draw:style-name="gr26" draw:text-style-name="P8" draw:layer="layout" svg:x1="5.572cm" svg:y1="16.166cm" svg:x2="24.804cm" svg:y2="16.166cm">
          <text:p text:style-name="P1"/>
        </draw:line>
        <draw:frame draw:style-name="gr27" draw:text-style-name="P22" draw:layer="layout" svg:width="3.136cm" svg:height="3.393cm" svg:x="3.1cm" svg:y="15.035cm">
          <draw:text-box>
            <text:p text:style-name="P14"><text:span text:style-name="T6">delta</text:span></text:p>
            <text:p text:style-name="P14"><text:span text:style-name="T6">cycles</text:span></text:p>
          </draw:text-box>
        </draw:frame>
        <draw:line draw:style-name="gr18" draw:text-style-name="P8" draw:layer="layout" svg:x1="6.774cm" svg:y1="16.476cm" svg:x2="6.774cm" svg:y2="15.82cm">
          <text:p text:style-name="P1"/>
        </draw:line>
        <draw:line draw:style-name="gr18" draw:text-style-name="P8" draw:layer="layout" svg:x1="7.342cm" svg:y1="16.476cm" svg:x2="7.342cm" svg:y2="15.821cm">
          <text:p text:style-name="P1"/>
        </draw:line>
        <draw:line draw:style-name="gr18" draw:text-style-name="P8" draw:layer="layout" svg:x1="7.342cm" svg:y1="16.476cm" svg:x2="7.342cm" svg:y2="15.82cm">
          <text:p text:style-name="P1"/>
        </draw:line>
        <draw:line draw:style-name="gr18" draw:text-style-name="P8" draw:layer="layout" svg:x1="7.91cm" svg:y1="16.476cm" svg:x2="7.91cm" svg:y2="15.821cm">
          <text:p text:style-name="P1"/>
        </draw:line>
        <draw:line draw:style-name="gr18" draw:text-style-name="P8" draw:layer="layout" svg:x1="7.91cm" svg:y1="16.476cm" svg:x2="7.91cm" svg:y2="15.82cm">
          <text:p text:style-name="P1"/>
        </draw:line>
        <draw:line draw:style-name="gr18" draw:text-style-name="P8" draw:layer="layout" svg:x1="8.479cm" svg:y1="16.476cm" svg:x2="8.479cm" svg:y2="15.821cm">
          <text:p text:style-name="P1"/>
        </draw:line>
        <draw:line draw:style-name="gr18" draw:text-style-name="P8" draw:layer="layout" svg:x1="8.479cm" svg:y1="16.476cm" svg:x2="8.479cm" svg:y2="15.82cm">
          <text:p text:style-name="P1"/>
        </draw:line>
        <draw:line draw:style-name="gr18" draw:text-style-name="P8" draw:layer="layout" svg:x1="9.046cm" svg:y1="16.476cm" svg:x2="9.046cm" svg:y2="15.821cm">
          <text:p text:style-name="P1"/>
        </draw:line>
        <draw:line draw:style-name="gr18" draw:text-style-name="P8" draw:layer="layout" svg:x1="9.046cm" svg:y1="16.476cm" svg:x2="9.046cm" svg:y2="15.82cm">
          <text:p text:style-name="P1"/>
        </draw:line>
        <draw:line draw:style-name="gr18" draw:text-style-name="P8" draw:layer="layout" svg:x1="9.614cm" svg:y1="16.476cm" svg:x2="9.614cm" svg:y2="15.821cm">
          <text:p text:style-name="P1"/>
        </draw:line>
        <draw:line draw:style-name="gr18" draw:text-style-name="P8" draw:layer="layout" svg:x1="9.614cm" svg:y1="16.476cm" svg:x2="9.614cm" svg:y2="15.82cm">
          <text:p text:style-name="P1"/>
        </draw:line>
        <draw:line draw:style-name="gr18" draw:text-style-name="P8" draw:layer="layout" svg:x1="10.182cm" svg:y1="16.476cm" svg:x2="10.182cm" svg:y2="15.821cm">
          <text:p text:style-name="P1"/>
        </draw:line>
        <draw:line draw:style-name="gr18" draw:text-style-name="P8" draw:layer="layout" svg:x1="10.182cm" svg:y1="16.476cm" svg:x2="10.182cm" svg:y2="15.82cm">
          <text:p text:style-name="P1"/>
        </draw:line>
        <draw:line draw:style-name="gr18" draw:text-style-name="P8" draw:layer="layout" svg:x1="10.749cm" svg:y1="16.476cm" svg:x2="10.749cm" svg:y2="15.821cm">
          <text:p text:style-name="P1"/>
        </draw:line>
        <draw:line draw:style-name="gr18" draw:text-style-name="P8" draw:layer="layout" svg:x1="10.749cm" svg:y1="16.476cm" svg:x2="10.749cm" svg:y2="15.82cm">
          <text:p text:style-name="P1"/>
        </draw:line>
        <draw:line draw:style-name="gr18" draw:text-style-name="P8" draw:layer="layout" svg:x1="11.317cm" svg:y1="16.476cm" svg:x2="11.317cm" svg:y2="15.821cm">
          <text:p text:style-name="P1"/>
        </draw:line>
        <draw:line draw:style-name="gr18" draw:text-style-name="P8" draw:layer="layout" svg:x1="11.317cm" svg:y1="16.476cm" svg:x2="11.317cm" svg:y2="15.82cm">
          <text:p text:style-name="P1"/>
        </draw:line>
        <draw:line draw:style-name="gr18" draw:text-style-name="P8" draw:layer="layout" svg:x1="11.885cm" svg:y1="16.476cm" svg:x2="11.885cm" svg:y2="15.821cm">
          <text:p text:style-name="P1"/>
        </draw:line>
        <draw:line draw:style-name="gr18" draw:text-style-name="P8" draw:layer="layout" svg:x1="11.885cm" svg:y1="16.476cm" svg:x2="11.885cm" svg:y2="15.82cm">
          <text:p text:style-name="P1"/>
        </draw:line>
        <draw:line draw:style-name="gr18" draw:text-style-name="P8" draw:layer="layout" svg:x1="12.454cm" svg:y1="16.476cm" svg:x2="12.454cm" svg:y2="15.821cm">
          <text:p text:style-name="P1"/>
        </draw:line>
        <draw:line draw:style-name="gr18" draw:text-style-name="P8" draw:layer="layout" svg:x1="12.454cm" svg:y1="16.476cm" svg:x2="12.454cm" svg:y2="15.82cm">
          <text:p text:style-name="P1"/>
        </draw:line>
        <draw:line draw:style-name="gr18" draw:text-style-name="P8" draw:layer="layout" svg:x1="13.02cm" svg:y1="16.476cm" svg:x2="13.02cm" svg:y2="15.821cm">
          <text:p text:style-name="P1"/>
        </draw:line>
        <draw:line draw:style-name="gr18" draw:text-style-name="P8" draw:layer="layout" svg:x1="13.02cm" svg:y1="16.476cm" svg:x2="13.02cm" svg:y2="15.82cm">
          <text:p text:style-name="P1"/>
        </draw:line>
        <draw:line draw:style-name="gr18" draw:text-style-name="P8" draw:layer="layout" svg:x1="13.589cm" svg:y1="16.476cm" svg:x2="13.589cm" svg:y2="15.821cm">
          <text:p text:style-name="P1"/>
        </draw:line>
        <draw:line draw:style-name="gr18" draw:text-style-name="P8" draw:layer="layout" svg:x1="13.589cm" svg:y1="16.476cm" svg:x2="13.589cm" svg:y2="15.82cm">
          <text:p text:style-name="P1"/>
        </draw:line>
        <draw:line draw:style-name="gr18" draw:text-style-name="P8" draw:layer="layout" svg:x1="14.157cm" svg:y1="16.476cm" svg:x2="14.157cm" svg:y2="15.821cm">
          <text:p text:style-name="P1"/>
        </draw:line>
        <draw:line draw:style-name="gr18" draw:text-style-name="P8" draw:layer="layout" svg:x1="14.157cm" svg:y1="16.476cm" svg:x2="14.157cm" svg:y2="15.82cm">
          <text:p text:style-name="P1"/>
        </draw:line>
        <draw:line draw:style-name="gr18" draw:text-style-name="P8" draw:layer="layout" svg:x1="14.724cm" svg:y1="16.476cm" svg:x2="14.724cm" svg:y2="15.821cm">
          <text:p text:style-name="P1"/>
        </draw:line>
        <draw:line draw:style-name="gr18" draw:text-style-name="P8" draw:layer="layout" svg:x1="14.724cm" svg:y1="16.476cm" svg:x2="14.724cm" svg:y2="15.82cm">
          <text:p text:style-name="P1"/>
        </draw:line>
        <draw:line draw:style-name="gr18" draw:text-style-name="P8" draw:layer="layout" svg:x1="15.292cm" svg:y1="16.476cm" svg:x2="15.292cm" svg:y2="15.821cm">
          <text:p text:style-name="P1"/>
        </draw:line>
        <draw:line draw:style-name="gr18" draw:text-style-name="P8" draw:layer="layout" svg:x1="15.292cm" svg:y1="16.476cm" svg:x2="15.292cm" svg:y2="15.82cm">
          <text:p text:style-name="P1"/>
        </draw:line>
        <draw:line draw:style-name="gr18" draw:text-style-name="P8" draw:layer="layout" svg:x1="15.86cm" svg:y1="16.476cm" svg:x2="15.86cm" svg:y2="15.821cm">
          <text:p text:style-name="P1"/>
        </draw:line>
        <draw:line draw:style-name="gr18" draw:text-style-name="P8" draw:layer="layout" svg:x1="15.86cm" svg:y1="16.476cm" svg:x2="15.86cm" svg:y2="15.821cm">
          <text:p text:style-name="P1"/>
        </draw:line>
        <draw:line draw:style-name="gr18" draw:text-style-name="P8" draw:layer="layout" svg:x1="15.86cm" svg:y1="16.476cm" svg:x2="15.86cm" svg:y2="15.82cm">
          <text:p text:style-name="P1"/>
        </draw:line>
        <draw:line draw:style-name="gr18" draw:text-style-name="P8" draw:layer="layout" svg:x1="16.428cm" svg:y1="16.476cm" svg:x2="16.428cm" svg:y2="15.821cm">
          <text:p text:style-name="P1"/>
        </draw:line>
        <draw:line draw:style-name="gr18" draw:text-style-name="P8" draw:layer="layout" svg:x1="16.428cm" svg:y1="16.476cm" svg:x2="16.428cm" svg:y2="15.82cm">
          <text:p text:style-name="P1"/>
        </draw:line>
        <draw:line draw:style-name="gr18" draw:text-style-name="P8" draw:layer="layout" svg:x1="16.995cm" svg:y1="16.476cm" svg:x2="16.995cm" svg:y2="15.821cm">
          <text:p text:style-name="P1"/>
        </draw:line>
        <draw:line draw:style-name="gr18" draw:text-style-name="P8" draw:layer="layout" svg:x1="16.995cm" svg:y1="16.476cm" svg:x2="16.995cm" svg:y2="15.82cm">
          <text:p text:style-name="P1"/>
        </draw:line>
        <draw:line draw:style-name="gr18" draw:text-style-name="P8" draw:layer="layout" svg:x1="17.564cm" svg:y1="16.476cm" svg:x2="17.564cm" svg:y2="15.821cm">
          <text:p text:style-name="P1"/>
        </draw:line>
        <draw:line draw:style-name="gr18" draw:text-style-name="P8" draw:layer="layout" svg:x1="17.564cm" svg:y1="16.476cm" svg:x2="17.564cm" svg:y2="15.82cm">
          <text:p text:style-name="P1"/>
        </draw:line>
        <draw:line draw:style-name="gr18" draw:text-style-name="P8" draw:layer="layout" svg:x1="18.132cm" svg:y1="16.476cm" svg:x2="18.132cm" svg:y2="15.821cm">
          <text:p text:style-name="P1"/>
        </draw:line>
        <draw:line draw:style-name="gr18" draw:text-style-name="P8" draw:layer="layout" svg:x1="18.132cm" svg:y1="16.476cm" svg:x2="18.132cm" svg:y2="15.82cm">
          <text:p text:style-name="P1"/>
        </draw:line>
        <draw:line draw:style-name="gr18" draw:text-style-name="P8" draw:layer="layout" svg:x1="18.7cm" svg:y1="16.476cm" svg:x2="18.7cm" svg:y2="15.821cm">
          <text:p text:style-name="P1"/>
        </draw:line>
        <draw:line draw:style-name="gr18" draw:text-style-name="P8" draw:layer="layout" svg:x1="18.7cm" svg:y1="16.476cm" svg:x2="18.7cm" svg:y2="15.82cm">
          <text:p text:style-name="P1"/>
        </draw:line>
        <draw:line draw:style-name="gr18" draw:text-style-name="P8" draw:layer="layout" svg:x1="19.267cm" svg:y1="16.476cm" svg:x2="19.267cm" svg:y2="15.821cm">
          <text:p text:style-name="P1"/>
        </draw:line>
        <draw:line draw:style-name="gr18" draw:text-style-name="P8" draw:layer="layout" svg:x1="19.267cm" svg:y1="16.476cm" svg:x2="19.267cm" svg:y2="15.82cm">
          <text:p text:style-name="P1"/>
        </draw:line>
        <draw:line draw:style-name="gr18" draw:text-style-name="P8" draw:layer="layout" svg:x1="19.835cm" svg:y1="16.476cm" svg:x2="19.835cm" svg:y2="15.821cm">
          <text:p text:style-name="P1"/>
        </draw:line>
        <draw:line draw:style-name="gr18" draw:text-style-name="P8" draw:layer="layout" svg:x1="19.835cm" svg:y1="16.476cm" svg:x2="19.835cm" svg:y2="15.82cm">
          <text:p text:style-name="P1"/>
        </draw:line>
        <draw:line draw:style-name="gr18" draw:text-style-name="P8" draw:layer="layout" svg:x1="20.403cm" svg:y1="16.476cm" svg:x2="20.403cm" svg:y2="15.821cm">
          <text:p text:style-name="P1"/>
        </draw:line>
        <draw:line draw:style-name="gr18" draw:text-style-name="P8" draw:layer="layout" svg:x1="20.403cm" svg:y1="16.476cm" svg:x2="20.403cm" svg:y2="15.82cm">
          <text:p text:style-name="P1"/>
        </draw:line>
        <draw:line draw:style-name="gr18" draw:text-style-name="P8" draw:layer="layout" svg:x1="20.97cm" svg:y1="16.476cm" svg:x2="20.97cm" svg:y2="15.821cm">
          <text:p text:style-name="P1"/>
        </draw:line>
        <draw:line draw:style-name="gr18" draw:text-style-name="P8" draw:layer="layout" svg:x1="20.97cm" svg:y1="16.476cm" svg:x2="20.97cm" svg:y2="15.82cm">
          <text:p text:style-name="P1"/>
        </draw:line>
        <draw:line draw:style-name="gr18" draw:text-style-name="P8" draw:layer="layout" svg:x1="21.538cm" svg:y1="16.476cm" svg:x2="21.538cm" svg:y2="15.821cm">
          <text:p text:style-name="P1"/>
        </draw:line>
        <draw:custom-shape draw:style-name="gr22" draw:text-style-name="P8" draw:layer="layout" svg:width="4.206cm" svg:height="1.312cm" svg:x="6.174cm" svg:y="6.33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7.711cm" svg:height="1.312cm" svg:x="16.491cm" svg:y="6.33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Timed TLM</text:p>
          </draw:text-box>
        </draw:frame>
        <draw:line draw:style-name="gr18" draw:text-style-name="P8" draw:layer="layout" svg:x1="5.77cm" svg:y1="7.601cm" svg:x2="25.444cm" svg:y2="7.601cm">
          <text:p text:style-name="P1"/>
        </draw:line>
        <draw:line draw:style-name="gr18" draw:text-style-name="P8" draw:layer="layout" svg:x1="5.77cm" svg:y1="13.416cm" svg:x2="25.444cm" svg:y2="13.416cm">
          <text:p text:style-name="P1"/>
        </draw:line>
        <draw:frame draw:style-name="gr28" draw:text-style-name="P18" draw:layer="layout" svg:width="3.66cm" svg:height="1.694cm" svg:x="2.577cm" svg:y="6.795cm">
          <draw:text-box>
            <text:p text:style-name="P1"><text:span text:style-name="T1">Initiator</text:span></text:p>
          </draw:text-box>
        </draw:frame>
        <draw:frame draw:style-name="gr29" draw:text-style-name="P18" draw:layer="layout" svg:width="3.311cm" svg:height="1.694cm" svg:x="2.777cm" svg:y="12.594cm">
          <draw:text-box>
            <text:p text:style-name="P1"><text:span text:style-name="T1">Target</text:span></text:p>
          </draw:text-box>
        </draw:frame>
        <draw:custom-shape draw:style-name="gr21" draw:text-style-name="P8" draw:layer="layout" svg:width="6.282cm" svg:height="0.587cm" svg:x="10.699cm" svg:y="7.259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0.687cm" svg:y1="8.155cm" svg:x2="10.687cm" svg:y2="12.844cm">
          <text:p text:style-name="P1"/>
        </draw:line>
        <draw:line draw:style-name="gr13" draw:text-style-name="P8" draw:layer="layout" svg:x1="13.96cm" svg:y1="12.819cm" svg:x2="16.861cm" svg:y2="8.137cm">
          <text:p text:style-name="P1"/>
        </draw:line>
        <draw:frame draw:style-name="gr30" draw:text-style-name="P9" draw:layer="layout" svg:width="5.67cm" svg:height="1.401cm" svg:x="5.677cm" svg:y="9.812cm">
          <draw:text-box>
            <text:p text:style-name="P1"><text:span text:style-name="T6">Send(message)</text:span></text:p>
          </draw:text-box>
        </draw:frame>
        <draw:line draw:style-name="gr26" draw:text-style-name="P8" draw:layer="layout" svg:x1="5.77cm" svg:y1="15.774cm" svg:x2="25.444cm" svg:y2="15.774cm">
          <text:p text:style-name="P1"/>
        </draw:line>
        <draw:frame draw:style-name="gr31" draw:text-style-name="P20" draw:layer="layout" svg:width="2.41cm" svg:height="1.695cm" svg:x="3.668cm" svg:y="15.098cm">
          <draw:text-box>
            <text:p text:style-name="P19"><text:span text:style-name="T6">time</text:span></text:p>
          </draw:text-box>
        </draw:frame>
        <draw:line draw:style-name="gr18" draw:text-style-name="P8" draw:layer="layout" svg:x1="6.999cm" svg:y1="16.052cm" svg:x2="6.999cm" svg:y2="15.465cm">
          <text:p text:style-name="P1"/>
        </draw:line>
        <draw:line draw:style-name="gr18" draw:text-style-name="P8" draw:layer="layout" svg:x1="7.581cm" svg:y1="16.052cm" svg:x2="7.581cm" svg:y2="15.466cm">
          <text:p text:style-name="P1"/>
        </draw:line>
        <draw:line draw:style-name="gr18" draw:text-style-name="P8" draw:layer="layout" svg:x1="7.581cm" svg:y1="16.052cm" svg:x2="7.581cm" svg:y2="15.465cm">
          <text:p text:style-name="P1"/>
        </draw:line>
        <draw:line draw:style-name="gr18" draw:text-style-name="P8" draw:layer="layout" svg:x1="8.162cm" svg:y1="16.052cm" svg:x2="8.162cm" svg:y2="15.466cm">
          <text:p text:style-name="P1"/>
        </draw:line>
        <draw:line draw:style-name="gr18" draw:text-style-name="P8" draw:layer="layout" svg:x1="8.162cm" svg:y1="16.052cm" svg:x2="8.162cm" svg:y2="15.465cm">
          <text:p text:style-name="P1"/>
        </draw:line>
        <draw:line draw:style-name="gr18" draw:text-style-name="P8" draw:layer="layout" svg:x1="8.743cm" svg:y1="16.052cm" svg:x2="8.743cm" svg:y2="15.466cm">
          <text:p text:style-name="P1"/>
        </draw:line>
        <draw:line draw:style-name="gr18" draw:text-style-name="P8" draw:layer="layout" svg:x1="8.743cm" svg:y1="16.052cm" svg:x2="8.743cm" svg:y2="15.465cm">
          <text:p text:style-name="P1"/>
        </draw:line>
        <draw:line draw:style-name="gr18" draw:text-style-name="P8" draw:layer="layout" svg:x1="9.323cm" svg:y1="16.052cm" svg:x2="9.323cm" svg:y2="15.466cm">
          <text:p text:style-name="P1"/>
        </draw:line>
        <draw:line draw:style-name="gr18" draw:text-style-name="P8" draw:layer="layout" svg:x1="9.323cm" svg:y1="16.052cm" svg:x2="9.323cm" svg:y2="15.465cm">
          <text:p text:style-name="P1"/>
        </draw:line>
        <draw:line draw:style-name="gr18" draw:text-style-name="P8" draw:layer="layout" svg:x1="9.904cm" svg:y1="16.052cm" svg:x2="9.904cm" svg:y2="15.466cm">
          <text:p text:style-name="P1"/>
        </draw:line>
        <draw:line draw:style-name="gr18" draw:text-style-name="P8" draw:layer="layout" svg:x1="9.904cm" svg:y1="16.052cm" svg:x2="9.904cm" svg:y2="15.465cm">
          <text:p text:style-name="P1"/>
        </draw:line>
        <draw:line draw:style-name="gr18" draw:text-style-name="P8" draw:layer="layout" svg:x1="10.486cm" svg:y1="16.052cm" svg:x2="10.486cm" svg:y2="15.466cm">
          <text:p text:style-name="P1"/>
        </draw:line>
        <draw:line draw:style-name="gr18" draw:text-style-name="P8" draw:layer="layout" svg:x1="10.486cm" svg:y1="16.052cm" svg:x2="10.486cm" svg:y2="15.465cm">
          <text:p text:style-name="P1"/>
        </draw:line>
        <draw:line draw:style-name="gr18" draw:text-style-name="P8" draw:layer="layout" svg:x1="11.066cm" svg:y1="16.052cm" svg:x2="11.066cm" svg:y2="15.466cm">
          <text:p text:style-name="P1"/>
        </draw:line>
        <draw:line draw:style-name="gr18" draw:text-style-name="P8" draw:layer="layout" svg:x1="11.066cm" svg:y1="16.052cm" svg:x2="11.066cm" svg:y2="15.465cm">
          <text:p text:style-name="P1"/>
        </draw:line>
        <draw:line draw:style-name="gr18" draw:text-style-name="P8" draw:layer="layout" svg:x1="11.647cm" svg:y1="16.052cm" svg:x2="11.647cm" svg:y2="15.466cm">
          <text:p text:style-name="P1"/>
        </draw:line>
        <draw:line draw:style-name="gr18" draw:text-style-name="P8" draw:layer="layout" svg:x1="11.647cm" svg:y1="16.052cm" svg:x2="11.647cm" svg:y2="15.465cm">
          <text:p text:style-name="P1"/>
        </draw:line>
        <draw:line draw:style-name="gr18" draw:text-style-name="P8" draw:layer="layout" svg:x1="12.228cm" svg:y1="16.052cm" svg:x2="12.228cm" svg:y2="15.466cm">
          <text:p text:style-name="P1"/>
        </draw:line>
        <draw:line draw:style-name="gr18" draw:text-style-name="P8" draw:layer="layout" svg:x1="12.228cm" svg:y1="16.052cm" svg:x2="12.228cm" svg:y2="15.465cm">
          <text:p text:style-name="P1"/>
        </draw:line>
        <draw:line draw:style-name="gr18" draw:text-style-name="P8" draw:layer="layout" svg:x1="12.81cm" svg:y1="16.052cm" svg:x2="12.81cm" svg:y2="15.466cm">
          <text:p text:style-name="P1"/>
        </draw:line>
        <draw:line draw:style-name="gr18" draw:text-style-name="P8" draw:layer="layout" svg:x1="12.81cm" svg:y1="16.052cm" svg:x2="12.81cm" svg:y2="15.465cm">
          <text:p text:style-name="P1"/>
        </draw:line>
        <draw:line draw:style-name="gr18" draw:text-style-name="P8" draw:layer="layout" svg:x1="13.39cm" svg:y1="16.052cm" svg:x2="13.39cm" svg:y2="15.466cm">
          <text:p text:style-name="P1"/>
        </draw:line>
        <draw:line draw:style-name="gr18" draw:text-style-name="P8" draw:layer="layout" svg:x1="13.39cm" svg:y1="16.052cm" svg:x2="13.39cm" svg:y2="15.465cm">
          <text:p text:style-name="P1"/>
        </draw:line>
        <draw:line draw:style-name="gr18" draw:text-style-name="P8" draw:layer="layout" svg:x1="13.971cm" svg:y1="16.052cm" svg:x2="13.971cm" svg:y2="15.466cm">
          <text:p text:style-name="P1"/>
        </draw:line>
        <draw:line draw:style-name="gr18" draw:text-style-name="P8" draw:layer="layout" svg:x1="13.971cm" svg:y1="16.052cm" svg:x2="13.971cm" svg:y2="15.465cm">
          <text:p text:style-name="P1"/>
        </draw:line>
        <draw:line draw:style-name="gr18" draw:text-style-name="P8" draw:layer="layout" svg:x1="14.552cm" svg:y1="16.052cm" svg:x2="14.552cm" svg:y2="15.466cm">
          <text:p text:style-name="P1"/>
        </draw:line>
        <draw:line draw:style-name="gr18" draw:text-style-name="P8" draw:layer="layout" svg:x1="14.552cm" svg:y1="16.052cm" svg:x2="14.552cm" svg:y2="15.465cm">
          <text:p text:style-name="P1"/>
        </draw:line>
        <draw:line draw:style-name="gr18" draw:text-style-name="P8" draw:layer="layout" svg:x1="15.132cm" svg:y1="16.052cm" svg:x2="15.132cm" svg:y2="15.466cm">
          <text:p text:style-name="P1"/>
        </draw:line>
        <draw:line draw:style-name="gr18" draw:text-style-name="P8" draw:layer="layout" svg:x1="15.132cm" svg:y1="16.052cm" svg:x2="15.132cm" svg:y2="15.465cm">
          <text:p text:style-name="P1"/>
        </draw:line>
        <draw:line draw:style-name="gr18" draw:text-style-name="P8" draw:layer="layout" svg:x1="15.714cm" svg:y1="16.052cm" svg:x2="15.714cm" svg:y2="15.466cm">
          <text:p text:style-name="P1"/>
        </draw:line>
        <draw:line draw:style-name="gr18" draw:text-style-name="P8" draw:layer="layout" svg:x1="15.714cm" svg:y1="16.052cm" svg:x2="15.714cm" svg:y2="15.465cm">
          <text:p text:style-name="P1"/>
        </draw:line>
        <draw:line draw:style-name="gr18" draw:text-style-name="P8" draw:layer="layout" svg:x1="16.295cm" svg:y1="16.052cm" svg:x2="16.295cm" svg:y2="15.466cm">
          <text:p text:style-name="P1"/>
        </draw:line>
        <draw:line draw:style-name="gr18" draw:text-style-name="P8" draw:layer="layout" svg:x1="16.295cm" svg:y1="16.052cm" svg:x2="16.295cm" svg:y2="15.466cm">
          <text:p text:style-name="P1"/>
        </draw:line>
        <draw:line draw:style-name="gr18" draw:text-style-name="P8" draw:layer="layout" svg:x1="16.295cm" svg:y1="16.052cm" svg:x2="16.295cm" svg:y2="15.465cm">
          <text:p text:style-name="P1"/>
        </draw:line>
        <draw:line draw:style-name="gr18" draw:text-style-name="P8" draw:layer="layout" svg:x1="16.876cm" svg:y1="16.052cm" svg:x2="16.876cm" svg:y2="15.466cm">
          <text:p text:style-name="P1"/>
        </draw:line>
        <draw:line draw:style-name="gr18" draw:text-style-name="P8" draw:layer="layout" svg:x1="16.876cm" svg:y1="16.052cm" svg:x2="16.876cm" svg:y2="15.465cm">
          <text:p text:style-name="P1"/>
        </draw:line>
        <draw:line draw:style-name="gr18" draw:text-style-name="P8" draw:layer="layout" svg:x1="17.456cm" svg:y1="16.052cm" svg:x2="17.456cm" svg:y2="15.466cm">
          <text:p text:style-name="P1"/>
        </draw:line>
        <draw:line draw:style-name="gr18" draw:text-style-name="P8" draw:layer="layout" svg:x1="17.456cm" svg:y1="16.052cm" svg:x2="17.456cm" svg:y2="15.465cm">
          <text:p text:style-name="P1"/>
        </draw:line>
        <draw:line draw:style-name="gr18" draw:text-style-name="P8" draw:layer="layout" svg:x1="18.037cm" svg:y1="16.052cm" svg:x2="18.037cm" svg:y2="15.466cm">
          <text:p text:style-name="P1"/>
        </draw:line>
        <draw:line draw:style-name="gr18" draw:text-style-name="P8" draw:layer="layout" svg:x1="18.037cm" svg:y1="16.052cm" svg:x2="18.037cm" svg:y2="15.465cm">
          <text:p text:style-name="P1"/>
        </draw:line>
        <draw:line draw:style-name="gr18" draw:text-style-name="P8" draw:layer="layout" svg:x1="18.619cm" svg:y1="16.052cm" svg:x2="18.619cm" svg:y2="15.466cm">
          <text:p text:style-name="P1"/>
        </draw:line>
        <draw:line draw:style-name="gr18" draw:text-style-name="P8" draw:layer="layout" svg:x1="18.619cm" svg:y1="16.052cm" svg:x2="18.619cm" svg:y2="15.465cm">
          <text:p text:style-name="P1"/>
        </draw:line>
        <draw:line draw:style-name="gr18" draw:text-style-name="P8" draw:layer="layout" svg:x1="19.2cm" svg:y1="16.052cm" svg:x2="19.2cm" svg:y2="15.466cm">
          <text:p text:style-name="P1"/>
        </draw:line>
        <draw:line draw:style-name="gr18" draw:text-style-name="P8" draw:layer="layout" svg:x1="19.2cm" svg:y1="16.052cm" svg:x2="19.2cm" svg:y2="15.465cm">
          <text:p text:style-name="P1"/>
        </draw:line>
        <draw:line draw:style-name="gr18" draw:text-style-name="P8" draw:layer="layout" svg:x1="19.78cm" svg:y1="16.052cm" svg:x2="19.78cm" svg:y2="15.466cm">
          <text:p text:style-name="P1"/>
        </draw:line>
        <draw:line draw:style-name="gr18" draw:text-style-name="P8" draw:layer="layout" svg:x1="19.78cm" svg:y1="16.052cm" svg:x2="19.78cm" svg:y2="15.465cm">
          <text:p text:style-name="P1"/>
        </draw:line>
        <draw:line draw:style-name="gr18" draw:text-style-name="P8" draw:layer="layout" svg:x1="20.361cm" svg:y1="16.052cm" svg:x2="20.361cm" svg:y2="15.466cm">
          <text:p text:style-name="P1"/>
        </draw:line>
        <draw:line draw:style-name="gr18" draw:text-style-name="P8" draw:layer="layout" svg:x1="20.361cm" svg:y1="16.052cm" svg:x2="20.361cm" svg:y2="15.465cm">
          <text:p text:style-name="P1"/>
        </draw:line>
        <draw:line draw:style-name="gr18" draw:text-style-name="P8" draw:layer="layout" svg:x1="20.943cm" svg:y1="16.052cm" svg:x2="20.943cm" svg:y2="15.466cm">
          <text:p text:style-name="P1"/>
        </draw:line>
        <draw:line draw:style-name="gr18" draw:text-style-name="P8" draw:layer="layout" svg:x1="20.943cm" svg:y1="16.052cm" svg:x2="20.943cm" svg:y2="15.465cm">
          <text:p text:style-name="P1"/>
        </draw:line>
        <draw:line draw:style-name="gr18" draw:text-style-name="P8" draw:layer="layout" svg:x1="21.523cm" svg:y1="16.052cm" svg:x2="21.523cm" svg:y2="15.466cm">
          <text:p text:style-name="P1"/>
        </draw:line>
        <draw:line draw:style-name="gr18" draw:text-style-name="P8" draw:layer="layout" svg:x1="21.523cm" svg:y1="16.052cm" svg:x2="21.523cm" svg:y2="15.465cm">
          <text:p text:style-name="P1"/>
        </draw:line>
        <draw:line draw:style-name="gr18" draw:text-style-name="P8" draw:layer="layout" svg:x1="22.104cm" svg:y1="16.052cm" svg:x2="22.104cm" svg:y2="15.466cm">
          <text:p text:style-name="P1"/>
        </draw:line>
        <draw:custom-shape draw:style-name="gr22" draw:text-style-name="P8" draw:layer="layout" svg:width="4.304cm" svg:height="1.172cm" svg:x="6.385cm" svg:y="6.983cm">
          <text:p text:style-name="P1"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7.949cm" svg:height="1.172cm" svg:x="16.88cm" svg:y="6.983cm">
          <text:p text:style-name="P1"/>
          <draw:enhanced-geometry svg:viewBox="0 0 21600 21600" draw:type="rectangle" draw:enhanced-path="M 0 0 L 21600 0 21600 21600 0 21600 0 0 Z N"/>
        </draw:custom-shape>
        <draw:line draw:style-name="gr32" draw:text-style-name="P8" draw:layer="layout" svg:x1="13.96cm" svg:y1="5.836cm" svg:x2="13.96cm" svg:y2="16.1cm">
          <text:p text:style-name="P1"/>
        </draw:line>
        <draw:line draw:style-name="gr32" draw:text-style-name="P8" draw:layer="layout" svg:x1="16.88cm" svg:y1="5.895cm" svg:x2="16.88cm" svg:y2="16.101cm">
          <text:p text:style-name="P1"/>
        </draw:line>
        <draw:rect draw:style-name="gr33" draw:text-style-name="P8" draw:layer="layout" svg:width="1.68cm" svg:height="0.74cm" svg:x="13.058cm" svg:y="6.197cm">
          <text:p text:style-name="P1"/>
        </draw:rect>
        <draw:frame draw:style-name="gr34" draw:text-style-name="P21" draw:layer="layout" svg:width="6.302cm" svg:height="1.974cm" svg:x="11.197cm" svg:y="5.845cm">
          <draw:text-box>
            <text:p text:style-name="P14"><text:span text:style-name="T13">wait(reply_event)</text:span></text:p>
          </draw:text-box>
        </draw:frame>
        <draw:custom-shape draw:style-name="gr22" draw:text-style-name="P8" draw:layer="layout" svg:width="3.29cm" svg:height="1.172cm" svg:x="10.689cm" svg:y="12.798cm">
          <text:p text:style-name="P1"/>
          <draw:enhanced-geometry svg:viewBox="0 0 21600 21600" draw:type="rectangle" draw:enhanced-path="M 0 0 L 21600 0 21600 21600 0 21600 0 0 Z N"/>
        </draw:custom-shape>
        <draw:custom-shape draw:style-name="gr35" draw:text-style-name="P8" draw:layer="layout" svg:width="0.453cm" svg:height="2.942cm" draw:transform="rotate (1.56643300366462) translate (13.938cm 16.588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6" draw:text-style-name="P1" draw:layer="layout" svg:width="0.965cm" svg:height="1.694cm" svg:x="15.039cm" svg:y="16.42cm">
          <draw:text-box>
            <text:p text:style-name="P1">t</text:p>
          </draw:text-box>
        </draw:frame>
        <draw:rect draw:style-name="gr33" draw:text-style-name="P8" draw:layer="layout" svg:width="1.68cm" svg:height="0.741cm" svg:x="16.101cm" svg:y="10.079cm">
          <text:p text:style-name="P1"/>
        </draw:rect>
        <draw:frame draw:style-name="gr37" draw:text-style-name="P20" draw:layer="layout" svg:width="6.9cm" svg:height="1.401cm" svg:x="17.229cm" svg:y="9.719cm">
          <draw:text-box>
            <text:p text:style-name="P19"><text:span text:style-name="T6">reply_event.notify(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 text:style-name="P1">Untimed TLM</text:p>
          </draw:text-box>
        </draw:frame>
        <draw:g>
          <draw:frame draw:style-name="gr38" draw:text-style-name="P9" draw:layer="layout" svg:width="5.585cm" svg:height="1.422cm" svg:x="5.858cm" svg:y="8.734cm">
            <draw:text-box>
              <text:p text:style-name="P1"><text:span text:style-name="T6">Initiator thread</text:span></text:p>
            </draw:text-box>
          </draw:frame>
          <draw:frame draw:style-name="gr39" draw:text-style-name="P9" draw:layer="layout" svg:width="4.894cm" svg:height="1.422cm" svg:x="6.031cm" svg:y="11.386cm">
            <draw:text-box>
              <text:p text:style-name="P1"><text:span text:style-name="T6">Target Send</text:span></text:p>
            </draw:text-box>
          </draw:frame>
          <draw:line draw:style-name="gr18" draw:text-style-name="P8" draw:layer="layout" svg:x1="11.594cm" svg:y1="9.588cm" svg:x2="17.737cm" svg:y2="9.588cm">
            <text:p text:style-name="P1"/>
          </draw:line>
          <draw:custom-shape draw:style-name="gr40" draw:text-style-name="P8" draw:layer="layout" svg:width="0.968cm" svg:height="0.984cm" svg:x="12.005cm" svg:y="9.095cm">
            <text:p text:style-name="P1"/>
            <draw:enhanced-geometry svg:viewBox="0 0 21600 21600" draw:type="rectangle" draw:enhanced-path="M 0 0 L 21600 0 21600 21600 0 21600 0 0 Z N"/>
          </draw:custom-shape>
          <draw:line draw:style-name="gr13" draw:text-style-name="P8" draw:layer="layout" svg:x1="12.948cm" svg:y1="7.864cm" svg:x2="12.948cm" svg:y2="9.054cm">
            <text:p text:style-name="P1"/>
          </draw:line>
          <draw:frame draw:style-name="gr41" draw:text-style-name="P9" draw:layer="layout" svg:width="2.045cm" svg:height="1.422cm" svg:x="11.899cm" svg:y="6.586cm">
            <draw:text-box>
              <text:p text:style-name="P1"><text:span text:style-name="T6">wait</text:span></text:p>
            </draw:text-box>
          </draw:frame>
          <draw:frame draw:style-name="gr42" draw:text-style-name="P23" draw:layer="layout" svg:width="8.265cm" svg:height="1.176cm" svg:x="13.609cm" svg:y="10.481cm">
            <draw:text-box>
              <text:p text:style-name="P19"><text:span text:style-name="T14">reply_event.notify_delayed()</text:span></text:p>
            </draw:text-box>
          </draw:frame>
          <draw:line draw:style-name="gr26" draw:text-style-name="P8" draw:layer="layout" svg:x1="11.298cm" svg:y1="14.449cm" svg:x2="18.117cm" svg:y2="14.449cm">
            <text:p text:style-name="P1"/>
          </draw:line>
          <draw:line draw:style-name="gr18" draw:text-style-name="P8" draw:layer="layout" svg:x1="12.899cm" svg:y1="14.701cm" svg:x2="12.899cm" svg:y2="14.208cm">
            <text:p text:style-name="P1"/>
          </draw:line>
          <draw:line draw:style-name="gr18" draw:text-style-name="P8" draw:layer="layout" svg:x1="13.869cm" svg:y1="14.701cm" svg:x2="13.869cm" svg:y2="14.208cm">
            <text:p text:style-name="P1"/>
          </draw:line>
          <draw:frame draw:style-name="gr43" draw:text-style-name="P22" draw:layer="layout" svg:width="2.776cm" svg:height="2.546cm" svg:x="7.059cm" svg:y="13.226cm">
            <draw:text-box>
              <text:p text:style-name="P14"><text:span text:style-name="T6">delta</text:span></text:p>
              <text:p text:style-name="P14"><text:span text:style-name="T6">cycles</text:span></text:p>
            </draw:text-box>
          </draw:frame>
          <draw:line draw:style-name="gr18" draw:text-style-name="P8" draw:layer="layout" svg:x1="14.822cm" svg:y1="14.701cm" svg:x2="14.822cm" svg:y2="14.208cm">
            <text:p text:style-name="P1"/>
          </draw:line>
          <draw:line draw:style-name="gr18" draw:text-style-name="P8" draw:layer="layout" svg:x1="15.79cm" svg:y1="14.701cm" svg:x2="15.79cm" svg:y2="14.208cm">
            <text:p text:style-name="P1"/>
          </draw:line>
          <draw:line draw:style-name="gr18" draw:text-style-name="P8" draw:layer="layout" svg:x1="16.743cm" svg:y1="14.701cm" svg:x2="16.743cm" svg:y2="14.208cm">
            <text:p text:style-name="P1"/>
          </draw:line>
          <draw:line draw:style-name="gr44" draw:text-style-name="P8" draw:layer="layout" svg:x1="12.925cm" svg:y1="14.621cm" svg:x2="12.925cm" svg:y2="10.139cm">
            <text:p text:style-name="P1"/>
          </draw:line>
          <draw:ellipse draw:style-name="gr45" draw:text-style-name="P8" draw:layer="layout" svg:width="1.375cm" svg:height="1.358cm" svg:x="11.721cm" svg:y="11.436cm">
            <text:p text:style-name="P1"/>
          </draw:ellipse>
          <draw:path draw:style-name="gr13" draw:text-style-name="P8" draw:layer="layout" svg:width="2.463cm" svg:height="0.679cm" draw:transform="skewX (-0.0055850536063808) rotate (-1.66085531619868) translate (12.286cm 9.626cm)" svg:viewBox="0 0 2464 680" svg:d="m0 0 264 296c534 373 1285 479 1676 294 417-136 241-424 523-590">
            <text:p text:style-name="P1"/>
          </draw:path>
          <draw:frame draw:style-name="gr46" draw:text-style-name="P1" draw:layer="layout" svg:width="3.903cm" svg:height="1.422cm" svg:x="18.256cm" svg:y="13.665cm">
            <draw:text-box>
              <text:p text:style-name="P1">Zero time</text:p>
            </draw:text-box>
          </draw:frame>
          <draw:custom-shape draw:style-name="gr40" draw:text-style-name="P8" draw:layer="layout" svg:width="0.968cm" svg:height="0.984cm" svg:x="12.944cm" svg:y="9.099cm">
            <text:p text:style-name="P1"/>
            <draw:enhanced-geometry svg:viewBox="0 0 21600 21600" draw:type="rectangle" draw:enhanced-path="M 0 0 L 21600 0 21600 21600 0 21600 0 0 Z N"/>
          </draw:custom-shape>
          <draw:path draw:style-name="gr13" draw:text-style-name="P8" draw:layer="layout" svg:width="2.463cm" svg:height="0.499cm" draw:transform="skewX (-0.0059341194567796) rotate (1.47986467276571) translate (12.232cm 12.079cm)" svg:viewBox="0 0 2464 500" svg:d="m0 2 264 296c535 371 1588 158 1958-69 399-261-42-63 241-229">
            <text:p text:style-name="P1"/>
          </draw:path>
          <draw:path draw:style-name="gr47" draw:text-style-name="P8" draw:layer="layout" svg:width="2.545cm" svg:height="0.677cm" draw:transform="skewX (-0.00663225115757719) rotate (1.47951560691531) translate (12.874cm 12.197cm)" svg:viewBox="0 0 2546 678" svg:d="m0 0 264 296c535 372 1285 477 1676 291 418-136 323-152 605-318">
            <text:p text:style-name="P1"/>
          </draw:path>
          <draw:frame draw:style-name="gr48" draw:text-style-name="P22" draw:layer="layout" svg:width="1.566cm" svg:height="1.422cm" svg:x="13.812cm" svg:y="15.511cm">
            <draw:text-box>
              <text:p text:style-name="P14"><text:span text:style-name="T6">(a)</text:span></text:p>
            </draw:text-box>
          </draw:frame>
        </draw:g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 text:style-name="P1">Untimed TLM</text:p>
          </draw:text-box>
        </draw:frame>
        <draw:frame draw:style-name="gr49" draw:text-style-name="P9" draw:layer="layout" svg:width="6.544cm" svg:height="1.555cm" svg:x="5.06cm" svg:y="7.445cm">
          <draw:text-box>
            <text:p text:style-name="P1"><text:span text:style-name="T6">Initiator thread</text:span></text:p>
          </draw:text-box>
        </draw:frame>
        <draw:frame draw:style-name="gr50" draw:text-style-name="P9" draw:layer="layout" svg:width="5.735cm" svg:height="1.554cm" svg:x="5.322cm" svg:y="10.295cm">
          <draw:text-box>
            <text:p text:style-name="P1"><text:span text:style-name="T6">Target Send</text:span></text:p>
          </draw:text-box>
        </draw:frame>
        <draw:frame draw:style-name="gr51" draw:text-style-name="P22" draw:layer="layout" svg:width="6.193cm" svg:height="2.783cm" svg:x="5.181cm" svg:y="12.053cm">
          <draw:text-box>
            <text:p text:style-name="P14"><text:span text:style-name="T6">Other initiator</text:span></text:p>
            <text:p text:style-name="P14"><text:span text:style-name="T6">thread</text:span></text:p>
          </draw:text-box>
        </draw:frame>
        <draw:line draw:style-name="gr18" draw:text-style-name="P8" draw:layer="layout" svg:x1="10.132cm" svg:y1="8.14cm" svg:x2="17.331cm" svg:y2="8.14cm">
          <text:p text:style-name="P1"/>
        </draw:line>
        <draw:custom-shape draw:style-name="gr40" draw:text-style-name="P8" draw:layer="layout" svg:width="1.134cm" svg:height="1.076cm" svg:x="10.614cm" svg:y="7.6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1.719cm" svg:y1="6.255cm" svg:x2="11.719cm" svg:y2="7.556cm">
          <text:p text:style-name="P1"/>
        </draw:line>
        <draw:frame draw:style-name="gr52" draw:text-style-name="P9" draw:layer="layout" svg:width="2.396cm" svg:height="1.555cm" svg:x="10.981cm" svg:y="5.08cm">
          <draw:text-box>
            <text:p text:style-name="P1"><text:span text:style-name="T6">wait</text:span></text:p>
          </draw:text-box>
        </draw:frame>
        <draw:line draw:style-name="gr18" draw:text-style-name="P8" draw:layer="layout" svg:x1="10.132cm" svg:y1="13.193cm" svg:x2="17.331cm" svg:y2="13.193cm">
          <text:p text:style-name="P1"/>
        </draw:line>
        <draw:custom-shape draw:style-name="gr53" draw:text-style-name="P8" draw:layer="layout" svg:width="1.133cm" svg:height="1.076cm" svg:x="11.681cm" svg:y="12.602cm">
          <text:p text:style-name="P1"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133cm" svg:height="1.077cm" svg:x="12.803cm" svg:y="12.603cm">
          <text:p text:style-name="P1"/>
          <draw:enhanced-geometry svg:viewBox="0 0 21600 21600" draw:type="rectangle" draw:enhanced-path="M 0 0 L 21600 0 21600 21600 0 21600 0 0 Z N"/>
        </draw:custom-shape>
        <draw:custom-shape draw:style-name="gr53" draw:text-style-name="P8" draw:layer="layout" svg:width="1.134cm" svg:height="1.077cm" svg:x="13.927cm" svg:y="12.604cm">
          <text:p text:style-name="P1"/>
          <draw:enhanced-geometry svg:viewBox="0 0 21600 21600" draw:type="rectangle" draw:enhanced-path="M 0 0 L 21600 0 21600 21600 0 21600 0 0 Z N"/>
        </draw:custom-shape>
        <draw:frame draw:style-name="gr54" draw:text-style-name="P23" draw:layer="layout" svg:width="9.685cm" svg:height="1.286cm" svg:x="15.212cm" svg:y="8.951cm">
          <draw:text-box>
            <text:p text:style-name="P19"><text:span text:style-name="T14">reply_event.notify_delayed()</text:span></text:p>
          </draw:text-box>
        </draw:frame>
        <draw:line draw:style-name="gr26" draw:text-style-name="P8" draw:layer="layout" svg:x1="9.786cm" svg:y1="16.449cm" svg:x2="17.776cm" svg:y2="16.449cm">
          <text:p text:style-name="P1"/>
        </draw:line>
        <draw:line draw:style-name="gr18" draw:text-style-name="P8" draw:layer="layout" svg:x1="11.661cm" svg:y1="16.723cm" svg:x2="11.661cm" svg:y2="16.184cm">
          <text:p text:style-name="P1"/>
        </draw:line>
        <draw:line draw:style-name="gr18" draw:text-style-name="P8" draw:layer="layout" svg:x1="12.798cm" svg:y1="16.723cm" svg:x2="12.798cm" svg:y2="16.184cm">
          <text:p text:style-name="P1"/>
        </draw:line>
        <draw:frame draw:style-name="gr55" draw:text-style-name="P22" draw:layer="layout" svg:width="3.253cm" svg:height="2.783cm" svg:x="6.785cm" svg:y="15.334cm">
          <draw:text-box>
            <text:p text:style-name="P14"><text:span text:style-name="T6">delta</text:span></text:p>
            <text:p text:style-name="P14"><text:span text:style-name="T6">cycles</text:span></text:p>
          </draw:text-box>
        </draw:frame>
        <draw:line draw:style-name="gr18" draw:text-style-name="P8" draw:layer="layout" svg:x1="13.915cm" svg:y1="16.723cm" svg:x2="13.915cm" svg:y2="16.184cm">
          <text:p text:style-name="P1"/>
        </draw:line>
        <draw:line draw:style-name="gr18" draw:text-style-name="P8" draw:layer="layout" svg:x1="15.05cm" svg:y1="16.723cm" svg:x2="15.05cm" svg:y2="16.184cm">
          <text:p text:style-name="P1"/>
        </draw:line>
        <draw:line draw:style-name="gr18" draw:text-style-name="P8" draw:layer="layout" svg:x1="16.166cm" svg:y1="16.723cm" svg:x2="16.166cm" svg:y2="16.184cm">
          <text:p text:style-name="P1"/>
        </draw:line>
        <draw:line draw:style-name="gr56" draw:text-style-name="P8" draw:layer="layout" svg:x1="12.726cm" svg:y1="5.749cm" svg:x2="14.997cm" svg:y2="5.749cm">
          <text:p text:style-name="P1"/>
        </draw:line>
        <draw:line draw:style-name="gr57" draw:text-style-name="P8" draw:layer="layout" svg:x1="15.038cm" svg:y1="16.638cm" svg:x2="15.038cm" svg:y2="5.383cm">
          <text:p text:style-name="P1"/>
        </draw:line>
        <draw:line draw:style-name="gr57" draw:text-style-name="P8" draw:layer="layout" svg:x1="11.692cm" svg:y1="16.638cm" svg:x2="11.692cm" svg:y2="8.742cm">
          <text:p text:style-name="P1"/>
        </draw:line>
        <draw:ellipse draw:style-name="gr45" draw:text-style-name="P8" draw:layer="layout" svg:width="1.611cm" svg:height="1.485cm" svg:x="10.282cm" svg:y="10.16cm">
          <text:p text:style-name="P1"/>
        </draw:ellipse>
        <draw:ellipse draw:style-name="gr45" draw:text-style-name="P8" draw:layer="layout" svg:width="1.612cm" svg:height="1.484cm" svg:x="14.195cm" svg:y="10.162cm">
          <text:p text:style-name="P1"/>
        </draw:ellipse>
        <draw:path draw:style-name="gr13" draw:text-style-name="P8" draw:layer="layout" svg:width="2.185cm" svg:height="1.015cm" draw:transform="skewX (0.0179768912955382) rotate (-1.47445415208572) translate (14.713cm 10.782cm)" svg:viewBox="0 0 2186 1016" svg:d="m2185 577-293 218c-603 164-855 334-1283 120-456-161-300-720-609-915">
          <text:p text:style-name="P1"/>
        </draw:path>
        <draw:path draw:style-name="gr13" draw:text-style-name="P8" draw:layer="layout" svg:width="2.15cm" svg:height="1.434cm" draw:transform="skewX (0.0179768912955382) rotate (1.66801116613067) translate (14.57cm 13.168cm)" svg:viewBox="0 0 2151 1435" svg:d="m2150 1044-185 227c-584 434-1063-84-1397-523-440-492-259-552-568-748">
          <text:p text:style-name="P1"/>
        </draw:path>
        <draw:frame draw:style-name="gr58" draw:text-style-name="P1" draw:layer="layout" svg:width="4.575cm" svg:height="1.554cm" svg:x="17.938cm" svg:y="15.591cm">
          <draw:text-box>
            <text:p text:style-name="P1">Zero time</text:p>
          </draw:text-box>
        </draw:frame>
        <draw:custom-shape draw:style-name="gr40" draw:text-style-name="P8" draw:layer="layout" svg:width="1.134cm" svg:height="1.077cm" svg:x="15.022cm" svg:y="7.605cm">
          <text:p text:style-name="P1"/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15cm" svg:y1="10.501cm" svg:x2="15.574cm" svg:y2="8.364cm">
          <text:p text:style-name="P1"/>
        </draw:line>
        <draw:path draw:style-name="gr13" draw:text-style-name="P8" draw:layer="layout" svg:width="2.695cm" svg:height="0.794cm" draw:transform="skewX (-0.0185004900711364) rotate (-1.66818569905705) translate (10.947cm 8.313cm)" svg:viewBox="0 0 2696 795" svg:d="m0 3 289 345c586 436 1405 558 1832 342 459-159 264-497 574-690">
          <text:p text:style-name="P1"/>
        </draw:path>
        <draw:path draw:style-name="gr13" draw:text-style-name="P8" draw:layer="layout" svg:width="2.695cm" svg:height="0.585cm" draw:transform="skewX (-0.018325957145937) rotate (1.47340695453333) translate (10.881cm 10.996cm)" svg:viewBox="0 0 2696 586" svg:d="m0 3 290 347c585 434 1737 183 2141-82 437-305-46-74 264-268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 text:style-name="P1">Timed TLM</text:p>
          </draw:text-box>
        </draw:frame>
        <draw:frame draw:style-name="gr59" draw:text-style-name="P9" draw:layer="layout" svg:width="7.178cm" svg:height="1.884cm" svg:x="7.586cm" svg:y="8.392cm">
          <draw:text-box>
            <text:p text:style-name="P1"><text:span text:style-name="T6">Initiator thread</text:span></text:p>
          </draw:text-box>
        </draw:frame>
        <draw:frame draw:style-name="gr60" draw:text-style-name="P9" draw:layer="layout" svg:width="6.291cm" svg:height="1.884cm" svg:x="7.979cm" svg:y="11.715cm">
          <draw:text-box>
            <text:p text:style-name="P1"><text:span text:style-name="T6">Target Send</text:span></text:p>
          </draw:text-box>
        </draw:frame>
        <draw:line draw:style-name="gr18" draw:text-style-name="P8" draw:layer="layout" svg:x1="12.539cm" svg:y1="9.077cm" svg:x2="20.434cm" svg:y2="9.077cm">
          <text:p text:style-name="P1"/>
        </draw:line>
        <draw:custom-shape draw:style-name="gr40" draw:text-style-name="P8" draw:layer="layout" svg:width="1.244cm" svg:height="1.304cm" svg:x="13.067cm" svg:y="8.422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4.279cm" svg:y1="6.792cm" svg:x2="14.279cm" svg:y2="8.369cm">
          <text:p text:style-name="P1"/>
        </draw:line>
        <draw:frame draw:style-name="gr61" draw:text-style-name="P9" draw:layer="layout" svg:width="2.628cm" svg:height="1.884cm" svg:x="13.49cm" svg:y="5.574cm">
          <draw:text-box>
            <text:p text:style-name="P1"><text:span text:style-name="T6">wait</text:span></text:p>
          </draw:text-box>
        </draw:frame>
        <draw:line draw:style-name="gr26" draw:text-style-name="P8" draw:layer="layout" svg:x1="12.159cm" svg:y1="15.517cm" svg:x2="20.923cm" svg:y2="15.517cm">
          <text:p text:style-name="P1"/>
        </draw:line>
        <draw:line draw:style-name="gr18" draw:text-style-name="P8" draw:layer="layout" svg:x1="14.244cm" svg:y1="15.849cm" svg:x2="14.244cm" svg:y2="15.197cm">
          <text:p text:style-name="P1"/>
        </draw:line>
        <draw:line draw:style-name="gr18" draw:text-style-name="P8" draw:layer="layout" svg:x1="15.491cm" svg:y1="15.849cm" svg:x2="15.491cm" svg:y2="15.197cm">
          <text:p text:style-name="P1"/>
        </draw:line>
        <draw:frame draw:style-name="gr62" draw:text-style-name="P22" draw:layer="layout" svg:width="3.014cm" svg:height="1.884cm" svg:x="8.681cm" svg:y="14.5cm">
          <draw:text-box>
            <text:p text:style-name="P14"><text:span text:style-name="T6">Time</text:span></text:p>
          </draw:text-box>
        </draw:frame>
        <draw:line draw:style-name="gr18" draw:text-style-name="P8" draw:layer="layout" svg:x1="17.932cm" svg:y1="15.849cm" svg:x2="17.932cm" svg:y2="15.197cm">
          <text:p text:style-name="P1"/>
        </draw:line>
        <draw:line draw:style-name="gr18" draw:text-style-name="P8" draw:layer="layout" svg:x1="19.157cm" svg:y1="15.849cm" svg:x2="19.157cm" svg:y2="15.197cm">
          <text:p text:style-name="P1"/>
        </draw:line>
        <draw:line draw:style-name="gr44" draw:text-style-name="P8" draw:layer="layout" svg:x1="14.249cm" svg:y1="15.744cm" svg:x2="14.249cm" svg:y2="9.807cm">
          <text:p text:style-name="P1"/>
        </draw:line>
        <draw:ellipse draw:style-name="gr45" draw:text-style-name="P8" draw:layer="layout" svg:width="1.767cm" svg:height="1.799cm" svg:x="12.703cm" svg:y="11.525cm">
          <text:p text:style-name="P1"/>
        </draw:ellipse>
        <draw:path draw:style-name="gr13" draw:text-style-name="P8" draw:layer="layout" svg:width="3.262cm" svg:height="0.872cm" draw:transform="skewX (-0.000349065850398796) rotate (-1.65788825647029) translate (13.428cm 9.127cm)" svg:viewBox="0 0 3263 873" svg:d="m0 0 350 381c708 478 1701 614 2219 377 554-174 319-544 693-758">
          <text:p text:style-name="P1"/>
        </draw:path>
        <draw:custom-shape draw:style-name="gr40" draw:text-style-name="P8" draw:layer="layout" svg:width="3.305cm" svg:height="1.304cm" svg:x="16.658cm" svg:y="8.422cm">
          <text:p text:style-name="P1"/>
          <draw:enhanced-geometry svg:viewBox="0 0 21600 21600" draw:type="rectangle" draw:enhanced-path="M 0 0 L 21600 0 21600 21600 0 21600 0 0 Z N"/>
        </draw:custom-shape>
        <draw:path draw:style-name="gr13" draw:text-style-name="P8" draw:layer="layout" svg:width="3.261cm" svg:height="0.641cm" draw:transform="skewX (-0.000349065850398818) rotate (1.4828317324941) translate (13.359cm 12.375cm)" svg:viewBox="0 0 3262 642" svg:d="m0 3 350 380c708 477 2103 202 2592-88 529-337-55-82 319-295">
          <text:p text:style-name="P1"/>
        </draw:path>
        <draw:path draw:style-name="gr47" draw:text-style-name="P8" draw:layer="layout" svg:width="3.653cm" svg:height="2.673cm" draw:transform="skewX (0.000349065850398797) rotate (1.4835298641949) translate (14.185cm 12.532cm)" svg:viewBox="0 0 3654 2674" svg:d="m0 0 774 404c-810-504-485-85 1102 574 1024 389 1304 1034 1777 1695">
          <text:p text:style-name="P1"/>
        </draw:path>
        <draw:line draw:style-name="gr44" draw:text-style-name="P8" draw:layer="layout" svg:x1="16.649cm" svg:y1="15.764cm" svg:x2="16.649cm" svg:y2="6.775cm">
          <text:p text:style-name="P1"/>
        </draw:line>
        <draw:line draw:style-name="gr56" draw:text-style-name="P8" draw:layer="layout" svg:x1="15.227cm" svg:y1="6.226cm" svg:x2="16.625cm" svg:y2="6.226cm">
          <text:p text:style-name="P1"/>
        </draw:line>
        <draw:custom-shape draw:style-name="gr35" draw:text-style-name="P8" draw:layer="layout" svg:width="0.503cm" svg:height="2.447cm" draw:transform="skewX (0.0003490658503988) rotate (1.56643300366462) translate (14.208cm 16.586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3" draw:text-style-name="P1" draw:layer="layout" svg:width="1.072cm" svg:height="1.884cm" svg:x="15.125cm" svg:y="16.444cm">
          <draw:text-box>
            <text:p text:style-name="P1">t</text:p>
          </draw:text-box>
        </draw:frame>
        <draw:rect draw:style-name="gr33" draw:text-style-name="P8" draw:layer="layout" svg:width="1.367cm" svg:height="0.857cm" svg:x="15.927cm" svg:y="10.737cm">
          <text:p text:style-name="P1"/>
        </draw:rect>
        <draw:frame draw:style-name="gr64" draw:text-style-name="P23" draw:layer="layout" svg:width="7.673cm" svg:height="1.558cm" svg:x="15.229cm" svg:y="10.459cm">
          <draw:text-box>
            <text:p text:style-name="P19"><text:span text:style-name="T14">reply_event.notify(t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draw:frame presentation:style-name="pr6" draw:layer="layout" svg:width="25.199cm" svg:height="3.256cm" svg:x="1.4cm" svg:y="0.962cm" presentation:class="title">
          <draw:text-box>
            <text:p text:style-name="P1">Timed TLM</text:p>
          </draw:text-box>
        </draw:frame>
        <draw:frame draw:style-name="gr65" draw:text-style-name="P9" draw:layer="layout" svg:width="6.012cm" svg:height="1.578cm" svg:x="5.682cm" svg:y="7.837cm">
          <draw:text-box>
            <text:p text:style-name="P1"><text:span text:style-name="T6">Initiator thread</text:span></text:p>
          </draw:text-box>
        </draw:frame>
        <draw:frame draw:style-name="gr66" draw:text-style-name="P9" draw:layer="layout" svg:width="5.269cm" svg:height="1.578cm" svg:x="5.973cm" svg:y="10.713cm">
          <draw:text-box>
            <text:p text:style-name="P1"><text:span text:style-name="T6">Target Send</text:span></text:p>
          </draw:text-box>
        </draw:frame>
        <draw:frame draw:style-name="gr67" draw:text-style-name="P22" draw:layer="layout" svg:width="5.688cm" svg:height="2.824cm" svg:x="5.856cm" svg:y="12.48cm">
          <draw:text-box>
            <text:p text:style-name="P14"><text:span text:style-name="T6">Other initiator</text:span></text:p>
            <text:p text:style-name="P14"><text:span text:style-name="T6">thread</text:span></text:p>
          </draw:text-box>
        </draw:frame>
        <draw:line draw:style-name="gr18" draw:text-style-name="P8" draw:layer="layout" svg:x1="10.739cm" svg:y1="8.59cm" svg:x2="20.923cm" svg:y2="8.59cm">
          <text:p text:style-name="P1"/>
        </draw:line>
        <draw:custom-shape draw:style-name="gr40" draw:text-style-name="P8" draw:layer="layout" svg:width="1.042cm" svg:height="1.092cm" svg:x="11.181cm" svg:y="8.042cm">
          <text:p text:style-name="P1"/>
          <draw:enhanced-geometry svg:viewBox="0 0 21600 21600" draw:type="rectangle" draw:enhanced-path="M 0 0 L 21600 0 21600 21600 0 21600 0 0 Z N"/>
        </draw:custom-shape>
        <draw:line draw:style-name="gr13" draw:text-style-name="P8" draw:layer="layout" svg:x1="12.197cm" svg:y1="6.677cm" svg:x2="12.197cm" svg:y2="7.997cm">
          <text:p text:style-name="P1"/>
        </draw:line>
        <draw:frame draw:style-name="gr68" draw:text-style-name="P9" draw:layer="layout" svg:width="2.201cm" svg:height="1.578cm" svg:x="11.392cm" svg:y="5.527cm">
          <draw:text-box>
            <text:p text:style-name="P1"><text:span text:style-name="T6">wait</text:span></text:p>
          </draw:text-box>
        </draw:frame>
        <draw:line draw:style-name="gr18" draw:text-style-name="P8" draw:layer="layout" svg:x1="10.739cm" svg:y1="13.717cm" svg:x2="19.245cm" svg:y2="13.717cm">
          <text:p text:style-name="P1"/>
        </draw:line>
        <draw:custom-shape draw:style-name="gr53" draw:text-style-name="P8" draw:layer="layout" svg:width="3.091cm" svg:height="1.092cm" svg:x="12.161cm" svg:y="13.118cm">
          <text:p text:style-name="P1"/>
          <draw:enhanced-geometry svg:viewBox="0 0 21600 21600" draw:type="rectangle" draw:enhanced-path="M 0 0 L 21600 0 21600 21600 0 21600 0 0 Z N"/>
        </draw:custom-shape>
        <draw:line draw:style-name="gr26" draw:text-style-name="P8" draw:layer="layout" svg:x1="10.421cm" svg:y1="17.021cm" svg:x2="20.363cm" svg:y2="17.021cm">
          <text:p text:style-name="P1"/>
        </draw:line>
        <draw:line draw:style-name="gr18" draw:text-style-name="P8" draw:layer="layout" svg:x1="12.144cm" svg:y1="17.3cm" svg:x2="12.144cm" svg:y2="16.753cm">
          <text:p text:style-name="P1"/>
        </draw:line>
        <draw:line draw:style-name="gr18" draw:text-style-name="P8" draw:layer="layout" svg:x1="13.188cm" svg:y1="17.3cm" svg:x2="13.188cm" svg:y2="16.753cm">
          <text:p text:style-name="P1"/>
        </draw:line>
        <draw:frame draw:style-name="gr69" draw:text-style-name="P22" draw:layer="layout" svg:width="2.525cm" svg:height="1.577cm" svg:x="7.548cm" svg:y="16.317cm">
          <draw:text-box>
            <text:p text:style-name="P14"><text:span text:style-name="T6">Time</text:span></text:p>
          </draw:text-box>
        </draw:frame>
        <draw:line draw:style-name="gr18" draw:text-style-name="P8" draw:layer="layout" svg:x1="14.214cm" svg:y1="17.3cm" svg:x2="14.214cm" svg:y2="16.753cm">
          <text:p text:style-name="P1"/>
        </draw:line>
        <draw:line draw:style-name="gr18" draw:text-style-name="P8" draw:layer="layout" svg:x1="15.256cm" svg:y1="17.3cm" svg:x2="15.256cm" svg:y2="16.753cm">
          <text:p text:style-name="P1"/>
        </draw:line>
        <draw:line draw:style-name="gr18" draw:text-style-name="P8" draw:layer="layout" svg:x1="16.282cm" svg:y1="17.3cm" svg:x2="16.282cm" svg:y2="16.753cm">
          <text:p text:style-name="P1"/>
        </draw:line>
        <draw:line draw:style-name="gr56" draw:text-style-name="P8" draw:layer="layout" svg:x1="13.121cm" svg:y1="6.165cm" svg:x2="17.117cm" svg:y2="6.165cm">
          <text:p text:style-name="P1"/>
        </draw:line>
        <draw:line draw:style-name="gr57" draw:text-style-name="P8" draw:layer="layout" svg:x1="17.216cm" svg:y1="17.214cm" svg:x2="17.216cm" svg:y2="5.792cm">
          <text:p text:style-name="P1"/>
        </draw:line>
        <draw:line draw:style-name="gr57" draw:text-style-name="P8" draw:layer="layout" svg:x1="12.172cm" svg:y1="17.214cm" svg:x2="12.172cm" svg:y2="9.202cm">
          <text:p text:style-name="P1"/>
        </draw:line>
        <draw:ellipse draw:style-name="gr45" draw:text-style-name="P8" draw:layer="layout" svg:width="1.481cm" svg:height="1.506cm" svg:x="10.876cm" svg:y="10.641cm">
          <text:p text:style-name="P1"/>
        </draw:ellipse>
        <draw:ellipse draw:style-name="gr45" draw:text-style-name="P8" draw:layer="layout" svg:width="1.48cm" svg:height="1.507cm" svg:x="14.472cm" svg:y="10.642cm">
          <text:p text:style-name="P1"/>
        </draw:ellipse>
        <draw:path draw:style-name="gr13" draw:text-style-name="P8" draw:layer="layout" svg:width="2.217cm" svg:height="0.933cm" draw:transform="rotate (-1.48422799589689) translate (14.947cm 11.271cm)" svg:viewBox="0 0 2218 934" svg:d="m2217 529-299 200c-611 152-866 309-1299 111-464-147-306-662-619-840">
          <text:p text:style-name="P1"/>
        </draw:path>
        <draw:path draw:style-name="gr13" draw:text-style-name="P8" draw:layer="layout" svg:width="2.178cm" svg:height="1.318cm" draw:transform="rotate (1.6589354540203) translate (14.816cm 13.692cm)" svg:viewBox="0 0 2179 1319" svg:d="m2178 960-187 208c-594 399-1078-76-1416-480-446-452-263-509-575-688">
          <text:p text:style-name="P1"/>
        </draw:path>
        <draw:custom-shape draw:style-name="gr40" draw:text-style-name="P8" draw:layer="layout" svg:width="2.657cm" svg:height="1.092cm" svg:x="17.228cm" svg:y="8.048cm">
          <text:p text:style-name="P1"/>
          <draw:enhanced-geometry svg:viewBox="0 0 21600 21600" draw:type="rectangle" draw:enhanced-path="M 0 0 L 21600 0 21600 21600 0 21600 0 0 Z N"/>
        </draw:custom-shape>
        <draw:line draw:style-name="gr47" draw:text-style-name="P8" draw:layer="layout" svg:x1="15.21cm" svg:y1="10.987cm" svg:x2="17.408cm" svg:y2="8.619cm">
          <text:p text:style-name="P1"/>
        </draw:line>
        <draw:path draw:style-name="gr13" draw:text-style-name="P8" draw:layer="layout" svg:width="2.731cm" svg:height="0.731cm" draw:transform="rotate (-1.65771372354509) translate (11.485cm 8.766cm)" svg:viewBox="0 0 2732 732" svg:d="m0 0 293 319c593 400 1425 515 1857 317 465-147 269-457 581-635">
          <text:p text:style-name="P1"/>
        </draw:path>
        <draw:path draw:style-name="gr13" draw:text-style-name="P8" draw:layer="layout" svg:width="2.733cm" svg:height="0.536cm" draw:transform="skewX (0.00104719755119641) rotate (1.4842279958957) translate (11.43cm 11.489cm)" svg:viewBox="0 0 2734 537" svg:d="m0 0 293 318c594 401 1763 172 2172-70 443-281-46-69 268-248">
          <text:p text:style-name="P1"/>
        </draw:path>
        <draw:line draw:style-name="gr18" draw:text-style-name="P8" draw:layer="layout" svg:x1="17.267cm" svg:y1="17.3cm" svg:x2="17.267cm" svg:y2="16.753cm">
          <text:p text:style-name="P1"/>
        </draw:line>
        <draw:line draw:style-name="gr18" draw:text-style-name="P8" draw:layer="layout" svg:x1="18.28cm" svg:y1="17.3cm" svg:x2="18.28cm" svg:y2="16.753cm">
          <text:p text:style-name="P1"/>
        </draw:line>
        <draw:rect draw:style-name="gr33" draw:text-style-name="P8" draw:layer="layout" svg:width="1.171cm" svg:height="0.692cm" svg:x="16.61cm" svg:y="9.818cm">
          <text:p text:style-name="P1"/>
        </draw:rect>
        <draw:frame draw:style-name="gr70" draw:text-style-name="P23" draw:layer="layout" svg:width="6.426cm" svg:height="1.304cm" svg:x="16.124cm" svg:y="9.466cm">
          <draw:text-box>
            <text:p text:style-name="P19"><text:span text:style-name="T14">reply_event.notify(t)</text:span></text:p>
          </draw:text-box>
        </draw:frame>
        <draw:line draw:style-name="gr57" draw:text-style-name="P8" draw:layer="layout" svg:x1="15.232cm" svg:y1="16.672cm" svg:x2="15.232cm" svg:y2="12.586cm">
          <text:p text:style-name="P1"/>
        </draw:line>
        <draw:custom-shape draw:style-name="gr35" draw:text-style-name="P8" draw:layer="layout" svg:width="0.421cm" svg:height="2.049cm" draw:transform="skewX (0.0019198621771934) rotate (1.56643300366462) translate (15.226cm 17.858cm)">
          <text:p text:style-name="P1"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1" draw:text-style-name="P1" draw:layer="layout" svg:width="0.898cm" svg:height="1.578cm" svg:x="15.916cm" svg:y="17.622cm">
          <draw:text-box>
            <text:p text:style-name="P1">t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Comparison with TLM 1.0</text:p>
          </draw:text-box>
        </draw:frame>
        <draw:frame presentation:style-name="pr3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Added notion of time</text:p>
              </text:list-item>
            </text:list>
            <text:list text:style-name="L2">
              <text:list-item>
                <text:p text:style-name="P5">Easy transition from non-timed models to timed models</text:p>
              </text:list-item>
            </text:list>
            <text:list text:style-name="L2">
              <text:list-item>
                <text:p text:style-name="P5">Context is keeped</text:p>
              </text:list-item>
            </text:list>
            <text:list text:style-name="L2">
              <text:list-item>
                <text:p text:style-name="P5">Garbage Collector (and stack of events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Why TLM?</text:p>
              </text:list-item>
            </text:list>
            <text:list text:style-name="L2">
              <text:list-item>
                <text:p text:style-name="P5">The TLM model: the interface</text:p>
              </text:list-item>
            </text:list>
            <text:list text:style-name="L2">
              <text:list-item>
                <text:p text:style-name="P5">Example of use: a round robin bus</text:p>
              </text:list-item>
            </text:list>
            <text:list text:style-name="L2">
              <text:list-item>
                <text:list>
                  <text:list-item>
                    <text:p text:style-name="P6">The master and slave modul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 high level of abstraction example: a simple rout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Detailing the bus: adding CPU conten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urther reducing the abstraction: adding memory conten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LM vs. Cycle Level</text:p>
          </draw:text-box>
        </draw:frame>
        <draw:frame presentation:style-name="pr3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peed</text:p>
              </text:list-item>
            </text:list>
            <text:list text:style-name="L2">
              <text:list-item>
                <text:p text:style-name="P5">Abstraction</text:p>
              </text:list-item>
            </text:list>
            <text:list text:style-name="L2">
              <text:list-item>
                <text:p text:style-name="P5">Still modular</text:p>
              </text:list-item>
            </text:list>
            <text:list text:style-name="L2">
              <text:list-item>
                <text:p text:style-name="P5">Easier and faster programming (while keeping a high level of abstraction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TLM model</text:p>
          </draw:text-box>
        </draw:frame>
        <draw:custom-shape draw:style-name="gr72" draw:text-style-name="P8" draw:layer="layout" svg:width="7.62cm" svg:height="7.62cm" svg:x="3.17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73" draw:text-style-name="P8" draw:layer="layout" svg:width="9.99cm" svg:height="7.62cm" svg:x="17.315cm" svg:y="6.985cm">
          <text:p text:style-name="P1"/>
          <draw:enhanced-geometry svg:viewBox="0 0 21600 21600" draw:type="rectangle" draw:enhanced-path="M 0 0 L 21600 0 21600 21600 0 21600 0 0 Z N"/>
        </draw:custom-shape>
        <draw:custom-shape draw:style-name="gr74" draw:text-style-name="P8" draw:layer="layout" svg:width="0.635cm" svg:height="0.635cm" svg:x="10.55cm" svg:y="10.475cm">
          <text:p text:style-name="P1"/>
          <draw:enhanced-geometry svg:viewBox="0 0 21600 21600" draw:type="rectangle" draw:enhanced-path="M 0 0 L 21600 0 21600 21600 0 21600 0 0 Z N"/>
        </draw:custom-shape>
        <draw:custom-shape draw:style-name="gr74" draw:text-style-name="P8" draw:layer="layout" svg:width="0.635cm" svg:height="0.635cm" svg:x="17.051cm" svg:y="10.476cm">
          <text:p text:style-name="P1"/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1.43cm" svg:y1="10.795cm" svg:x2="17.145cm" svg:y2="10.795cm">
          <text:p text:style-name="P1"/>
        </draw:line>
        <draw:frame draw:style-name="gr1" draw:layer="layout" svg:width="5.15cm" svg:height="1.195cm" svg:x="5.535cm" svg:y="10.21cm">
          <draw:text-box>
            <text:p text:style-name="P1">Send(message);</text:p>
          </draw:text-box>
        </draw:frame>
        <draw:frame draw:style-name="gr1" draw:layer="layout" svg:width="9.731cm" svg:height="3.083cm" svg:x="17.735cm" svg:y="10.21cm">
          <draw:text-box>
            <text:p text:style-name="P1">bool Send(tlm_message &amp;msg) {</text:p>
            <text:p text:style-name="P1"><text:s/>...</text:p>
            <text:p text:style-name="P1">}</text:p>
          </draw:text-box>
        </draw:frame>
        <draw:frame draw:style-name="gr1" draw:text-style-name="P24" draw:layer="layout" svg:width="6.585cm" svg:height="1.614cm" svg:x="3.835cm" svg:y="14.71cm">
          <draw:text-box>
            <text:p text:style-name="P1"><text:span text:style-name="T8">Master module</text:span></text:p>
          </draw:text-box>
        </draw:frame>
        <draw:frame draw:style-name="gr1" draw:text-style-name="P24" draw:layer="layout" svg:width="6.077cm" svg:height="1.614cm" svg:x="19.135cm" svg:y="14.71cm">
          <draw:text-box>
            <text:p text:style-name="P1"><text:span text:style-name="T8">Slave modu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9">
        <draw:frame presentation:style-name="pr1" draw:text-style-name="P1" draw:layer="layout" svg:width="25.199cm" svg:height="3.507cm" svg:x="1.4cm" svg:y="0.837cm" presentation:class="title">
          <draw:text-box>
            <text:p text:style-name="P1">TLM model(II)</text:p>
          </draw:text-box>
        </draw:frame>
        <draw:line draw:style-name="gr75" draw:text-style-name="P8" draw:layer="layout" svg:x1="5.715cm" svg:y1="7.02cm" svg:x2="26.035cm" svg:y2="7.02cm">
          <text:p text:style-name="P1"/>
        </draw:line>
        <draw:line draw:style-name="gr75" draw:text-style-name="P8" draw:layer="layout" svg:x1="5.715cm" svg:y1="13.32cm" svg:x2="26.035cm" svg:y2="13.32cm">
          <text:p text:style-name="P1"/>
        </draw:line>
        <draw:frame draw:style-name="gr1" draw:text-style-name="P9" draw:layer="layout" svg:width="2.441cm" svg:height="1.195cm" svg:x="2.004cm" svg:y="6.582cm">
          <draw:text-box>
            <text:p text:style-name="P1"><text:span text:style-name="T6">Master</text:span></text:p>
          </draw:text-box>
        </draw:frame>
        <draw:frame draw:style-name="gr1" draw:text-style-name="P9" draw:layer="layout" svg:width="2.085cm" svg:height="1.195cm" svg:x="2.004cm" svg:y="12.782cm">
          <draw:text-box>
            <text:p text:style-name="P1"><text:span text:style-name="T6">Slave</text:span></text:p>
          </draw:text-box>
        </draw:frame>
        <draw:custom-shape draw:style-name="gr76" draw:text-style-name="P8" draw:layer="layout" svg:width="4.445cm" svg:height="1.27cm" svg:x="6.35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77" draw:text-style-name="P8" draw:layer="layout" svg:width="6.985cm" svg:height="0.635cm" svg:x="10.795cm" svg:y="6.65cm">
          <text:p text:style-name="P1"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8.149cm" svg:height="1.27cm" svg:x="17.251cm" svg:y="6.35cm">
          <text:p text:style-name="P1"/>
          <draw:enhanced-geometry svg:viewBox="0 0 21600 21600" draw:type="rectangle" draw:enhanced-path="M 0 0 L 21600 0 21600 21600 0 21600 0 0 Z N"/>
        </draw:custom-shape>
        <draw:custom-shape draw:style-name="gr76" draw:text-style-name="P8" draw:layer="layout" svg:width="6.35cm" svg:height="1.27cm" svg:x="10.795cm" svg:y="12.65cm">
          <text:p text:style-name="P1"/>
          <draw:enhanced-geometry svg:viewBox="0 0 21600 21600" draw:type="rectangle" draw:enhanced-path="M 0 0 L 21600 0 21600 21600 0 21600 0 0 Z N"/>
        </draw:custom-shape>
        <draw:line draw:style-name="gr78" draw:text-style-name="P8" draw:layer="layout" svg:x1="10.795cm" svg:y1="7.62cm" svg:x2="10.795cm" svg:y2="12.7cm">
          <text:p text:style-name="P1"/>
        </draw:line>
        <draw:line draw:style-name="gr78" draw:text-style-name="P8" draw:layer="layout" svg:x1="17.145cm" svg:y1="12.7cm" svg:x2="17.145cm" svg:y2="7.62cm">
          <text:p text:style-name="P1"/>
        </draw:line>
        <draw:frame draw:style-name="gr1" draw:text-style-name="P9" draw:layer="layout" svg:width="4.972cm" svg:height="1.195cm" svg:x="6.05cm" svg:y="9.525cm">
          <draw:text-box>
            <text:p text:style-name="P1"><text:span text:style-name="T6">Send(message)</text:span></text:p>
          </draw:text-box>
        </draw:frame>
        <draw:frame draw:style-name="gr1" draw:text-style-name="P20" draw:layer="layout" svg:width="5.713cm" svg:height="1.195cm" svg:x="17.085cm" svg:y="9.526cm">
          <draw:text-box>
            <text:p text:style-name="P19"><text:span text:style-name="T6">notify(reply_event)</text:span></text:p>
          </draw:text-box>
        </draw:frame>
        <draw:frame draw:style-name="gr1" draw:text-style-name="P22" draw:layer="layout" svg:width="4.198cm" svg:height="2.139cm" svg:x="11.785cm" svg:y="4.826cm">
          <draw:text-box>
            <text:p text:style-name="P14"><text:span text:style-name="T6">wait</text:span></text:p>
            <text:p text:style-name="P19"><text:span text:style-name="T6">(reply_event)</text:span></text:p>
          </draw:text-box>
        </draw:frame>
        <draw:line draw:style-name="gr79" draw:text-style-name="P8" draw:layer="layout" svg:x1="5.715cm" svg:y1="15.875cm" svg:x2="26.035cm" svg:y2="15.875cm">
          <text:p text:style-name="P1"/>
        </draw:line>
        <draw:frame draw:style-name="gr1" draw:text-style-name="P20" draw:layer="layout" svg:width="1.7cm" svg:height="1.195cm" svg:x="5.385cm" svg:y="15.727cm">
          <draw:text-box>
            <text:p text:style-name="P19"><text:span text:style-name="T6">time</text:span></text:p>
          </draw:text-box>
        </draw:frame>
        <draw:line draw:style-name="gr75" draw:text-style-name="P8" draw:layer="layout" svg:x1="6.985cm" svg:y1="16.175cm" svg:x2="6.985cm" svg:y2="15.54cm">
          <text:p text:style-name="P1"/>
        </draw:line>
        <draw:line draw:style-name="gr75" draw:text-style-name="P8" draw:layer="layout" svg:x1="7.585cm" svg:y1="16.176cm" svg:x2="7.585cm" svg:y2="15.541cm">
          <text:p text:style-name="P1"/>
        </draw:line>
        <draw:line draw:style-name="gr75" draw:text-style-name="P8" draw:layer="layout" svg:x1="7.585cm" svg:y1="16.175cm" svg:x2="7.585cm" svg:y2="15.54cm">
          <text:p text:style-name="P1"/>
        </draw:line>
        <draw:line draw:style-name="gr75" draw:text-style-name="P8" draw:layer="layout" svg:x1="8.185cm" svg:y1="16.176cm" svg:x2="8.185cm" svg:y2="15.541cm">
          <text:p text:style-name="P1"/>
        </draw:line>
        <draw:line draw:style-name="gr75" draw:text-style-name="P8" draw:layer="layout" svg:x1="8.185cm" svg:y1="16.175cm" svg:x2="8.185cm" svg:y2="15.54cm">
          <text:p text:style-name="P1"/>
        </draw:line>
        <draw:line draw:style-name="gr75" draw:text-style-name="P8" draw:layer="layout" svg:x1="8.785cm" svg:y1="16.176cm" svg:x2="8.785cm" svg:y2="15.541cm">
          <text:p text:style-name="P1"/>
        </draw:line>
        <draw:line draw:style-name="gr75" draw:text-style-name="P8" draw:layer="layout" svg:x1="8.785cm" svg:y1="16.175cm" svg:x2="8.785cm" svg:y2="15.54cm">
          <text:p text:style-name="P1"/>
        </draw:line>
        <draw:line draw:style-name="gr75" draw:text-style-name="P8" draw:layer="layout" svg:x1="9.385cm" svg:y1="16.176cm" svg:x2="9.385cm" svg:y2="15.541cm">
          <text:p text:style-name="P1"/>
        </draw:line>
        <draw:line draw:style-name="gr75" draw:text-style-name="P8" draw:layer="layout" svg:x1="9.385cm" svg:y1="16.175cm" svg:x2="9.385cm" svg:y2="15.54cm">
          <text:p text:style-name="P1"/>
        </draw:line>
        <draw:line draw:style-name="gr75" draw:text-style-name="P8" draw:layer="layout" svg:x1="9.985cm" svg:y1="16.176cm" svg:x2="9.985cm" svg:y2="15.541cm">
          <text:p text:style-name="P1"/>
        </draw:line>
        <draw:line draw:style-name="gr75" draw:text-style-name="P8" draw:layer="layout" svg:x1="9.985cm" svg:y1="16.175cm" svg:x2="9.985cm" svg:y2="15.54cm">
          <text:p text:style-name="P1"/>
        </draw:line>
        <draw:line draw:style-name="gr75" draw:text-style-name="P8" draw:layer="layout" svg:x1="10.585cm" svg:y1="16.176cm" svg:x2="10.585cm" svg:y2="15.541cm">
          <text:p text:style-name="P1"/>
        </draw:line>
        <draw:line draw:style-name="gr75" draw:text-style-name="P8" draw:layer="layout" svg:x1="10.585cm" svg:y1="16.175cm" svg:x2="10.585cm" svg:y2="15.54cm">
          <text:p text:style-name="P1"/>
        </draw:line>
        <draw:line draw:style-name="gr75" draw:text-style-name="P8" draw:layer="layout" svg:x1="11.185cm" svg:y1="16.176cm" svg:x2="11.185cm" svg:y2="15.541cm">
          <text:p text:style-name="P1"/>
        </draw:line>
        <draw:line draw:style-name="gr75" draw:text-style-name="P8" draw:layer="layout" svg:x1="11.185cm" svg:y1="16.175cm" svg:x2="11.185cm" svg:y2="15.54cm">
          <text:p text:style-name="P1"/>
        </draw:line>
        <draw:line draw:style-name="gr75" draw:text-style-name="P8" draw:layer="layout" svg:x1="11.785cm" svg:y1="16.176cm" svg:x2="11.785cm" svg:y2="15.541cm">
          <text:p text:style-name="P1"/>
        </draw:line>
        <draw:line draw:style-name="gr75" draw:text-style-name="P8" draw:layer="layout" svg:x1="11.785cm" svg:y1="16.175cm" svg:x2="11.785cm" svg:y2="15.54cm">
          <text:p text:style-name="P1"/>
        </draw:line>
        <draw:line draw:style-name="gr75" draw:text-style-name="P8" draw:layer="layout" svg:x1="12.385cm" svg:y1="16.176cm" svg:x2="12.385cm" svg:y2="15.541cm">
          <text:p text:style-name="P1"/>
        </draw:line>
        <draw:line draw:style-name="gr75" draw:text-style-name="P8" draw:layer="layout" svg:x1="12.385cm" svg:y1="16.175cm" svg:x2="12.385cm" svg:y2="15.54cm">
          <text:p text:style-name="P1"/>
        </draw:line>
        <draw:line draw:style-name="gr75" draw:text-style-name="P8" draw:layer="layout" svg:x1="12.985cm" svg:y1="16.176cm" svg:x2="12.985cm" svg:y2="15.541cm">
          <text:p text:style-name="P1"/>
        </draw:line>
        <draw:line draw:style-name="gr75" draw:text-style-name="P8" draw:layer="layout" svg:x1="12.985cm" svg:y1="16.175cm" svg:x2="12.985cm" svg:y2="15.54cm">
          <text:p text:style-name="P1"/>
        </draw:line>
        <draw:line draw:style-name="gr75" draw:text-style-name="P8" draw:layer="layout" svg:x1="13.585cm" svg:y1="16.176cm" svg:x2="13.585cm" svg:y2="15.541cm">
          <text:p text:style-name="P1"/>
        </draw:line>
        <draw:line draw:style-name="gr75" draw:text-style-name="P8" draw:layer="layout" svg:x1="13.585cm" svg:y1="16.175cm" svg:x2="13.585cm" svg:y2="15.54cm">
          <text:p text:style-name="P1"/>
        </draw:line>
        <draw:line draw:style-name="gr75" draw:text-style-name="P8" draw:layer="layout" svg:x1="14.185cm" svg:y1="16.176cm" svg:x2="14.185cm" svg:y2="15.541cm">
          <text:p text:style-name="P1"/>
        </draw:line>
        <draw:line draw:style-name="gr75" draw:text-style-name="P8" draw:layer="layout" svg:x1="14.185cm" svg:y1="16.175cm" svg:x2="14.185cm" svg:y2="15.54cm">
          <text:p text:style-name="P1"/>
        </draw:line>
        <draw:line draw:style-name="gr75" draw:text-style-name="P8" draw:layer="layout" svg:x1="14.785cm" svg:y1="16.176cm" svg:x2="14.785cm" svg:y2="15.541cm">
          <text:p text:style-name="P1"/>
        </draw:line>
        <draw:line draw:style-name="gr75" draw:text-style-name="P8" draw:layer="layout" svg:x1="14.785cm" svg:y1="16.175cm" svg:x2="14.785cm" svg:y2="15.54cm">
          <text:p text:style-name="P1"/>
        </draw:line>
        <draw:line draw:style-name="gr75" draw:text-style-name="P8" draw:layer="layout" svg:x1="15.385cm" svg:y1="16.176cm" svg:x2="15.385cm" svg:y2="15.541cm">
          <text:p text:style-name="P1"/>
        </draw:line>
        <draw:line draw:style-name="gr75" draw:text-style-name="P8" draw:layer="layout" svg:x1="15.385cm" svg:y1="16.175cm" svg:x2="15.385cm" svg:y2="15.54cm">
          <text:p text:style-name="P1"/>
        </draw:line>
        <draw:line draw:style-name="gr75" draw:text-style-name="P8" draw:layer="layout" svg:x1="15.985cm" svg:y1="16.176cm" svg:x2="15.985cm" svg:y2="15.541cm">
          <text:p text:style-name="P1"/>
        </draw:line>
        <draw:line draw:style-name="gr75" draw:text-style-name="P8" draw:layer="layout" svg:x1="15.985cm" svg:y1="16.175cm" svg:x2="15.985cm" svg:y2="15.54cm">
          <text:p text:style-name="P1"/>
        </draw:line>
        <draw:line draw:style-name="gr75" draw:text-style-name="P8" draw:layer="layout" svg:x1="16.585cm" svg:y1="16.176cm" svg:x2="16.585cm" svg:y2="15.541cm">
          <text:p text:style-name="P1"/>
        </draw:line>
        <draw:line draw:style-name="gr75" draw:text-style-name="P8" draw:layer="layout" svg:x1="16.585cm" svg:y1="16.176cm" svg:x2="16.585cm" svg:y2="15.541cm">
          <text:p text:style-name="P1"/>
        </draw:line>
        <draw:line draw:style-name="gr75" draw:text-style-name="P8" draw:layer="layout" svg:x1="16.585cm" svg:y1="16.175cm" svg:x2="16.585cm" svg:y2="15.54cm">
          <text:p text:style-name="P1"/>
        </draw:line>
        <draw:line draw:style-name="gr75" draw:text-style-name="P8" draw:layer="layout" svg:x1="17.185cm" svg:y1="16.176cm" svg:x2="17.185cm" svg:y2="15.541cm">
          <text:p text:style-name="P1"/>
        </draw:line>
        <draw:line draw:style-name="gr75" draw:text-style-name="P8" draw:layer="layout" svg:x1="17.185cm" svg:y1="16.175cm" svg:x2="17.185cm" svg:y2="15.54cm">
          <text:p text:style-name="P1"/>
        </draw:line>
        <draw:line draw:style-name="gr75" draw:text-style-name="P8" draw:layer="layout" svg:x1="17.785cm" svg:y1="16.176cm" svg:x2="17.785cm" svg:y2="15.541cm">
          <text:p text:style-name="P1"/>
        </draw:line>
        <draw:line draw:style-name="gr75" draw:text-style-name="P8" draw:layer="layout" svg:x1="17.785cm" svg:y1="16.175cm" svg:x2="17.785cm" svg:y2="15.54cm">
          <text:p text:style-name="P1"/>
        </draw:line>
        <draw:line draw:style-name="gr75" draw:text-style-name="P8" draw:layer="layout" svg:x1="18.385cm" svg:y1="16.176cm" svg:x2="18.385cm" svg:y2="15.541cm">
          <text:p text:style-name="P1"/>
        </draw:line>
        <draw:line draw:style-name="gr75" draw:text-style-name="P8" draw:layer="layout" svg:x1="18.385cm" svg:y1="16.175cm" svg:x2="18.385cm" svg:y2="15.54cm">
          <text:p text:style-name="P1"/>
        </draw:line>
        <draw:line draw:style-name="gr75" draw:text-style-name="P8" draw:layer="layout" svg:x1="18.985cm" svg:y1="16.176cm" svg:x2="18.985cm" svg:y2="15.541cm">
          <text:p text:style-name="P1"/>
        </draw:line>
        <draw:line draw:style-name="gr75" draw:text-style-name="P8" draw:layer="layout" svg:x1="18.985cm" svg:y1="16.175cm" svg:x2="18.985cm" svg:y2="15.54cm">
          <text:p text:style-name="P1"/>
        </draw:line>
        <draw:line draw:style-name="gr75" draw:text-style-name="P8" draw:layer="layout" svg:x1="19.585cm" svg:y1="16.176cm" svg:x2="19.585cm" svg:y2="15.541cm">
          <text:p text:style-name="P1"/>
        </draw:line>
        <draw:line draw:style-name="gr75" draw:text-style-name="P8" draw:layer="layout" svg:x1="19.585cm" svg:y1="16.175cm" svg:x2="19.585cm" svg:y2="15.54cm">
          <text:p text:style-name="P1"/>
        </draw:line>
        <draw:line draw:style-name="gr75" draw:text-style-name="P8" draw:layer="layout" svg:x1="20.185cm" svg:y1="16.176cm" svg:x2="20.185cm" svg:y2="15.541cm">
          <text:p text:style-name="P1"/>
        </draw:line>
        <draw:line draw:style-name="gr75" draw:text-style-name="P8" draw:layer="layout" svg:x1="20.185cm" svg:y1="16.175cm" svg:x2="20.185cm" svg:y2="15.54cm">
          <text:p text:style-name="P1"/>
        </draw:line>
        <draw:line draw:style-name="gr75" draw:text-style-name="P8" draw:layer="layout" svg:x1="20.785cm" svg:y1="16.176cm" svg:x2="20.785cm" svg:y2="15.541cm">
          <text:p text:style-name="P1"/>
        </draw:line>
        <draw:line draw:style-name="gr75" draw:text-style-name="P8" draw:layer="layout" svg:x1="20.785cm" svg:y1="16.175cm" svg:x2="20.785cm" svg:y2="15.54cm">
          <text:p text:style-name="P1"/>
        </draw:line>
        <draw:line draw:style-name="gr75" draw:text-style-name="P8" draw:layer="layout" svg:x1="21.385cm" svg:y1="16.176cm" svg:x2="21.385cm" svg:y2="15.541cm">
          <text:p text:style-name="P1"/>
        </draw:line>
        <draw:line draw:style-name="gr75" draw:text-style-name="P8" draw:layer="layout" svg:x1="21.385cm" svg:y1="16.175cm" svg:x2="21.385cm" svg:y2="15.54cm">
          <text:p text:style-name="P1"/>
        </draw:line>
        <draw:line draw:style-name="gr75" draw:text-style-name="P8" draw:layer="layout" svg:x1="21.985cm" svg:y1="16.176cm" svg:x2="21.985cm" svg:y2="15.541cm">
          <text:p text:style-name="P1"/>
        </draw:line>
        <draw:line draw:style-name="gr75" draw:text-style-name="P8" draw:layer="layout" svg:x1="21.985cm" svg:y1="16.175cm" svg:x2="21.985cm" svg:y2="15.54cm">
          <text:p text:style-name="P1"/>
        </draw:line>
        <draw:line draw:style-name="gr75" draw:text-style-name="P8" draw:layer="layout" svg:x1="22.585cm" svg:y1="16.176cm" svg:x2="22.585cm" svg:y2="15.541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7" draw:text-style-name="P27" draw:layer="layout" svg:width="17.65cm" svg:height="6.902cm" svg:x="4.9cm" svg:y="4.914cm" presentation:class="outline" presentation:user-transformed="true">
          <draw:text-box>
            <text:list text:style-name="L2">
              <text:list-item>
                <text:p text:style-name="P25"><text:span text:style-name="T15">template &lt;typename REQ, typename RSP&gt;</text:span></text:p>
              </text:list-item>
            </text:list>
            <text:list text:style-name="L2">
              <text:list-item>
                <text:p text:style-name="P26"><text:span text:style-name="T15">class tlm_message {</text:span></text:p>
              </text:list-item>
            </text:list>
            <text:list text:style-name="L2">
              <text:list-item>
                <text:p text:style-name="P26"><text:span text:style-name="T15"><text:s text:c="4"/></text:span><text:span text:style-name="T15">REQ *req;</text:span></text:p>
              </text:list-item>
            </text:list>
            <text:list text:style-name="L2">
              <text:list-item>
                <text:p text:style-name="P26"><text:span text:style-name="T15"><text:s text:c="4"/></text:span><text:span text:style-name="T15">RSP *rsp;</text:span></text:p>
              </text:list-item>
            </text:list>
            <text:list text:style-name="L2">
              <text:list-item>
                <text:p text:style-name="P26"><text:span text:style-name="T15"><text:s text:c="4"/></text:span><text:span text:style-name="T15">sc_event *event;</text:span></text:p>
              </text:list-item>
            </text:list>
            <text:list text:style-name="L2">
              <text:list-item>
                <text:p text:style-name="P26"><text:span text:style-name="T15">};</text:span></text:p>
              </text:list-item>
            </text:list>
          </draw:text-box>
        </draw:frame>
        <draw:frame presentation:style-name="pr1" draw:text-style-name="P1" draw:layer="layout" svg:width="25.199cm" svg:height="3.507cm" svg:x="1.4cm" svg:y="0.837cm" presentation:class="title">
          <draw:text-box>
            <text:p text:style-name="P1">TLM model: the message</text:p>
          </draw:text-box>
        </draw:frame>
        <draw:frame draw:style-name="gr80" draw:text-style-name="P29" draw:layer="layout" svg:width="27.302cm" svg:height="6.535cm" svg:x="0.27cm" svg:y="12.57cm">
          <draw:text-box>
            <text:list text:style-name="L1">
              <text:list-item>
                <text:p text:style-name="P28"><text:span text:style-name="T16"><text:s/></text:span><text:span text:style-name="T16">Master and Slave modules share the same interface:</text:span></text:p>
              </text:list-item>
            </text:list>
            <text:list text:style-name="L1">
              <text:list-item>
                <text:list>
                  <text:list-item>
                    <text:p text:style-name="P12"><text:span text:style-name="T16">REQ and RSP match</text:span></text:p>
                  </text:list-item>
                </text:list>
              </text:list-item>
            </text:list>
            <text:list text:style-name="L1">
              <text:list-item>
                <text:p text:style-name="P28"><text:span text:style-name="T16"><text:s/></text:span><text:span text:style-name="T16">Master creates the message (buffers and event)</text:span></text:p>
              </text:list-item>
            </text:list>
            <text:list text:style-name="L1">
              <text:list-item>
                <text:p text:style-name="P28"><text:span text:style-name="T16"><text:s/></text:span><text:span text:style-name="T16">Slave fills the response buffer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LM model: the interface</text:p>
          </draw:text-box>
        </draw:frame>
        <draw:frame draw:style-name="gr81" draw:text-style-name="P1" draw:layer="layout" svg:width="18.328cm" svg:height="4.971cm" svg:x="4.445cm" svg:y="4.445cm">
          <draw:text-box>
            <text:p text:style-name="P1"><text:s text:c="2"/>template &lt;typename REQ, typename RSP&gt;</text:p>
            <text:p text:style-name="P1"><text:s text:c="2"/>class tlm_send_if : public virtual sc_interface {</text:p>
            <text:p text:style-name="P1"><text:s text:c="2"/>public:</text:p>
            <text:p text:style-name="P1"><text:s text:c="4"/>virtual bool Send(tlm_message&lt;REQ, RSP&gt; &amp;message) = 0;</text:p>
            <text:p text:style-name="P1"><text:s text:c="2"/>};</text:p>
          </draw:text-box>
        </draw:frame>
        <draw:frame draw:style-name="gr82" draw:text-style-name="P29" draw:layer="layout" svg:width="26.849cm" svg:height="11.248cm" svg:x="0.456cm" svg:y="10.93cm">
          <draw:text-box>
            <text:list text:style-name="L1">
              <text:list-item>
                <text:p text:style-name="P28"><text:span text:style-name="T16"><text:s/></text:span><text:span text:style-name="T16">Slave modules implement the interface.</text:span></text:p>
              </text:list-item>
            </text:list>
            <text:list text:style-name="L1">
              <text:list-item>
                <text:p text:style-name="P28"><text:span text:style-name="T16"><text:s/></text:span><text:span text:style-name="T16">Send must be a non-blocking method.</text:span></text:p>
              </text:list-item>
            </text:list>
            <text:list text:style-name="L1">
              <text:list-item>
                <text:p text:style-name="P28"><text:span text:style-name="T16"><text:s/></text:span><text:span text:style-name="T16">The return value indicates if the slave module can</text:span><text:span text:style-name="T16"><text:line-break/></text:span><text:span text:style-name="T16">accept the request or not (i.e., if slave buffers are full </text:span><text:span text:style-name="T16"><text:line-break/></text:span><text:span text:style-name="T16">the return value is set to false).</text:span></text:p>
              </text:list-item>
            </text:list>
            <text:list text:style-name="L1">
              <text:list-item>
                <text:p text:style-name="P28"><text:span text:style-name="T16"><text:s/></text:span><text:span text:style-name="T16">Send must be called by the master at the right clock</text:span><text:span text:style-name="T16"><text:line-break/></text:span><text:span text:style-name="T16">cycl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>
        <draw:frame presentation:style-name="pr1" draw:text-style-name="P1" draw:layer="layout" svg:width="25.199cm" svg:height="4.607cm" svg:x="1.4cm" svg:y="0.287cm" presentation:class="title">
          <draw:text-box>
            <text:p text:style-name="P1">Model Example: A Round Robin Bus</text:p>
          </draw:text-box>
        </draw:frame>
        <draw:custom-shape draw:style-name="gr83" draw:text-style-name="P14" draw:layer="layout" svg:width="3.175cm" svg:height="3.175cm" svg:x="5.845cm" svg:y="7.22cm">
          <text:p text:style-name="P14">Proc 1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8.385cm" svg:y="15.4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3.175cm" svg:height="1.905cm" svg:x="12.195cm" svg:y="15.4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16.005cm" svg:y="15.4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9.946cm" svg:y="7.221cm">
          <text:p text:style-name="P14">Proc 2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4.146cm" svg:y="7.221cm">
          <text:p text:style-name="P14">Proc 3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8.247cm" svg:y="7.222cm">
          <text:p text:style-name="P14">Proc 4</text:p>
          <draw:enhanced-geometry svg:viewBox="0 0 21600 21600" draw:type="rectangle" draw:enhanced-path="M 0 0 L 21600 0 21600 21600 0 21600 0 0 Z N"/>
        </draw:custom-shape>
        <draw:line draw:style-name="gr86" draw:text-style-name="P8" draw:layer="layout" svg:x1="4.575cm" svg:y1="12.935cm" svg:x2="22.355cm" svg:y2="12.935cm">
          <text:p text:style-name="P1"/>
        </draw:line>
        <draw:line draw:style-name="gr87" draw:text-style-name="P8" draw:layer="layout" svg:x1="7.415cm" svg:y1="10.395cm" svg:x2="7.415cm" svg:y2="12.935cm">
          <text:p text:style-name="P1"/>
        </draw:line>
        <draw:line draw:style-name="gr87" draw:text-style-name="P8" draw:layer="layout" svg:x1="11.515cm" svg:y1="10.395cm" svg:x2="11.515cm" svg:y2="12.935cm">
          <text:p text:style-name="P1"/>
        </draw:line>
        <draw:line draw:style-name="gr87" draw:text-style-name="P8" draw:layer="layout" svg:x1="15.815cm" svg:y1="10.395cm" svg:x2="15.815cm" svg:y2="12.935cm">
          <text:p text:style-name="P1"/>
        </draw:line>
        <draw:line draw:style-name="gr87" draw:text-style-name="P8" draw:layer="layout" svg:x1="19.815cm" svg:y1="10.395cm" svg:x2="19.815cm" svg:y2="12.935cm">
          <text:p text:style-name="P1"/>
        </draw:line>
        <draw:line draw:style-name="gr87" draw:text-style-name="P8" draw:layer="layout" svg:x1="17.615cm" svg:y1="12.995cm" svg:x2="17.615cm" svg:y2="15.535cm">
          <text:p text:style-name="P1"/>
        </draw:line>
        <draw:line draw:style-name="gr87" draw:text-style-name="P8" draw:layer="layout" svg:x1="13.815cm" svg:y1="12.995cm" svg:x2="13.815cm" svg:y2="15.535cm">
          <text:p text:style-name="P1"/>
        </draw:line>
        <draw:line draw:style-name="gr87" draw:text-style-name="P8" draw:layer="layout" svg:x1="10.015cm" svg:y1="12.995cm" svg:x2="10.015cm" svg:y2="15.535cm">
          <text:p text:style-name="P1"/>
        </draw:line>
        <draw:path draw:style-name="gr88" draw:text-style-name="P8" draw:layer="layout" svg:width="11.906cm" svg:height="3.81cm" svg:x="7.75cm" svg:y="11.03cm" svg:viewBox="0 0 11907 3811" svg:d="m0 1270c1905-1270 3810-1270 5715-1270s4445 0 5715 1270c635 635 635 635 0 1270-1905 1270-3810 1270-5715 1270s-4445-635-5715-1270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LM model: The Master Module</text:p>
          </draw:text-box>
        </draw:frame>
        <draw:frame draw:style-name="gr89" draw:text-style-name="P31" draw:layer="layout" svg:width="21.86cm" svg:height="20.415cm" svg:x="2.935cm" svg:y="3.61cm">
          <draw:text-box>
            <text:p text:style-name="P30"><text:span text:style-name="T17">class Processor : public sc_module {</text:span></text:p>
            <text:p text:style-name="P30"><text:span text:style-name="T17"><text:tab/></text:span><text:span text:style-name="T17">public:/* port declaration */ <text:s text:c="3"/></text:span></text:p>
            <text:p text:style-name="P30"><text:span text:style-name="T18"><text:tab/></text:span><text:span text:style-name="T19">sc_port&lt;tlm_send_if&lt;MemoryRequest, MemoryResponse&gt; &gt; port;</text:span></text:p>
            <text:p text:style-name="P30"><text:span text:style-name="T17"><text:s text:c="2"/></text:span></text:p>
            <text:p text:style-name="P30"><text:span text:style-name="T17"><text:tab/></text:span><text:span text:style-name="T17">SC_HAS_PROCESS(Processor);</text:span></text:p>
            <text:p text:style-name="P30"><text:span text:style-name="T17"><text:tab/></text:span><text:span text:style-name="T17">/* constructor */</text:span></text:p>
            <text:p text:style-name="P30"><text:span text:style-name="T17"><text:tab/></text:span><text:span text:style-name="T17">Processor(sc_module_name name, unsigned int in_num_memories) : </text:span></text:p>
            <text:p text:style-name="P30"><text:span text:style-name="T17"><text:tab/></text:span><text:span text:style-name="T17"><text:tab/></text:span><text:span text:style-name="T17">sc_module(name),</text:span></text:p>
            <text:p text:style-name="P30"><text:span text:style-name="T17"><text:tab/></text:span><text:span text:style-name="T17"><text:tab/></text:span><text:span text:style-name="T17">num_memories(in_num_memories) {</text:span></text:p>
            <text:p text:style-name="P30"><text:span text:style-name="T17"><text:tab/></text:span><text:span text:style-name="T17"><text:tab/></text:span><text:span text:style-name="T17">SC_THREAD(Run);</text:span></text:p>
            <text:p text:style-name="P30"><text:span text:style-name="T17"><text:tab/></text:span><text:span text:style-name="T17">}</text:span></text:p>
            <text:p text:style-name="P30"><text:span text:style-name="T17"/></text:p>
            <text:p text:style-name="P30"><text:span text:style-name="T17"><text:tab/></text:span><text:span text:style-name="T17">void Run() {</text:span></text:p>
            <text:p text:style-name="P30"><text:span text:style-name="T18"><text:tab/></text:span><text:span text:style-name="T18"><text:tab/></text:span><text:span text:style-name="T19">tlm_message&lt;MemoryRequest, MemoryResponse&gt; *message;</text:span></text:p>
            <text:p text:style-name="P30"><text:span text:style-name="T17"><text:tab/></text:span><text:span text:style-name="T17"><text:tab/></text:span><text:span text:style-name="T17">while(1) {</text:span></text:p>
            <text:p text:style-name="P30"><text:span text:style-name="T17"><text:tab/></text:span><text:span text:style-name="T17"><text:tab/></text:span><text:span text:style-name="T17"><text:tab/></text:span><text:span text:style-name="T17">message = CreateMessage();</text:span></text:p>
            <text:p text:style-name="P30"><text:span text:style-name="T17"><text:tab/></text:span><text:span text:style-name="T17"><text:tab/></text:span><text:span text:style-name="T17"><text:tab/></text:span><text:span text:style-name="T17">while</text:span><text:span text:style-name="T19">(!port-&gt;Send(*message)) wait(1, SC_SEC);</text:span></text:p>
            <text:p text:style-name="P30"><text:span text:style-name="T17"><text:tab/></text:span><text:span text:style-name="T17"><text:tab/></text:span><text:span text:style-name="T17"><text:tab/></text:span><text:span text:style-name="T17">if(Command(message) == MemoryRequest::READ_COMMAND) {</text:span></text:p>
            <text:p text:style-name="P30"><text:span text:style-name="T17"><text:tab/></text:span><text:span text:style-name="T17"><text:tab/></text:span><text:span text:style-name="T17"><text:tab/></text:span><text:span text:style-name="T17"><text:tab/></text:span><text:span text:style-name="T19">wait(GetEvent(message))</text:span><text:span text:style-name="T17">;</text:span></text:p>
            <text:p text:style-name="P30"><text:span text:style-name="T17"><text:tab/></text:span><text:span text:style-name="T17"><text:tab/></text:span><text:span text:style-name="T17"><text:tab/></text:span><text:span text:style-name="T17">} </text:span></text:p>
            <text:p text:style-name="P30"><text:span text:style-name="T17"><text:tab/></text:span><text:span text:style-name="T17"><text:tab/></text:span><text:span text:style-name="T17"><text:tab/></text:span><text:span text:style-name="T20">wait(20, SC_SEC);</text:span></text:p>
            <text:p text:style-name="P30"><text:span text:style-name="T17"><text:tab/></text:span><text:span text:style-name="T17"><text:tab/></text:span><text:span text:style-name="T17">}</text:span></text:p>
            <text:p text:style-name="P30"><text:span text:style-name="T17"><text:tab/></text:span><text:span text:style-name="T17">}</text:span></text:p>
            <text:p text:style-name="P30"><text:span text:style-name="T17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TLM model: The Slave Module</text:p>
          </draw:text-box>
        </draw:frame>
        <draw:frame draw:style-name="gr90" draw:text-style-name="P32" draw:layer="layout" svg:width="24.163cm" svg:height="19.986cm" svg:x="2.507cm" svg:y="3.58cm">
          <draw:text-box>
            <text:p text:style-name="P1"><text:span text:style-name="T14">template &lt;unsigned int DELAY&gt;</text:span></text:p>
            <text:p text:style-name="P1"><text:span text:style-name="T14">class Memory : public sc_module, </text:span><text:span text:style-name="T21">public tlm_send_if&lt;MemoryRequest, MemoryResponse&gt;</text:span><text:span text:style-name="T14"> {</text:span></text:p>
            <text:p text:style-name="P1"><text:span text:style-name="T14">private:</text:span></text:p>
            <text:p text:style-name="P1"><text:span text:style-name="T14"><text:tab/></text:span><text:span text:style-name="T14">unsigned int id;</text:span></text:p>
            <text:p text:style-name="P1"><text:span text:style-name="T14"><text:tab/></text:span><text:span text:style-name="T14">unsigned int data;</text:span></text:p>
            <text:p text:style-name="P1"><text:span text:style-name="T14"/></text:p>
            <text:p text:style-name="P1"><text:span text:style-name="T14">public:</text:span></text:p>
            <text:p text:style-name="P1"><text:span text:style-name="T14"><text:tab/></text:span><text:span text:style-name="T14">/* input ports */</text:span></text:p>
            <text:p text:style-name="P1"><text:span text:style-name="T22"><text:tab/></text:span><text:span text:style-name="T21">sc_export&lt;tlm_send_if&lt;MemoryRequest, MemoryResponse&gt; &gt; *port;</text:span></text:p>
            <text:p text:style-name="P1"><text:span text:style-name="T14"/></text:p>
            <text:p text:style-name="P1"><text:span text:style-name="T14"><text:tab/></text:span><text:span text:style-name="T14">SC_HAS_PROCESS(Memory);</text:span></text:p>
            <text:p text:style-name="P1"><text:span text:style-name="T14"><text:s text:c="4"/></text:span></text:p>
            <text:p text:style-name="P1"><text:span text:style-name="T14"><text:tab/></text:span><text:span text:style-name="T14">/* Constructor */</text:span></text:p>
            <text:p text:style-name="P1"><text:span text:style-name="T14"><text:tab/></text:span><text:span text:style-name="T14">Memory(sc_module_name module_name, unsigned int id) : sc_module(module_name) {</text:span></text:p>
            <text:p text:style-name="P1"><text:span text:style-name="T14"><text:tab/></text:span><text:span text:style-name="T14"><text:tab/></text:span><text:span text:style-name="T14">/* create the ports and name them */</text:span></text:p>
            <text:p text:style-name="P1"><text:span text:style-name="T14"><text:tab/></text:span><text:span text:style-name="T14"><text:tab/></text:span><text:span text:style-name="T14">stringstream s;</text:span></text:p>
            <text:p text:style-name="P1"><text:span text:style-name="T14"><text:tab/></text:span><text:span text:style-name="T14"><text:tab/></text:span><text:span text:style-name="T14">s &lt;&lt; module_name &lt;&lt; "::port";</text:span></text:p>
            <text:p text:style-name="P1"><text:span text:style-name="T22"><text:tab/></text:span><text:span text:style-name="T22"><text:tab/></text:span><text:span text:style-name="T21">port = new sc_export&lt;tlm_send_if&lt;MemoryRequest, MemoryResponse&gt; &gt;(s.str().c_str());</text:span></text:p>
            <text:p text:style-name="P1"><text:span text:style-name="T14"/></text:p>
            <text:p text:style-name="P1"><text:span text:style-name="T14"><text:tab/></text:span><text:span text:style-name="T14"><text:tab/></text:span><text:span text:style-name="T14">/* associate ports with the interface implementation */</text:span></text:p>
            <text:p text:style-name="P1"><text:span text:style-name="T22"><text:tab/></text:span><text:span text:style-name="T22"><text:tab/></text:span><text:span text:style-name="T21">(*port)(*this);</text:span></text:p>
            <text:p text:style-name="P1"><text:span text:style-name="T14"><text:tab/></text:span><text:span text:style-name="T14"> <text:s text:c="5"/></text:span></text:p>
            <text:p text:style-name="P1"><text:span text:style-name="T14"><text:tab/></text:span><text:span text:style-name="T14"><text:tab/></text:span><text:span text:style-name="T14">/* initialize internal data */</text:span></text:p>
            <text:p text:style-name="P1"><text:span text:style-name="T14"><text:tab/></text:span><text:span text:style-name="T14"><text:tab/></text:span><text:span text:style-name="T14">data = 0;</text:span></text:p>
            <text:p text:style-name="P1"><text:span text:style-name="T14"><text:tab/></text:span><text:span text:style-name="T14"><text:tab/></text:span><text:span text:style-name="T14">this-&gt;id = id;</text:span></text:p>
            <text:p text:style-name="P1"><text:span text:style-name="T14"><text:tab/></text:span><text:span text:style-name="T14">}</text:span></text:p>
            <text:p text:style-name="P1"><text:span text:style-name="T2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1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TLM model: The Slave Module (II)</text:p>
          </draw:text-box>
        </draw:frame>
        <draw:frame draw:style-name="gr91" draw:text-style-name="P32" draw:layer="layout" svg:width="20.686cm" svg:height="16.501cm" svg:x="3.479cm" svg:y="4.945cm">
          <draw:text-box>
            <text:p text:style-name="P1"><text:span text:style-name="T14"><text:tab/></text:span><text:span text:style-name="T21">virtual bool Send(tlm_message&lt;MemoryRequest, MemoryResponse&gt; &amp;message) </text:span><text:span text:style-name="T24">{</text:span></text:p>
            <text:p text:style-name="P1"><text:span text:style-name="T14"><text:tab/></text:span><text:span text:style-name="T14"><text:tab/></text:span><text:span text:style-name="T14">if(message.GetRequestBuffer()-&gt;target_id == id) {</text:span></text:p>
            <text:p text:style-name="P1"><text:span text:style-name="T14"><text:tab/></text:span><text:span text:style-name="T14"><text:tab/></text:span><text:span text:style-name="T14"><text:tab/></text:span><text:span text:style-name="T14">MemoryRequest *req = message.GetRequestBuffer();</text:span></text:p>
            <text:p text:style-name="P1"><text:span text:style-name="T14"><text:tab/></text:span><text:span text:style-name="T14"><text:tab/></text:span><text:span text:style-name="T14"><text:tab/></text:span><text:span text:style-name="T14">switch(req-&gt;command) {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case MemoryRequest::WRITE_COMMAND: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data = req-&gt;data;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break;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case MemoryRequest::READ_COMMAND: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MemoryResponse *rsp = message.GetResponseBuffer();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rsp-&gt;data = data;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sc_event *ev = message.GetResponseEvent();</text:span></text:p>
            <text:p text:style-name="P1"><text:span text:style-name="T22"><text:tab/></text:span><text:span text:style-name="T22"><text:tab/></text:span><text:span text:style-name="T22"><text:tab/></text:span><text:span text:style-name="T22"><text:tab/></text:span><text:span text:style-name="T22"><text:tab/></text:span><text:span text:style-name="T21">ev-&gt;notify(DELAY, SC_SEC);</text:span></text:p>
            <text:p text:style-name="P1"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break;</text:span></text:p>
            <text:p text:style-name="P1"><text:span text:style-name="T14"><text:tab/></text:span><text:span text:style-name="T14"><text:tab/></text:span><text:span text:style-name="T14"><text:tab/></text:span><text:span text:style-name="T14">}</text:span></text:p>
            <text:p text:style-name="P1"><text:span text:style-name="T14"><text:tab/></text:span><text:span text:style-name="T14"><text:tab/></text:span><text:span text:style-name="T14">} else {</text:span></text:p>
            <text:p text:style-name="P1"><text:span text:style-name="T14"><text:tab/></text:span><text:span text:style-name="T14"><text:tab/></text:span><text:span text:style-name="T14"><text:tab/></text:span><text:span text:style-name="T14">/* the message is not for this memory module,</text:span></text:p>
            <text:p text:style-name="P1"><text:span text:style-name="T14"><text:tab/></text:span><text:span text:style-name="T14"><text:tab/></text:span><text:span text:style-name="T14"><text:tab/></text:span><text:span text:style-name="T14"> </text:span><text:span text:style-name="T14">* <text:s text:c="2"/>do nothing */</text:span></text:p>
            <text:p text:style-name="P1"><text:span text:style-name="T14"><text:tab/></text:span><text:span text:style-name="T14"><text:tab/></text:span><text:span text:style-name="T14">}</text:span></text:p>
            <text:p text:style-name="P1"><text:span text:style-name="T14"><text:tab/></text:span><text:span text:style-name="T14"><text:tab/></text:span><text:span text:style-name="T14">return true;</text:span></text:p>
            <text:p text:style-name="P1"><text:span text:style-name="T14"><text:tab/></text:span><text:span text:style-name="T14">}</text:span></text:p>
            <text:p text:style-name="P1"><text:span text:style-name="T14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Example: A simple router</text:p>
          </draw:text-box>
        </draw:frame>
        <draw:custom-shape draw:style-name="gr83" draw:text-style-name="P14" draw:layer="layout" svg:width="3.175cm" svg:height="3.175cm" svg:x="5.845cm" svg:y="5.32cm">
          <text:p text:style-name="P14">Proc 1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8.385cm" svg:y="13.5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3.175cm" svg:height="1.905cm" svg:x="12.195cm" svg:y="13.5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16.005cm" svg:y="13.5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9.946cm" svg:y="5.321cm">
          <text:p text:style-name="P14">Proc 2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4.146cm" svg:y="5.321cm">
          <text:p text:style-name="P14">Proc 3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8.247cm" svg:y="5.322cm">
          <text:p text:style-name="P14">Proc 4</text:p>
          <draw:enhanced-geometry svg:viewBox="0 0 21600 21600" draw:type="rectangle" draw:enhanced-path="M 0 0 L 21600 0 21600 21600 0 21600 0 0 Z N"/>
        </draw:custom-shape>
        <draw:line draw:style-name="gr86" draw:text-style-name="P8" draw:layer="layout" svg:x1="4.575cm" svg:y1="11.035cm" svg:x2="22.355cm" svg:y2="11.035cm">
          <text:p text:style-name="P1"/>
        </draw:line>
        <draw:line draw:style-name="gr87" draw:text-style-name="P8" draw:id="id1" draw:layer="layout" svg:x1="7.415cm" svg:y1="8.495cm" svg:x2="7.415cm" svg:y2="11.035cm">
          <text:p text:style-name="P1"/>
        </draw:line>
        <draw:line draw:style-name="gr87" draw:text-style-name="P8" draw:layer="layout" svg:x1="11.515cm" svg:y1="8.495cm" svg:x2="11.515cm" svg:y2="11.035cm">
          <text:p text:style-name="P1"/>
        </draw:line>
        <draw:line draw:style-name="gr87" draw:text-style-name="P8" draw:layer="layout" svg:x1="15.815cm" svg:y1="8.495cm" svg:x2="15.815cm" svg:y2="11.035cm">
          <text:p text:style-name="P1"/>
        </draw:line>
        <draw:line draw:style-name="gr87" draw:text-style-name="P8" draw:layer="layout" svg:x1="19.815cm" svg:y1="8.495cm" svg:x2="19.815cm" svg:y2="11.035cm">
          <text:p text:style-name="P1"/>
        </draw:line>
        <draw:line draw:style-name="gr87" draw:text-style-name="P8" draw:layer="layout" svg:x1="17.615cm" svg:y1="11.095cm" svg:x2="17.615cm" svg:y2="13.635cm">
          <text:p text:style-name="P1"/>
        </draw:line>
        <draw:line draw:style-name="gr87" draw:text-style-name="P8" draw:id="id2" draw:layer="layout" svg:x1="13.815cm" svg:y1="11.095cm" svg:x2="13.815cm" svg:y2="13.635cm">
          <text:p text:style-name="P1"/>
        </draw:line>
        <draw:line draw:style-name="gr87" draw:text-style-name="P8" draw:layer="layout" svg:x1="10.015cm" svg:y1="11.095cm" svg:x2="10.015cm" svg:y2="13.635cm">
          <text:p text:style-name="P1"/>
        </draw:line>
        <draw:connector draw:style-name="gr92" draw:text-style-name="P8" draw:layer="layout" draw:type="curve" draw:line-skew="-0.862cm" svg:x1="7.415cm" svg:y1="8.495cm" svg:x2="13.815cm" svg:y2="13.635cm" draw:start-shape="id1" draw:start-glue-point="0" draw:end-shape="id2" draw:end-glue-point="2">
          <text:p text:style-name="P1"/>
        </draw:connector>
        <draw:frame draw:style-name="gr82" draw:text-style-name="P29" draw:layer="layout" svg:width="26.849cm" svg:height="4.964cm" svg:x="0.457cm" svg:y="16.631cm">
          <draw:text-box>
            <text:list text:style-name="L1">
              <text:list-item>
                <text:p text:style-name="P28"><text:span text:style-name="T16"><text:s/></text:span><text:span text:style-name="T16">Low level of abstraction, the bus behaves as a simple</text:span><text:span text:style-name="T16"><text:line-break/></text:span><text:span text:style-name="T16">router.</text:span></text:p>
              </text:list-item>
            </text:list>
            <text:list text:style-name="L1">
              <text:list-item>
                <text:p text:style-name="P28"><text:span text:style-name="T16"><text:s/></text:span><text:span text:style-name="T16">Timing is not considered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presentation:style-name="pr1" draw:text-style-name="P1" draw:layer="layout" svg:width="25.199cm" svg:height="3.507cm" svg:x="1.3cm" svg:y="-0.763cm" presentation:class="title" presentation:user-transformed="true">
          <draw:text-box>
            <text:p text:style-name="P1">Example: A Simple Router</text:p>
          </draw:text-box>
        </draw:frame>
        <draw:frame draw:style-name="gr93" draw:text-style-name="P33" draw:layer="layout" svg:width="25.491cm" svg:height="21.696cm" svg:x="1.044cm" svg:y="2cm">
          <draw:text-box>
            <text:p text:style-name="P1"><text:span text:style-name="T14">template &lt;typename REQ, typename RSP, unsigned int NUM_MASTERS, unsigned int NUM_SLAVES&gt;</text:span></text:p>
            <text:p text:style-name="P1"><text:span text:style-name="T14">class Bus : public sc_module, </text:span><text:span text:style-name="T21">public tlm_send_if&lt;REQ, RSP&gt;</text:span><text:span text:style-name="T14"> {</text:span></text:p>
            <text:p text:style-name="P1"><text:span text:style-name="T14">public:</text:span></text:p>
            <text:p text:style-name="P1"><text:span text:style-name="T14"><text:tab/></text:span><text:span text:style-name="T14">/* input ports */</text:span></text:p>
            <text:p text:style-name="P1"><text:span text:style-name="T22"><text:tab/></text:span><text:span text:style-name="T21">sc_export&lt;tlm_send_if&lt;REQ, RSP&gt; &gt; *master_port[NUM_MASTERS];</text:span></text:p>
            <text:p text:style-name="P1"><text:span text:style-name="T14"><text:tab/></text:span><text:span text:style-name="T14">/* output ports */</text:span></text:p>
            <text:p text:style-name="P1"><text:span text:style-name="T22"><text:tab/></text:span><text:span text:style-name="T21">sc_port&lt;tlm_send_if&lt;REQ, RSP&gt; &gt; slave_port[NUM_SLAVES];</text:span></text:p>
            <text:p text:style-name="P1"><text:span text:style-name="T14"><text:s text:c="3"/></text:span></text:p>
            <text:p text:style-name="P1"><text:span text:style-name="T14"><text:tab/></text:span><text:span text:style-name="T14">SC_HAS_PROCESS(Bus);</text:span></text:p>
            <text:p text:style-name="P1"><text:span text:style-name="T14"><text:s text:c="3"/></text:span></text:p>
            <text:p text:style-name="P1"><text:span text:style-name="T14"><text:tab/></text:span><text:span text:style-name="T14">Bus(sc_module_name module_name) : sc_module(module_name) {</text:span></text:p>
            <text:p text:style-name="P1"><text:span text:style-name="T14"><text:tab/></text:span><text:span text:style-name="T14"><text:tab/></text:span><text:span text:style-name="T14">/* create the ports and name them */</text:span></text:p>
            <text:p text:style-name="P1"><text:span text:style-name="T14"><text:tab/></text:span><text:span text:style-name="T14"><text:tab/></text:span><text:span text:style-name="T14">for(unsigned int i = 0; i &lt; NUM_MASTERS; i++) {</text:span></text:p>
            <text:p text:style-name="P1"><text:span text:style-name="T14"><text:tab/></text:span><text:span text:style-name="T14"><text:tab/></text:span><text:span text:style-name="T14"><text:tab/></text:span><text:span text:style-name="T14">stringstream s;</text:span></text:p>
            <text:p text:style-name="P1"><text:span text:style-name="T14"><text:tab/></text:span><text:span text:style-name="T14"><text:tab/></text:span><text:span text:style-name="T14"><text:tab/></text:span><text:span text:style-name="T14">s &lt;&lt; module_name &lt;&lt; "::master_port[" &lt;&lt; i &lt;&lt; "]";</text:span></text:p>
            <text:p text:style-name="P1"><text:span text:style-name="T22"><text:tab/></text:span><text:span text:style-name="T22"><text:tab/></text:span><text:span text:style-name="T22"><text:tab/></text:span><text:span text:style-name="T21">master_port[i] = new sc_export&lt;tlm_send_if&lt;REQ, RSP&gt; &gt;(s.str().c_str());</text:span></text:p>
            <text:p text:style-name="P1"><text:span text:style-name="T14"><text:tab/></text:span><text:span text:style-name="T14"><text:tab/></text:span><text:span text:style-name="T14">}</text:span></text:p>
            <text:p text:style-name="P1"><text:span text:style-name="T14"><text:tab/></text:span><text:span text:style-name="T14"><text:tab/></text:span><text:span text:style-name="T14">/* associate ports with the interface implementation */</text:span></text:p>
            <text:p text:style-name="P1"><text:span text:style-name="T14"><text:tab/></text:span><text:span text:style-name="T14"><text:tab/></text:span><text:span text:style-name="T14">for(unsigned int i = 0; i &lt; NUM_MASTERS; i++) {</text:span></text:p>
            <text:p text:style-name="P1"><text:span text:style-name="T22"><text:tab/></text:span><text:span text:style-name="T22"><text:tab/></text:span><text:span text:style-name="T22"><text:tab/></text:span><text:span text:style-name="T21">(*(master_port[i]))(*this);</text:span></text:p>
            <text:p text:style-name="P1"><text:span text:style-name="T14"><text:tab/></text:span><text:span text:style-name="T14"><text:tab/></text:span><text:span text:style-name="T14">}</text:span></text:p>
            <text:p text:style-name="P1"><text:span text:style-name="T14"><text:tab/></text:span><text:span text:style-name="T14">}</text:span></text:p>
            <text:p text:style-name="P1"><text:span text:style-name="T14"/></text:p>
            <text:p text:style-name="P1"><text:span text:style-name="T14"><text:tab/></text:span><text:span text:style-name="T21">virtual bool Send(tlm_message&lt;REQ, RSP&gt; &amp;message)</text:span><text:span text:style-name="T14"> {</text:span></text:p>
            <text:p text:style-name="P1"><text:span text:style-name="T14"><text:tab/></text:span><text:span text:style-name="T14"><text:tab/></text:span><text:span text:style-name="T14">REQ *req;</text:span></text:p>
            <text:p text:style-name="P1"><text:span text:style-name="T14"><text:tab/></text:span><text:span text:style-name="T14"><text:tab/></text:span><text:span text:style-name="T14">req = message.GetRequestBuffer();</text:span></text:p>
            <text:p text:style-name="P1"><text:span text:style-name="T14"><text:tab/></text:span><text:span text:style-name="T14"><text:tab/></text:span><text:span text:style-name="T14">(*slave_port[req-&gt;target_id])-&gt;Send(message);</text:span></text:p>
            <text:p text:style-name="P1"><text:span text:style-name="T14"><text:tab/></text:span><text:span text:style-name="T14">}</text:span></text:p>
            <text:p text:style-name="P1"><text:span text:style-name="T14">}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Example: CPU Contention</text:p>
          </draw:text-box>
        </draw:frame>
        <draw:custom-shape draw:style-name="gr83" draw:text-style-name="P14" draw:layer="layout" svg:width="3.175cm" svg:height="3.175cm" svg:x="5.845cm" svg:y="5.12cm">
          <text:p text:style-name="P14">Proc 1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8.385cm" svg:y="13.3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3.175cm" svg:height="1.905cm" svg:x="12.195cm" svg:y="13.3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16.005cm" svg:y="13.3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9.946cm" svg:y="5.121cm">
          <text:p text:style-name="P14">Proc 2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4.146cm" svg:y="5.121cm">
          <text:p text:style-name="P14">Proc 3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8.247cm" svg:y="5.122cm">
          <text:p text:style-name="P14">Proc 4</text:p>
          <draw:enhanced-geometry svg:viewBox="0 0 21600 21600" draw:type="rectangle" draw:enhanced-path="M 0 0 L 21600 0 21600 21600 0 21600 0 0 Z N"/>
        </draw:custom-shape>
        <draw:line draw:style-name="gr86" draw:text-style-name="P8" draw:layer="layout" svg:x1="4.575cm" svg:y1="10.835cm" svg:x2="22.355cm" svg:y2="10.835cm">
          <text:p text:style-name="P1"/>
        </draw:line>
        <draw:line draw:style-name="gr87" draw:text-style-name="P8" draw:layer="layout" svg:x1="7.415cm" svg:y1="8.295cm" svg:x2="7.415cm" svg:y2="10.835cm">
          <text:p text:style-name="P1"/>
        </draw:line>
        <draw:line draw:style-name="gr87" draw:text-style-name="P8" draw:layer="layout" svg:x1="11.515cm" svg:y1="8.295cm" svg:x2="11.515cm" svg:y2="10.835cm">
          <text:p text:style-name="P1"/>
        </draw:line>
        <draw:line draw:style-name="gr87" draw:text-style-name="P8" draw:layer="layout" svg:x1="15.815cm" svg:y1="8.295cm" svg:x2="15.815cm" svg:y2="10.835cm">
          <text:p text:style-name="P1"/>
        </draw:line>
        <draw:line draw:style-name="gr87" draw:text-style-name="P8" draw:layer="layout" svg:x1="19.815cm" svg:y1="8.295cm" svg:x2="19.815cm" svg:y2="10.835cm">
          <text:p text:style-name="P1"/>
        </draw:line>
        <draw:line draw:style-name="gr87" draw:text-style-name="P8" draw:layer="layout" svg:x1="17.615cm" svg:y1="10.895cm" svg:x2="17.615cm" svg:y2="13.435cm">
          <text:p text:style-name="P1"/>
        </draw:line>
        <draw:line draw:style-name="gr87" draw:text-style-name="P8" draw:layer="layout" svg:x1="13.815cm" svg:y1="10.895cm" svg:x2="13.815cm" svg:y2="13.435cm">
          <text:p text:style-name="P1"/>
        </draw:line>
        <draw:line draw:style-name="gr87" draw:text-style-name="P8" draw:layer="layout" svg:x1="10.015cm" svg:y1="10.895cm" svg:x2="10.015cm" svg:y2="13.435cm">
          <text:p text:style-name="P1"/>
        </draw:line>
        <draw:frame draw:style-name="gr94" draw:text-style-name="P34" draw:layer="layout" svg:width="2.54cm" svg:height="2.462cm" svg:x="5.145cm" svg:y="8.295cm">
          <draw:text-box>
            <text:p text:style-name="P1"><text:span text:style-name="T24">cycle 0,</text:span></text:p>
            <text:p text:style-name="P1"><text:span text:style-name="T24">cycle 4,</text:span></text:p>
            <text:p text:style-name="P1"><text:span text:style-name="T24">cycle 8...</text:span></text:p>
          </draw:text-box>
        </draw:frame>
        <draw:frame draw:style-name="gr94" draw:text-style-name="P34" draw:layer="layout" svg:width="2.54cm" svg:height="2.462cm" svg:x="9.245cm" svg:y="8.295cm">
          <draw:text-box>
            <text:p text:style-name="P1"><text:span text:style-name="T24">cycle 1,</text:span></text:p>
            <text:p text:style-name="P1"><text:span text:style-name="T24">cycle 5,</text:span></text:p>
            <text:p text:style-name="P1"><text:span text:style-name="T24">cycle 9...</text:span></text:p>
          </draw:text-box>
        </draw:frame>
        <draw:frame draw:style-name="gr94" draw:text-style-name="P34" draw:layer="layout" svg:width="2.965cm" svg:height="2.462cm" svg:x="15.745cm" svg:y="8.295cm">
          <draw:text-box>
            <text:p text:style-name="P1"><text:span text:style-name="T24">cycle 2,</text:span></text:p>
            <text:p text:style-name="P1"><text:span text:style-name="T24">cycle 6,</text:span></text:p>
            <text:p text:style-name="P1"><text:span text:style-name="T24">cycle 10...</text:span></text:p>
          </draw:text-box>
        </draw:frame>
        <draw:frame draw:style-name="gr94" draw:text-style-name="P34" draw:layer="layout" svg:width="3.115cm" svg:height="2.462cm" svg:x="19.745cm" svg:y="8.295cm">
          <draw:text-box>
            <text:p text:style-name="P1"><text:span text:style-name="T24">cycle 3,</text:span></text:p>
            <text:p text:style-name="P1"><text:span text:style-name="T24">cycle 7,</text:span></text:p>
            <text:p text:style-name="P1"><text:span text:style-name="T24">cycle 11...</text:span></text:p>
          </draw:text-box>
        </draw:frame>
        <draw:frame draw:style-name="gr1" draw:text-style-name="P35" draw:layer="layout" svg:width="24.738cm" svg:height="4.451cm" svg:x="1.429cm" svg:y="16.286cm">
          <draw:text-box>
            <text:list text:style-name="L1">
              <text:list-item>
                <text:p text:style-name="P28"><text:span text:style-name="T25"><text:s/></text:span><text:span text:style-name="T25">Time is considered.</text:span></text:p>
              </text:list-item>
            </text:list>
            <text:list text:style-name="L1">
              <text:list-item>
                <text:p text:style-name="P28"><text:span text:style-name="T25"><text:s/></text:span><text:span text:style-name="T25">The bus (BusInterface) will bufferize the messages and send them when </text:span></text:p>
              </text:list-item>
            </text:list>
            <text:list text:style-name="L1">
              <text:list-item>
                <text:p text:style-name="P1"><text:span text:style-name="T25">the processor has access to the bus --&gt; The BusInterface will be a module to </text:span></text:p>
              </text:list-item>
            </text:list>
            <text:list text:style-name="L1">
              <text:list-item>
                <text:p text:style-name="P1"><text:span text:style-name="T25">have a thread that can send requests.</text:span></text:p>
              </text:list-item>
            </text:list>
          </draw:text-box>
        </draw:frame>
        <draw:line draw:style-name="gr95" draw:text-style-name="P8" draw:layer="layout" svg:x1="7.865cm" svg:y1="8.255cm" svg:x2="7.865cm" svg:y2="10.795cm">
          <text:p text:style-name="P1"/>
        </draw:line>
        <draw:line draw:style-name="gr95" draw:text-style-name="P8" draw:layer="layout" svg:x1="11.965cm" svg:y1="8.255cm" svg:x2="11.965cm" svg:y2="10.795cm">
          <text:p text:style-name="P1"/>
        </draw:line>
        <draw:line draw:style-name="gr95" draw:text-style-name="P8" draw:layer="layout" svg:x1="15.365cm" svg:y1="8.255cm" svg:x2="15.365cm" svg:y2="10.795cm">
          <text:p text:style-name="P1"/>
        </draw:line>
        <draw:line draw:style-name="gr95" draw:text-style-name="P8" draw:layer="layout" svg:x1="19.465cm" svg:y1="8.255cm" svg:x2="19.465cm" svg:y2="10.795cm">
          <text:p text:style-name="P1"/>
        </draw:line>
        <draw:line draw:style-name="gr95" draw:text-style-name="P8" draw:layer="layout" svg:x1="17.265cm" svg:y1="10.855cm" svg:x2="17.265cm" svg:y2="13.395cm">
          <text:p text:style-name="P1"/>
        </draw:line>
        <draw:line draw:style-name="gr95" draw:text-style-name="P8" draw:layer="layout" svg:x1="13.465cm" svg:y1="10.855cm" svg:x2="13.465cm" svg:y2="13.395cm">
          <text:p text:style-name="P1"/>
        </draw:line>
        <draw:line draw:style-name="gr95" draw:text-style-name="P8" draw:layer="layout" svg:x1="9.665cm" svg:y1="10.855cm" svg:x2="9.665cm" svg:y2="13.395cm">
          <text:p text:style-name="P1"/>
        </draw:line>
        <draw:path draw:style-name="gr96" draw:text-style-name="P8" draw:layer="layout" svg:width="2.54cm" svg:height="5.08cm" svg:x="8.255cm" svg:y="8.255cm" svg:viewBox="0 0 2541 5081" svg:d="m2540 5080c0-1905-847-1905-847-1905s-1693-1270-1693-1270 0-1905 0-1905">
          <text:p text:style-name="P1"/>
        </draw:path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1T0">
        <draw:frame presentation:style-name="pr1" draw:text-style-name="P1" draw:layer="layout" svg:width="25.199cm" svg:height="3.507cm" svg:x="1.4cm" svg:y="0.837cm" presentation:class="title">
          <draw:text-box>
            <text:p text:style-name="P1">Example: CPU Contention (II)</text:p>
          </draw:text-box>
        </draw:frame>
        <draw:frame draw:style-name="gr97" draw:text-style-name="P32" draw:layer="layout" svg:width="13.335cm" svg:height="15.516cm" svg:x="1.27cm" svg:y="4.881cm">
          <draw:text-box>
            <text:p text:style-name="P1"><text:span text:style-name="T23"><text:s text:c="2"/></text:span><text:span text:style-name="T23">template &lt;typename REQ, typename RSP,</text:span></text:p>
            <text:p text:style-name="P1"><text:span text:style-name="T23"><text:tab/></text:span><text:span text:style-name="T23"> <text:s text:c="3"/></text:span><text:span text:style-name="T23">unsigned int NUM_MASTERS,</text:span></text:p>
            <text:p text:style-name="P1"><text:span text:style-name="T23"><text:tab/></text:span><text:span text:style-name="T23"> <text:s text:c="3"/></text:span><text:span text:style-name="T23">unsigned int NUM_SLAVES&gt;</text:span></text:p>
            <text:p text:style-name="P1"><text:span text:style-name="T23"><text:s text:c="2"/></text:span><text:span text:style-name="T23">class BusIf :</text:span></text:p>
            <text:p text:style-name="P1"><text:span text:style-name="T23"><text:s text:c="4"/></text:span><text:span text:style-name="T23">public </text:span><text:span text:style-name="T26">tlm_send_if&lt;REQ, RSP&gt;</text:span><text:span text:style-name="T23">,</text:span></text:p>
            <text:p text:style-name="P1"><text:span text:style-name="T23"><text:s text:c="4"/></text:span><text:span text:style-name="T23">public </text:span><text:span text:style-name="T27">sc_module</text:span><text:span text:style-name="T23"> {</text:span></text:p>
            <text:p text:style-name="P1"><text:span text:style-name="T23"><text:s text:c="2"/></text:span><text:span text:style-name="T23">public:</text:span></text:p>
            <text:p text:style-name="P1"><text:span text:style-name="T23"><text:s text:c="4"/></text:span><text:span text:style-name="T23">SC_HAS_PROCESS(BusIf);</text:span></text:p>
            <text:p text:style-name="P1"><text:span text:style-name="T23"><text:s text:c="4"/></text:span></text:p>
            <text:p text:style-name="P1"><text:span text:style-name="T23"><text:s text:c="4"/></text:span><text:span text:style-name="T23">BusIf(sc_module_name name) : sc_module(name) {</text:span></text:p>
            <text:p text:style-name="P1"><text:span text:style-name="T23"><text:s text:c="6"/></text:span><text:span text:style-name="T27">SC_THREAD(Dispatch);</text:span></text:p>
            <text:p text:style-name="P1"><text:span text:style-name="T23"><text:s text:c="4"/></text:span><text:span text:style-name="T23">}</text:span></text:p>
            <text:p text:style-name="P1"><text:span text:style-name="T23"/></text:p>
            <text:p text:style-name="P1"><text:span text:style-name="T23"><text:s text:c="4"/></text:span><text:span text:style-name="T26">virtual bool Send(tlm_message&lt;REQ, RSP&gt; &amp;message)</text:span><text:span text:style-name="T23"> {</text:span></text:p>
            <text:p text:style-name="P1"><text:span text:style-name="T23"><text:s text:c="6"/></text:span><text:span text:style-name="T23">if(waiting_list.empty()) {</text:span></text:p>
            <text:p text:style-name="P1"><text:span text:style-name="T23"><text:tab/></text:span><text:span text:style-name="T23">uint64_t delay;</text:span></text:p>
            <text:p text:style-name="P1"><text:span text:style-name="T23"><text:tab/></text:span><text:span text:style-name="T23">delay = ((uint64_t)sc_time_stamp().to_seconds()) % NUM_MASTERS;</text:span></text:p>
            <text:p text:style-name="P1"><text:span text:style-name="T23"><text:tab/></text:span><text:span text:style-name="T23">if(delay &gt;= id) {</text:span></text:p>
            <text:p text:style-name="P1"><text:span text:style-name="T23"><text:tab/></text:span><text:span text:style-name="T23"> <text:s/></text:span><text:span text:style-name="T23">delay = delay - id;</text:span></text:p>
            <text:p text:style-name="P1"><text:span text:style-name="T23"><text:tab/></text:span><text:span text:style-name="T23">} else {</text:span></text:p>
            <text:p text:style-name="P1"><text:span text:style-name="T23"><text:tab/></text:span><text:span text:style-name="T23"> <text:s/></text:span><text:span text:style-name="T23">delay = id - delay;</text:span></text:p>
            <text:p text:style-name="P1"><text:span text:style-name="T23"><text:tab/></text:span><text:span text:style-name="T23">}</text:span></text:p>
            <text:p text:style-name="P1"><text:span text:style-name="T23"><text:tab/></text:span><text:span text:style-name="T27">send_event.notify(delay, SC_SEC);</text:span></text:p>
            <text:p text:style-name="P1"><text:span text:style-name="T23"><text:s text:c="6"/></text:span><text:span text:style-name="T23">}</text:span></text:p>
            <text:p text:style-name="P1"><text:span text:style-name="T23"/></text:p>
            <text:p text:style-name="P1"><text:span text:style-name="T23"><text:s text:c="6"/></text:span><text:span text:style-name="T23">waiting_list.push_back(&amp;message);</text:span></text:p>
            <text:p text:style-name="P1"><text:span text:style-name="T23"><text:s text:c="6"/></text:span><text:span text:style-name="T23">return true;</text:span></text:p>
            <text:p text:style-name="P1"><text:span text:style-name="T23"><text:s text:c="4"/></text:span><text:span text:style-name="T23">}</text:span></text:p>
            <text:p text:style-name="P1"><text:span text:style-name="T23"/></text:p>
          </draw:text-box>
        </draw:frame>
        <draw:frame draw:style-name="gr98" draw:text-style-name="P32" draw:layer="layout" svg:width="11.153cm" svg:height="14.983cm" svg:x="15.875cm" svg:y="4.686cm">
          <draw:text-box>
            <text:p text:style-name="P1"><text:span text:style-name="T23"/></text:p>
            <text:p text:style-name="P1"><text:span text:style-name="T23"><text:s text:c="4"/></text:span><text:span text:style-name="T23">void Initialize(unsigned int id,</text:span></text:p>
            <text:p text:style-name="P1"><text:span text:style-name="T23"><text:tab/></text:span><text:span text:style-name="T23"><text:tab/></text:span><text:span text:style-name="T23">sc_port&lt;tlm_send_if&lt;REQ, RSP&gt; &gt; *slave_port) {</text:span></text:p>
            <text:p text:style-name="P1"><text:span text:style-name="T23"><text:s text:c="6"/></text:span><text:span text:style-name="T23">this-&gt;id = id;</text:span></text:p>
            <text:p text:style-name="P1"><text:span text:style-name="T23"><text:s text:c="6"/></text:span><text:span text:style-name="T23">this-&gt;slave_port = slave_port;</text:span></text:p>
            <text:p text:style-name="P1"><text:span text:style-name="T23"><text:s text:c="4"/></text:span><text:span text:style-name="T23">}</text:span></text:p>
            <text:p text:style-name="P1"><text:span text:style-name="T23"/></text:p>
            <text:p text:style-name="P1"><text:span text:style-name="T23"><text:s text:c="4"/></text:span><text:span text:style-name="T23">void </text:span><text:span text:style-name="T27">Dispatch() </text:span><text:span text:style-name="T23">{</text:span></text:p>
            <text:p text:style-name="P1"><text:span text:style-name="T23"><text:s text:c="6"/></text:span><text:span text:style-name="T23">while(1) {</text:span></text:p>
            <text:p text:style-name="P1"><text:span text:style-name="T23"><text:tab/></text:span><text:span text:style-name="T27">wait(send_event);</text:span></text:p>
            <text:p text:style-name="P1"><text:span text:style-name="T23"><text:tab/></text:span><text:span text:style-name="T23">if(!(waiting_list.empty())) {</text:span></text:p>
            <text:p text:style-name="P1"><text:span text:style-name="T23"><text:tab/></text:span><text:span text:style-name="T23"> <text:s/></text:span><text:span text:style-name="T23">tlm_message&lt;REQ, RSP&gt; *message = waiting_list.front();</text:span></text:p>
            <text:p text:style-name="P1"><text:span text:style-name="T23"><text:tab/></text:span><text:span text:style-name="T23"> <text:s/></text:span><text:span text:style-name="T23">waiting_list.pop_front();</text:span></text:p>
            <text:p text:style-name="P1"><text:span text:style-name="T23"><text:tab/></text:span><text:span text:style-name="T23"> <text:s/></text:span><text:span text:style-name="T23">REQ *req = message-&gt;GetRequestBuffer();</text:span></text:p>
            <text:p text:style-name="P1"><text:span text:style-name="T28"><text:tab/></text:span><text:span text:style-name="T28"> <text:s/></text:span><text:span text:style-name="T26">(slave_port[req-&gt;target_id])-&gt;Send(*message);</text:span></text:p>
            <text:p text:style-name="P1"><text:span text:style-name="T23"><text:tab/></text:span><text:span text:style-name="T23"> <text:s/></text:span><text:span text:style-name="T23">if(!(waiting_list.empty())) {</text:span></text:p>
            <text:p text:style-name="P1"><text:span text:style-name="T23"><text:tab/></text:span><text:span text:style-name="T23"> <text:s text:c="3"/></text:span><text:span text:style-name="T27">send_event.notify(NUM_MASTERS, SC_SEC);</text:span></text:p>
            <text:p text:style-name="P1"><text:span text:style-name="T23"><text:tab/></text:span><text:span text:style-name="T23"> <text:s/></text:span><text:span text:style-name="T23">}</text:span></text:p>
            <text:p text:style-name="P1"><text:span text:style-name="T23"><text:tab/></text:span><text:span text:style-name="T23">} </text:span></text:p>
            <text:p text:style-name="P1"><text:span text:style-name="T23"><text:s text:c="6"/></text:span><text:span text:style-name="T23">}</text:span></text:p>
            <text:p text:style-name="P1"><text:span text:style-name="T23"><text:s text:c="4"/></text:span><text:span text:style-name="T23">}</text:span></text:p>
            <text:p text:style-name="P1"><text:span text:style-name="T23"/></text:p>
            <text:p text:style-name="P1"><text:span text:style-name="T23"><text:s text:c="2"/></text:span><text:span text:style-name="T23">private:</text:span></text:p>
            <text:p text:style-name="P1"><text:span text:style-name="T23"><text:s text:c="4"/></text:span><text:span text:style-name="T23">unsigned int id;</text:span></text:p>
            <text:p text:style-name="P1"><text:span text:style-name="T23"><text:s text:c="4"/></text:span><text:span text:style-name="T23">sc_event send_event;</text:span></text:p>
            <text:p text:style-name="P1"><text:span text:style-name="T23"><text:s text:c="4"/></text:span><text:span text:style-name="T23">list&lt;tlm_message&lt;REQ, RSP&gt; *&gt; waiting_list;</text:span></text:p>
            <text:p text:style-name="P1"><text:span text:style-name="T23"><text:s text:c="4"/></text:span><text:span text:style-name="T23">sc_port&lt;tlm_send_if&lt;REQ, RSP&gt; &gt; *slave_port;</text:span></text:p>
            <text:p text:style-name="P1"><text:span text:style-name="T23"><text:s text:c="2"/></text:span><text:span text:style-name="T23">};</text:span></text:p>
          </draw:text-box>
        </draw:frame>
        <draw:line draw:style-name="gr99" draw:text-style-name="P8" draw:layer="layout" svg:x1="15.24cm" svg:y1="4.445cm" svg:x2="15.24cm" svg:y2="19.68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presentation:style-name="pr8" draw:text-style-name="P1" draw:layer="layout" svg:width="25.905cm" svg:height="3.147cm" svg:x="1.2cm" svg:y="0.063cm" presentation:class="title" presentation:user-transformed="true">
          <draw:text-box>
            <text:p text:style-name="P1">Example: Adding Memory Contention</text:p>
          </draw:text-box>
        </draw:frame>
        <draw:custom-shape draw:style-name="gr83" draw:text-style-name="P14" draw:layer="layout" svg:width="3.175cm" svg:height="3.175cm" svg:x="5.846cm" svg:y="5.12cm">
          <text:p text:style-name="P14">Proc 1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8.386cm" svg:y="13.3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5" draw:text-style-name="P14" draw:layer="layout" svg:width="3.175cm" svg:height="1.905cm" svg:x="12.196cm" svg:y="13.3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4" draw:text-style-name="P8" draw:layer="layout" svg:width="3.175cm" svg:height="1.905cm" svg:x="16.006cm" svg:y="13.375cm">
          <text:p text:style-name="P14">Memory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9.947cm" svg:y="5.121cm">
          <text:p text:style-name="P14">Proc 2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4.147cm" svg:y="5.121cm">
          <text:p text:style-name="P14">Proc 3</text:p>
          <draw:enhanced-geometry svg:viewBox="0 0 21600 21600" draw:type="rectangle" draw:enhanced-path="M 0 0 L 21600 0 21600 21600 0 21600 0 0 Z N"/>
        </draw:custom-shape>
        <draw:custom-shape draw:style-name="gr83" draw:text-style-name="P14" draw:layer="layout" svg:width="3.175cm" svg:height="3.175cm" svg:x="18.248cm" svg:y="5.122cm">
          <text:p text:style-name="P14">Proc 4</text:p>
          <draw:enhanced-geometry svg:viewBox="0 0 21600 21600" draw:type="rectangle" draw:enhanced-path="M 0 0 L 21600 0 21600 21600 0 21600 0 0 Z N"/>
        </draw:custom-shape>
        <draw:line draw:style-name="gr86" draw:text-style-name="P8" draw:layer="layout" svg:x1="4.576cm" svg:y1="10.835cm" svg:x2="22.356cm" svg:y2="10.835cm">
          <text:p text:style-name="P1"/>
        </draw:line>
        <draw:line draw:style-name="gr87" draw:text-style-name="P8" draw:layer="layout" svg:x1="7.416cm" svg:y1="8.295cm" svg:x2="7.416cm" svg:y2="10.835cm">
          <text:p text:style-name="P1"/>
        </draw:line>
        <draw:line draw:style-name="gr87" draw:text-style-name="P8" draw:layer="layout" svg:x1="11.516cm" svg:y1="8.295cm" svg:x2="11.516cm" svg:y2="10.835cm">
          <text:p text:style-name="P1"/>
        </draw:line>
        <draw:line draw:style-name="gr87" draw:text-style-name="P8" draw:layer="layout" svg:x1="15.816cm" svg:y1="8.295cm" svg:x2="15.816cm" svg:y2="10.835cm">
          <text:p text:style-name="P1"/>
        </draw:line>
        <draw:line draw:style-name="gr87" draw:text-style-name="P8" draw:layer="layout" svg:x1="19.816cm" svg:y1="8.295cm" svg:x2="19.816cm" svg:y2="10.835cm">
          <text:p text:style-name="P1"/>
        </draw:line>
        <draw:line draw:style-name="gr87" draw:text-style-name="P8" draw:layer="layout" svg:x1="17.616cm" svg:y1="10.895cm" svg:x2="17.616cm" svg:y2="13.435cm">
          <text:p text:style-name="P1"/>
        </draw:line>
        <draw:line draw:style-name="gr87" draw:text-style-name="P8" draw:layer="layout" svg:x1="13.816cm" svg:y1="10.895cm" svg:x2="13.816cm" svg:y2="13.435cm">
          <text:p text:style-name="P1"/>
        </draw:line>
        <draw:line draw:style-name="gr87" draw:text-style-name="P8" draw:layer="layout" svg:x1="10.016cm" svg:y1="10.895cm" svg:x2="10.016cm" svg:y2="13.435cm">
          <text:p text:style-name="P1"/>
        </draw:line>
        <draw:frame draw:style-name="gr94" draw:text-style-name="P34" draw:layer="layout" svg:width="3.109cm" svg:height="2.462cm" svg:x="4.846cm" svg:y="8.295cm">
          <draw:text-box>
            <text:p text:style-name="P1"><text:span text:style-name="T24">cycle 0,</text:span></text:p>
            <text:p text:style-name="P1"><text:span text:style-name="T24">cycle 7,</text:span></text:p>
            <text:p text:style-name="P1"><text:span text:style-name="T24">cycle 14...</text:span></text:p>
          </draw:text-box>
        </draw:frame>
        <draw:frame draw:style-name="gr94" draw:text-style-name="P34" draw:layer="layout" svg:width="2.819cm" svg:height="2.462cm" svg:x="8.946cm" svg:y="8.295cm">
          <draw:text-box>
            <text:p text:style-name="P1"><text:span text:style-name="T24">cycle 1,</text:span></text:p>
            <text:p text:style-name="P1"><text:span text:style-name="T24">cycle 8,</text:span></text:p>
            <text:p text:style-name="P1"><text:span text:style-name="T24">cycle 15...</text:span></text:p>
          </draw:text-box>
        </draw:frame>
        <draw:frame draw:style-name="gr94" draw:text-style-name="P34" draw:layer="layout" svg:width="2.965cm" svg:height="2.462cm" svg:x="15.746cm" svg:y="8.295cm">
          <draw:text-box>
            <text:p text:style-name="P1"><text:span text:style-name="T24">cycle 2,</text:span></text:p>
            <text:p text:style-name="P1"><text:span text:style-name="T24">cycle 9,</text:span></text:p>
            <text:p text:style-name="P1"><text:span text:style-name="T24">cycle 16...</text:span></text:p>
          </draw:text-box>
        </draw:frame>
        <draw:frame draw:style-name="gr94" draw:text-style-name="P34" draw:layer="layout" svg:width="3.115cm" svg:height="2.462cm" svg:x="19.746cm" svg:y="8.295cm">
          <draw:text-box>
            <text:p text:style-name="P1"><text:span text:style-name="T24">cycle 3,</text:span></text:p>
            <text:p text:style-name="P1"><text:span text:style-name="T24">cycle 10,</text:span></text:p>
            <text:p text:style-name="P1"><text:span text:style-name="T24">cycle 17...</text:span></text:p>
          </draw:text-box>
        </draw:frame>
        <draw:frame draw:style-name="gr94" draw:text-style-name="P34" draw:layer="layout" svg:width="2.801cm" svg:height="2.462cm" svg:x="7.385cm" svg:y="11.395cm">
          <draw:text-box>
            <text:p text:style-name="P1"><text:span text:style-name="T24">cycle 4,</text:span></text:p>
            <text:p text:style-name="P1"><text:span text:style-name="T24">cycle 11,</text:span></text:p>
            <text:p text:style-name="P1"><text:span text:style-name="T24">cycle 18...</text:span></text:p>
          </draw:text-box>
        </draw:frame>
        <draw:frame draw:style-name="gr94" draw:text-style-name="P34" draw:layer="layout" svg:width="3.091cm" svg:height="2.462cm" svg:x="11.195cm" svg:y="11.395cm">
          <draw:text-box>
            <text:p text:style-name="P1"><text:span text:style-name="T24">cycle 5,</text:span></text:p>
            <text:p text:style-name="P1"><text:span text:style-name="T24">cycle 12,</text:span></text:p>
            <text:p text:style-name="P1"><text:span text:style-name="T24">cycle 19...</text:span></text:p>
          </draw:text-box>
        </draw:frame>
        <draw:frame draw:style-name="gr94" draw:text-style-name="P34" draw:layer="layout" svg:width="3.309cm" svg:height="2.462cm" svg:x="17.546cm" svg:y="11.395cm">
          <draw:text-box>
            <text:p text:style-name="P1"><text:span text:style-name="T24">cycle 6,</text:span></text:p>
            <text:p text:style-name="P1"><text:span text:style-name="T24">cycle 13,</text:span></text:p>
            <text:p text:style-name="P1"><text:span text:style-name="T24">cycle 20...</text:span></text:p>
          </draw:text-box>
        </draw:frame>
        <draw:frame draw:style-name="gr1" draw:text-style-name="P35" draw:layer="layout" svg:width="23.928cm" svg:height="3.401cm" svg:x="1.53cm" svg:y="15.487cm">
          <draw:text-box>
            <text:list text:style-name="L1">
              <text:list-item>
                <text:p text:style-name="P28"><text:span text:style-name="T25"><text:s/></text:span><text:span text:style-name="T25">Contention for the responses is needed --&gt; Responses will be handled by</text:span><text:span text:style-name="T25"><text:line-break/></text:span><text:span text:style-name="T25">the bus.</text:span></text:p>
              </text:list-item>
            </text:list>
            <text:list text:style-name="L1">
              <text:list-item>
                <text:p text:style-name="P28"><text:span text:style-name="T25">Each request will have an assigned thread.</text:span></text:p>
              </text:list-item>
            </text:list>
          </draw:text-box>
        </draw:frame>
        <draw:line draw:style-name="gr100" draw:text-style-name="P8" draw:layer="layout" svg:x1="7.865cm" svg:y1="8.255cm" svg:x2="7.865cm" svg:y2="10.795cm">
          <text:p text:style-name="P1"/>
        </draw:line>
        <draw:line draw:style-name="gr100" draw:text-style-name="P8" draw:layer="layout" svg:x1="14.305cm" svg:y1="10.795cm" svg:x2="14.305cm" svg:y2="13.335cm">
          <text:p text:style-name="P1"/>
        </draw:line>
        <draw:line draw:style-name="gr100" draw:text-style-name="P8" draw:layer="layout" svg:x1="17.105cm" svg:y1="10.795cm" svg:x2="17.105cm" svg:y2="13.335cm">
          <text:p text:style-name="P1"/>
        </draw:line>
        <draw:line draw:style-name="gr100" draw:text-style-name="P8" draw:layer="layout" svg:x1="10.405cm" svg:y1="10.795cm" svg:x2="10.405cm" svg:y2="13.335cm">
          <text:p text:style-name="P1"/>
        </draw:line>
        <draw:line draw:style-name="gr100" draw:text-style-name="P8" draw:layer="layout" svg:x1="11.965cm" svg:y1="8.255cm" svg:x2="11.965cm" svg:y2="10.795cm">
          <text:p text:style-name="P1"/>
        </draw:line>
        <draw:line draw:style-name="gr100" draw:text-style-name="P8" draw:layer="layout" svg:x1="15.365cm" svg:y1="8.255cm" svg:x2="15.365cm" svg:y2="10.795cm">
          <text:p text:style-name="P1"/>
        </draw:line>
        <draw:line draw:style-name="gr100" draw:text-style-name="P8" draw:layer="layout" svg:x1="19.365cm" svg:y1="8.255cm" svg:x2="19.365cm" svg:y2="10.795cm">
          <text:p text:style-name="P1"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_32__20_Dots_20_1_20_Dash" draw:display-name="2 Dots 1 Dash" draw:style="rect" draw:dots1="2" draw:dots2="1" draw:dots2-length="0.203cm" draw:distance="0.203cm"/>
    <draw:stroke-dash draw:name="Dash_20_1" draw:display-name="Dash 1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Tahoma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ff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Tahoma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Tahoma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image text:level="1" xlink:href="Pictures/100002000000000A0000000ADFBE81A4.gif" xlink:type="simple" xlink:show="embed" xlink:actuate="onLoad">
            <style:list-level-properties text:space-before="0.3cm" text:min-label-width="0.9cm" style:vertical-pos="middle" style:vertical-rel="line" fo:width="0.58cm" fo:height="0.58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6cm" text:min-label-width="0.8cm" style:vertical-pos="middle" style:vertical-rel="line" fo:width="0.38cm" fo:height="0.38cm"/>
          </text:list-level-style-image>
          <text:list-level-style-image text:level="3" xlink:href="Pictures/100002000000000A0000000AADB5EE9C.gif" xlink:type="simple" xlink:show="embed" xlink:actuate="onLoad">
            <style:list-level-properties text:space-before="3cm" text:min-label-width="0.6cm" style:vertical-pos="middle" style:vertical-rel="line" fo:width="0.282cm" fo:height="0.282cm"/>
          </text:list-level-style-image>
          <text:list-level-style-image text:level="4" xlink:href="Pictures/100002000000000C0000000CDA3C0BB5.gif" xlink:type="simple" xlink:show="embed" xlink:actuate="onLoad">
            <style:list-level-properties text:space-before="4.2cm" text:min-label-width="0.6cm" style:vertical-pos="middle" style:vertical-rel="line" fo:width="0.24cm" fo:height="0.24cm"/>
          </text:list-level-style-image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line-height="80%" text:enable-numbering="true" fo:text-indent="-0.89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Tahoma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DFBE81A4.gif" xlink:type="simple" xlink:show="embed" xlink:actuate="onLoad">
        <style:list-level-properties text:space-before="0.3cm" text:min-label-width="0.9cm" style:vertical-pos="middle" style:vertical-rel="line" fo:width="0.58cm" fo:height="0.58cm"/>
      </text:list-level-style-image>
      <text:list-level-style-image text:level="2" xlink:href="Pictures/100002000000000A0000000AD0B8BA86.gif" xlink:type="simple" xlink:show="embed" xlink:actuate="onLoad">
        <style:list-level-properties text:space-before="1.6cm" text:min-label-width="0.8cm" style:vertical-pos="middle" style:vertical-rel="line" fo:width="0.38cm" fo:height="0.38cm"/>
      </text:list-level-style-image>
      <text:list-level-style-image text:level="3" xlink:href="Pictures/100002000000000A0000000AADB5EE9C.gif" xlink:type="simple" xlink:show="embed" xlink:actuate="onLoad">
        <style:list-level-properties text:space-before="3cm" text:min-label-width="0.6cm" style:vertical-pos="middle" style:vertical-rel="line" fo:width="0.282cm" fo:height="0.282cm"/>
      </text:list-level-style-image>
      <text:list-level-style-image text:level="4" xlink:href="Pictures/100002000000000C0000000CDA3C0BB5.gif" xlink:type="simple" xlink:show="embed" xlink:actuate="onLoad">
        <style:list-level-properties text:space-before="4.2cm" text:min-label-width="0.6cm" style:vertical-pos="middle" style:vertical-rel="line" fo:width="0.24cm" fo:height="0.2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2</text:page-number></text:span></text:p>
        </draw:text-box>
      </draw:frame>
      <draw:page-thumbnail draw:layer="backgroundobjects" svg:width="5.586cm" svg:height="4.189cm" svg:x="2.794cm" svg:y="4.327cm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text:span text:style-name="T1"><presentation:footer/></text:span></text:p>
        </draw:text-box>
      </draw:frame>
      <draw:frame presentation:style-name="pr3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2</text:page-number></text:span></text:p>
        </draw:text-box>
      </draw:frame>
      <draw:frame draw:style-name="gr3" draw:layer="backgroundobjects" svg:width="0.502cm" svg:height="1.424cm" svg:x="15.832cm" svg:y="-0.635cm">
        <draw:text-box>
          <text:p text:style-name="P3"/>
        </draw:text-box>
      </draw:frame>
      <draw:frame draw:style-name="gr3" draw:layer="backgroundobjects" svg:width="0.502cm" svg:height="1.424cm" svg:x="0cm" svg:y="17.78cm">
        <draw:text-box>
          <text:p text:style-name="P3"/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4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0T22:03:27</meta:creation-date>
    <dc:creator>Gilles Mouchard</dc:creator>
    <dc:date>2006-11-15T14:14:42</dc:date>
    <meta:print-date>2006-10-11T13:59:17</meta:print-date>
    <dc:language>en-US</dc:language>
    <meta:editing-cycles>31</meta:editing-cycles>
    <meta:editing-duration>PT12H37M42S</meta:editing-duration>
    <meta:user-defined meta:name="Info 1"/>
    <meta:user-defined meta:name="Info 2"/>
    <meta:user-defined meta:name="Info 3"/>
    <meta:user-defined meta:name="Info 4"/>
    <meta:document-statistic meta:object-count="603"/>
  </office:meta>
</office:document-meta>
</file>